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1pt"/>
    </style:style>
    <style:style style:name="co2" style:family="table-column">
      <style:table-column-properties fo:break-before="auto" style:column-width="28.1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9.65pt"/>
    </style:style>
    <style:style style:name="co5" style:family="table-column">
      <style:table-column-properties fo:break-before="auto" style:column-width="25.94pt"/>
    </style:style>
    <style:style style:name="co6" style:family="table-column">
      <style:table-column-properties fo:break-before="auto" style:column-width="35.6pt"/>
    </style:style>
    <style:style style:name="co7" style:family="table-column">
      <style:table-column-properties fo:break-before="auto" style:column-width="34.84pt"/>
    </style:style>
    <style:style style:name="co8" style:family="table-column">
      <style:table-column-properties fo:break-before="auto" style:column-width="38.55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mparison" table:style-name="ta1">
        <table:shapes>
          <draw:frame draw:z-index="0" draw:style-name="gr1" draw:text-style-name="P1" svg:width="575.86pt" svg:height="254.58pt" svg:x="403.31pt" svg:y="497.91pt">
            <loext:p draw:notify-on-update-of-ranges="comparison.A2:comparison.A101 comparison.E1:comparison.E1 comparison.E2:comparison.E101 comparison.A2:comparison.A101 comparison.G1:comparison.G1 comparison.G2:comparison.G101 comparison.A2:comparison.A101 comparison.I1:comparison.I1 comparison.I2:comparison.I101 comparison.A2:comparison.A101 comparison.K1:comparison.K1 comparison.K2:comparison.K101 comparison.A2:comparison.A101 comparison.Q1:comparison.Q1 comparison.Q2:comparison.Q101 comparison.A2:comparison.A101 comparison.C1:comparison.C1 comparison.C2:comparison.C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hreshold</text:p>
          </table:table-cell>
          <table:table-cell/>
          <table:table-cell office:value-type="string" calcext:value-type="string">
            <text:p>real_status_1_RTU_2IED</text:p>
          </table:table-cell>
          <table:table-cell/>
          <table:table-cell office:value-type="string" calcext:value-type="string">
            <text:p>real_status_2RTUS_2IEDs</text:p>
          </table:table-cell>
          <table:table-cell/>
          <table:table-cell office:value-type="string" calcext:value-type="string">
            <text:p>real_status_2RTUS_3IEDs</text:p>
          </table:table-cell>
          <table:table-cell/>
          <table:table-cell office:value-type="string" calcext:value-type="string">
            <text:p>real_status3RTUS_3IEDs</text:p>
          </table:table-cell>
          <table:table-cell/>
          <table:table-cell office:value-type="string" calcext:value-type="string">
            <text:p>dso1</text:p>
          </table:table-cell>
          <table:table-cell office:value-type="string" calcext:value-type="string">
            <text:p>dso2</text:p>
          </table:table-cell>
          <table:table-cell office:value-type="string" calcext:value-type="string">
            <text:p>dso3</text:p>
          </table:table-cell>
          <table:table-cell office:value-type="string" calcext:value-type="string">
            <text:p>dso4</text:p>
          </table:table-cell>
          <table:table-cell office:value-type="string" calcext:value-type="string">
            <text:p>dso_overview</text:p>
          </table:table-cell>
        </table:table-row>
        <table:table-row table:style-name="ro1">
          <table:table-cell office:value-type="float" office:value="3.000009896" calcext:value-type="float">
            <text:p>3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5.5954742791" calcext:value-type="float">
            <text:p>35.5954742791</text:p>
          </table:table-cell>
          <table:table-cell/>
          <table:table-cell office:value-type="float" office:value="41.9442325121006" calcext:value-type="float">
            <text:p>41.9442325121</text:p>
          </table:table-cell>
          <table:table-cell/>
          <table:table-cell office:value-type="float" office:value="42.659274715513" calcext:value-type="float">
            <text:p>42.6592747155</text:p>
          </table:table-cell>
          <table:table-cell/>
          <table:table-cell office:value-type="float" office:value="42.253754252712" calcext:value-type="float">
            <text:p>42.2537542527</text:p>
          </table:table-cell>
          <table:table-cell/>
          <table:table-cell office:value-type="float" office:value="37.618037049996" calcext:value-type="float">
            <text:p>37.61803705</text:p>
          </table:table-cell>
          <table:table-cell office:value-type="float" office:value="41.944232720654" calcext:value-type="float">
            <text:p>41.9442327207</text:p>
          </table:table-cell>
          <table:table-cell office:value-type="float" office:value="42.659274447268" calcext:value-type="float">
            <text:p>42.6592744473</text:p>
          </table:table-cell>
          <table:table-cell office:value-type="float" office:value="42.253754459885" calcext:value-type="float">
            <text:p>42.2537544599</text:p>
          </table:table-cell>
          <table:table-cell table:formula="of:=AVERAGE([.M2:.P2])" office:value-type="float" office:value="41.1188246694508" calcext:value-type="float">
            <text:p>41.1188246695</text:p>
          </table:table-cell>
        </table:table-row>
        <table:table-row table:style-name="ro1">
          <table:table-cell office:value-type="float" office:value="6.000009896" calcext:value-type="float">
            <text:p>6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6.110494728" calcext:value-type="float">
            <text:p>36.110494728</text:p>
          </table:table-cell>
          <table:table-cell/>
          <table:table-cell office:value-type="float" office:value="35.6177086350104" calcext:value-type="float">
            <text:p>35.617708635</text:p>
          </table:table-cell>
          <table:table-cell/>
          <table:table-cell office:value-type="float" office:value="39.8773224036172" calcext:value-type="float">
            <text:p>39.8773224036</text:p>
          </table:table-cell>
          <table:table-cell/>
          <table:table-cell office:value-type="float" office:value="40.5955297522533" calcext:value-type="float">
            <text:p>40.5955297523</text:p>
          </table:table-cell>
          <table:table-cell/>
          <table:table-cell office:value-type="float" office:value="40.578595879314" calcext:value-type="float">
            <text:p>40.5785958793</text:p>
          </table:table-cell>
          <table:table-cell office:value-type="float" office:value="35.617708947723" calcext:value-type="float">
            <text:p>35.6177089477</text:p>
          </table:table-cell>
          <table:table-cell office:value-type="float" office:value="39.877322837821" calcext:value-type="float">
            <text:p>39.8773228378</text:p>
          </table:table-cell>
          <table:table-cell office:value-type="float" office:value="40.595530096039" calcext:value-type="float">
            <text:p>40.595530096</text:p>
          </table:table-cell>
          <table:table-cell table:formula="of:=AVERAGE([.M3:.P3])" office:value-type="float" office:value="39.1672894402242" calcext:value-type="float">
            <text:p>39.1672894402</text:p>
          </table:table-cell>
        </table:table-row>
        <table:table-row table:style-name="ro1">
          <table:table-cell office:value-type="float" office:value="9.000009896" calcext:value-type="float">
            <text:p>9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2.629025062" calcext:value-type="float">
            <text:p>42.629025062</text:p>
          </table:table-cell>
          <table:table-cell/>
          <table:table-cell office:value-type="float" office:value="44.81264022588" calcext:value-type="float">
            <text:p>44.8126402259</text:p>
          </table:table-cell>
          <table:table-cell/>
          <table:table-cell office:value-type="float" office:value="40.5951334909336" calcext:value-type="float">
            <text:p>40.5951334909</text:p>
          </table:table-cell>
          <table:table-cell/>
          <table:table-cell office:value-type="float" office:value="41.003404581902" calcext:value-type="float">
            <text:p>41.0034045819</text:p>
          </table:table-cell>
          <table:table-cell/>
          <table:table-cell office:value-type="float" office:value="38.644216161619" calcext:value-type="float">
            <text:p>38.6442161616</text:p>
          </table:table-cell>
          <table:table-cell office:value-type="float" office:value="44.812640180454" calcext:value-type="float">
            <text:p>44.8126401805</text:p>
          </table:table-cell>
          <table:table-cell office:value-type="float" office:value="40.595133406771" calcext:value-type="float">
            <text:p>40.5951334068</text:p>
          </table:table-cell>
          <table:table-cell office:value-type="float" office:value="41.003404191829" calcext:value-type="float">
            <text:p>41.0034041918</text:p>
          </table:table-cell>
          <table:table-cell table:formula="of:=AVERAGE([.M4:.P4])" office:value-type="float" office:value="41.2638484851682" calcext:value-type="float">
            <text:p>41.2638484852</text:p>
          </table:table-cell>
        </table:table-row>
        <table:table-row table:style-name="ro1">
          <table:table-cell office:value-type="float" office:value="12.000009896" calcext:value-type="float">
            <text:p>12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8.5318648009" calcext:value-type="float">
            <text:p>38.5318648009</text:p>
          </table:table-cell>
          <table:table-cell/>
          <table:table-cell office:value-type="float" office:value="39.084500300113" calcext:value-type="float">
            <text:p>39.0845003001</text:p>
          </table:table-cell>
          <table:table-cell/>
          <table:table-cell office:value-type="float" office:value="41.852377136891" calcext:value-type="float">
            <text:p>41.8523771369</text:p>
          </table:table-cell>
          <table:table-cell/>
          <table:table-cell office:value-type="float" office:value="39.6556569468199" calcext:value-type="float">
            <text:p>39.6556569468</text:p>
          </table:table-cell>
          <table:table-cell/>
          <table:table-cell office:value-type="float" office:value="41.811611513398" calcext:value-type="float">
            <text:p>41.8116115134</text:p>
          </table:table-cell>
          <table:table-cell office:value-type="float" office:value="39.084499979614" calcext:value-type="float">
            <text:p>39.0844999796</text:p>
          </table:table-cell>
          <table:table-cell office:value-type="float" office:value="41.852376978886" calcext:value-type="float">
            <text:p>41.8523769789</text:p>
          </table:table-cell>
          <table:table-cell office:value-type="float" office:value="39.655656945408" calcext:value-type="float">
            <text:p>39.6556569454</text:p>
          </table:table-cell>
          <table:table-cell table:formula="of:=AVERAGE([.M5:.P5])" office:value-type="float" office:value="40.6010363543265" calcext:value-type="float">
            <text:p>40.6010363543</text:p>
          </table:table-cell>
        </table:table-row>
        <table:table-row table:style-name="ro1">
          <table:table-cell office:value-type="float" office:value="15.000009896" calcext:value-type="float">
            <text:p>15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0.4804878929" calcext:value-type="float">
            <text:p>40.4804878929</text:p>
          </table:table-cell>
          <table:table-cell/>
          <table:table-cell office:value-type="float" office:value="35.736880437375" calcext:value-type="float">
            <text:p>35.7368804374</text:p>
          </table:table-cell>
          <table:table-cell/>
          <table:table-cell office:value-type="float" office:value="40.8810107341604" calcext:value-type="float">
            <text:p>40.8810107342</text:p>
          </table:table-cell>
          <table:table-cell/>
          <table:table-cell office:value-type="float" office:value="39.7802943573176" calcext:value-type="float">
            <text:p>39.7802943573</text:p>
          </table:table-cell>
          <table:table-cell/>
          <table:table-cell office:value-type="float" office:value="45.212210702593" calcext:value-type="float">
            <text:p>45.2122107026</text:p>
          </table:table-cell>
          <table:table-cell office:value-type="float" office:value="35.736879900922" calcext:value-type="float">
            <text:p>35.7368799009</text:p>
          </table:table-cell>
          <table:table-cell office:value-type="float" office:value="40.881011626462" calcext:value-type="float">
            <text:p>40.8810116265</text:p>
          </table:table-cell>
          <table:table-cell office:value-type="float" office:value="39.780294186903" calcext:value-type="float">
            <text:p>39.7802941869</text:p>
          </table:table-cell>
          <table:table-cell table:formula="of:=AVERAGE([.M6:.P6])" office:value-type="float" office:value="40.40259910422" calcext:value-type="float">
            <text:p>40.4025991042</text:p>
          </table:table-cell>
        </table:table-row>
        <table:table-row table:style-name="ro1">
          <table:table-cell office:value-type="float" office:value="18.000009896" calcext:value-type="float">
            <text:p>18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1.8571989229" calcext:value-type="float">
            <text:p>41.8571989229</text:p>
          </table:table-cell>
          <table:table-cell/>
          <table:table-cell office:value-type="float" office:value="38.2989343380091" calcext:value-type="float">
            <text:p>38.298934338</text:p>
          </table:table-cell>
          <table:table-cell/>
          <table:table-cell office:value-type="float" office:value="41.562352366507" calcext:value-type="float">
            <text:p>41.5623523665</text:p>
          </table:table-cell>
          <table:table-cell/>
          <table:table-cell office:value-type="float" office:value="40.9439175651654" calcext:value-type="float">
            <text:p>40.9439175652</text:p>
          </table:table-cell>
          <table:table-cell/>
          <table:table-cell office:value-type="float" office:value="42.907407480421" calcext:value-type="float">
            <text:p>42.9074074804</text:p>
          </table:table-cell>
          <table:table-cell office:value-type="float" office:value="38.298933949286" calcext:value-type="float">
            <text:p>38.2989339493</text:p>
          </table:table-cell>
          <table:table-cell office:value-type="float" office:value="41.562352401887" calcext:value-type="float">
            <text:p>41.5623524019</text:p>
          </table:table-cell>
          <table:table-cell office:value-type="float" office:value="40.943917656579" calcext:value-type="float">
            <text:p>40.9439176566</text:p>
          </table:table-cell>
          <table:table-cell table:formula="of:=AVERAGE([.M7:.P7])" office:value-type="float" office:value="40.9281528720433" calcext:value-type="float">
            <text:p>40.928152872</text:p>
          </table:table-cell>
        </table:table-row>
        <table:table-row table:style-name="ro1">
          <table:table-cell office:value-type="float" office:value="21.000009896" calcext:value-type="float">
            <text:p>21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7.5231387415" calcext:value-type="float">
            <text:p>37.5231387415</text:p>
          </table:table-cell>
          <table:table-cell/>
          <table:table-cell office:value-type="float" office:value="37.422231623327" calcext:value-type="float">
            <text:p>37.4222316233</text:p>
          </table:table-cell>
          <table:table-cell/>
          <table:table-cell office:value-type="float" office:value="34.354980879635" calcext:value-type="float">
            <text:p>34.3549808796</text:p>
          </table:table-cell>
          <table:table-cell/>
          <table:table-cell office:value-type="float" office:value="38.2492019881217" calcext:value-type="float">
            <text:p>38.2492019881</text:p>
          </table:table-cell>
          <table:table-cell/>
          <table:table-cell office:value-type="float" office:value="41.738086937052" calcext:value-type="float">
            <text:p>41.7380869371</text:p>
          </table:table-cell>
          <table:table-cell office:value-type="float" office:value="37.422231860157" calcext:value-type="float">
            <text:p>37.4222318602</text:p>
          </table:table-cell>
          <table:table-cell office:value-type="float" office:value="34.354980812394" calcext:value-type="float">
            <text:p>34.3549808124</text:p>
          </table:table-cell>
          <table:table-cell office:value-type="float" office:value="38.249202385007" calcext:value-type="float">
            <text:p>38.249202385</text:p>
          </table:table-cell>
          <table:table-cell table:formula="of:=AVERAGE([.M8:.P8])" office:value-type="float" office:value="37.9411254986525" calcext:value-type="float">
            <text:p>37.9411254987</text:p>
          </table:table-cell>
        </table:table-row>
        <table:table-row table:style-name="ro1">
          <table:table-cell office:value-type="float" office:value="24.000009896" calcext:value-type="float">
            <text:p>24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8.1081774451" calcext:value-type="float">
            <text:p>38.1081774451</text:p>
          </table:table-cell>
          <table:table-cell/>
          <table:table-cell office:value-type="float" office:value="36.9025509648371" calcext:value-type="float">
            <text:p>36.9025509648</text:p>
          </table:table-cell>
          <table:table-cell/>
          <table:table-cell office:value-type="float" office:value="42.603700157678" calcext:value-type="float">
            <text:p>42.6037001577</text:p>
          </table:table-cell>
          <table:table-cell/>
          <table:table-cell office:value-type="float" office:value="40.3896138539938" calcext:value-type="float">
            <text:p>40.389613854</text:p>
          </table:table-cell>
          <table:table-cell/>
          <table:table-cell office:value-type="float" office:value="39.612422548241" calcext:value-type="float">
            <text:p>39.6124225482</text:p>
          </table:table-cell>
          <table:table-cell office:value-type="float" office:value="36.902551013636" calcext:value-type="float">
            <text:p>36.9025510136</text:p>
          </table:table-cell>
          <table:table-cell office:value-type="float" office:value="42.603700546204" calcext:value-type="float">
            <text:p>42.6037005462</text:p>
          </table:table-cell>
          <table:table-cell office:value-type="float" office:value="40.389614010397" calcext:value-type="float">
            <text:p>40.3896140104</text:p>
          </table:table-cell>
          <table:table-cell table:formula="of:=AVERAGE([.M9:.P9])" office:value-type="float" office:value="39.8770720296195" calcext:value-type="float">
            <text:p>39.8770720296</text:p>
          </table:table-cell>
        </table:table-row>
        <table:table-row table:style-name="ro1">
          <table:table-cell office:value-type="float" office:value="27.000009896" calcext:value-type="float">
            <text:p>27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8.0690071463" calcext:value-type="float">
            <text:p>38.0690071463</text:p>
          </table:table-cell>
          <table:table-cell/>
          <table:table-cell office:value-type="float" office:value="37.0808105630573" calcext:value-type="float">
            <text:p>37.0808105631</text:p>
          </table:table-cell>
          <table:table-cell/>
          <table:table-cell office:value-type="float" office:value="37.5187872257221" calcext:value-type="float">
            <text:p>37.5187872257</text:p>
          </table:table-cell>
          <table:table-cell/>
          <table:table-cell office:value-type="float" office:value="37.5687742183864" calcext:value-type="float">
            <text:p>37.5687742184</text:p>
          </table:table-cell>
          <table:table-cell/>
          <table:table-cell office:value-type="float" office:value="39.152340503361" calcext:value-type="float">
            <text:p>39.1523405034</text:p>
          </table:table-cell>
          <table:table-cell office:value-type="float" office:value="37.080810479595" calcext:value-type="float">
            <text:p>37.0808104796</text:p>
          </table:table-cell>
          <table:table-cell office:value-type="float" office:value="37.5187870496" calcext:value-type="float">
            <text:p>37.5187870496</text:p>
          </table:table-cell>
          <table:table-cell office:value-type="float" office:value="37.568774067054" calcext:value-type="float">
            <text:p>37.5687740671</text:p>
          </table:table-cell>
          <table:table-cell table:formula="of:=AVERAGE([.M10:.P10])" office:value-type="float" office:value="37.8301780249025" calcext:value-type="float">
            <text:p>37.8301780249</text:p>
          </table:table-cell>
        </table:table-row>
        <table:table-row table:style-name="ro1">
          <table:table-cell office:value-type="float" office:value="30.000009896" calcext:value-type="float">
            <text:p>30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1.0556170823" calcext:value-type="float">
            <text:p>41.0556170823</text:p>
          </table:table-cell>
          <table:table-cell/>
          <table:table-cell office:value-type="float" office:value="37.3240035813936" calcext:value-type="float">
            <text:p>37.3240035814</text:p>
          </table:table-cell>
          <table:table-cell/>
          <table:table-cell office:value-type="float" office:value="35.7714890534233" calcext:value-type="float">
            <text:p>35.7714890534</text:p>
          </table:table-cell>
          <table:table-cell/>
          <table:table-cell office:value-type="float" office:value="34.9380490089566" calcext:value-type="float">
            <text:p>34.938049009</text:p>
          </table:table-cell>
          <table:table-cell/>
          <table:table-cell office:value-type="float" office:value="40.616167467979" calcext:value-type="float">
            <text:p>40.616167468</text:p>
          </table:table-cell>
          <table:table-cell office:value-type="float" office:value="37.324004239531" calcext:value-type="float">
            <text:p>37.3240042395</text:p>
          </table:table-cell>
          <table:table-cell office:value-type="float" office:value="35.771488637909" calcext:value-type="float">
            <text:p>35.7714886379</text:p>
          </table:table-cell>
          <table:table-cell office:value-type="float" office:value="34.938048993147" calcext:value-type="float">
            <text:p>34.9380489931</text:p>
          </table:table-cell>
          <table:table-cell table:formula="of:=AVERAGE([.M11:.P11])" office:value-type="float" office:value="37.1624273346415" calcext:value-type="float">
            <text:p>37.1624273346</text:p>
          </table:table-cell>
        </table:table-row>
        <table:table-row table:style-name="ro1">
          <table:table-cell office:value-type="float" office:value="33.000009896" calcext:value-type="float">
            <text:p>33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6.8750585073" calcext:value-type="float">
            <text:p>36.8750585073</text:p>
          </table:table-cell>
          <table:table-cell/>
          <table:table-cell office:value-type="float" office:value="43.527279616139" calcext:value-type="float">
            <text:p>43.5272796161</text:p>
          </table:table-cell>
          <table:table-cell/>
          <table:table-cell office:value-type="float" office:value="41.431967252674" calcext:value-type="float">
            <text:p>41.4319672527</text:p>
          </table:table-cell>
          <table:table-cell/>
          <table:table-cell office:value-type="float" office:value="37.3334546450821" calcext:value-type="float">
            <text:p>37.3334546451</text:p>
          </table:table-cell>
          <table:table-cell/>
          <table:table-cell office:value-type="float" office:value="38.671583745973" calcext:value-type="float">
            <text:p>38.671583746</text:p>
          </table:table-cell>
          <table:table-cell office:value-type="float" office:value="43.52727942673" calcext:value-type="float">
            <text:p>43.5272794267</text:p>
          </table:table-cell>
          <table:table-cell office:value-type="float" office:value="41.431966922688" calcext:value-type="float">
            <text:p>41.4319669227</text:p>
          </table:table-cell>
          <table:table-cell office:value-type="float" office:value="37.333454565218" calcext:value-type="float">
            <text:p>37.3334545652</text:p>
          </table:table-cell>
          <table:table-cell table:formula="of:=AVERAGE([.M12:.P12])" office:value-type="float" office:value="40.2410711651523" calcext:value-type="float">
            <text:p>40.2410711652</text:p>
          </table:table-cell>
        </table:table-row>
        <table:table-row table:style-name="ro1">
          <table:table-cell office:value-type="float" office:value="36.000009896" calcext:value-type="float">
            <text:p>36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0.0984992355" calcext:value-type="float">
            <text:p>40.0984992355</text:p>
          </table:table-cell>
          <table:table-cell/>
          <table:table-cell office:value-type="float" office:value="41.0649419582289" calcext:value-type="float">
            <text:p>41.0649419582</text:p>
          </table:table-cell>
          <table:table-cell/>
          <table:table-cell office:value-type="float" office:value="34.3861172618377" calcext:value-type="float">
            <text:p>34.3861172618</text:p>
          </table:table-cell>
          <table:table-cell/>
          <table:table-cell office:value-type="float" office:value="38.9886337954512" calcext:value-type="float">
            <text:p>38.9886337955</text:p>
          </table:table-cell>
          <table:table-cell/>
          <table:table-cell office:value-type="float" office:value="36.220899718213" calcext:value-type="float">
            <text:p>36.2208997182</text:p>
          </table:table-cell>
          <table:table-cell office:value-type="float" office:value="41.064942088446" calcext:value-type="float">
            <text:p>41.0649420884</text:p>
          </table:table-cell>
          <table:table-cell office:value-type="float" office:value="34.386116880122" calcext:value-type="float">
            <text:p>34.3861168801</text:p>
          </table:table-cell>
          <table:table-cell office:value-type="float" office:value="38.988634126952" calcext:value-type="float">
            <text:p>38.988634127</text:p>
          </table:table-cell>
          <table:table-cell table:formula="of:=AVERAGE([.M13:.P13])" office:value-type="float" office:value="37.6651482034332" calcext:value-type="float">
            <text:p>37.6651482034</text:p>
          </table:table-cell>
        </table:table-row>
        <table:table-row table:style-name="ro1">
          <table:table-cell office:value-type="float" office:value="39.000009896" calcext:value-type="float">
            <text:p>39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1.3526366412" calcext:value-type="float">
            <text:p>41.3526366412</text:p>
          </table:table-cell>
          <table:table-cell/>
          <table:table-cell office:value-type="float" office:value="42.8622788017297" calcext:value-type="float">
            <text:p>42.8622788017</text:p>
          </table:table-cell>
          <table:table-cell/>
          <table:table-cell office:value-type="float" office:value="45.189186271615" calcext:value-type="float">
            <text:p>45.1891862716</text:p>
          </table:table-cell>
          <table:table-cell/>
          <table:table-cell office:value-type="float" office:value="39.9702864604526" calcext:value-type="float">
            <text:p>39.9702864605</text:p>
          </table:table-cell>
          <table:table-cell/>
          <table:table-cell office:value-type="float" office:value="37.53401358887" calcext:value-type="float">
            <text:p>37.5340135889</text:p>
          </table:table-cell>
          <table:table-cell office:value-type="float" office:value="42.862278967639" calcext:value-type="float">
            <text:p>42.8622789676</text:p>
          </table:table-cell>
          <table:table-cell office:value-type="float" office:value="45.189186770441" calcext:value-type="float">
            <text:p>45.1891867704</text:p>
          </table:table-cell>
          <table:table-cell office:value-type="float" office:value="39.970286841032" calcext:value-type="float">
            <text:p>39.970286841</text:p>
          </table:table-cell>
          <table:table-cell table:formula="of:=AVERAGE([.M14:.P14])" office:value-type="float" office:value="41.3889415419955" calcext:value-type="float">
            <text:p>41.388941542</text:p>
          </table:table-cell>
        </table:table-row>
        <table:table-row table:style-name="ro1">
          <table:table-cell office:value-type="float" office:value="42.000009896" calcext:value-type="float">
            <text:p>42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8.8961571215" calcext:value-type="float">
            <text:p>38.8961571215</text:p>
          </table:table-cell>
          <table:table-cell/>
          <table:table-cell office:value-type="float" office:value="41.0109595988118" calcext:value-type="float">
            <text:p>41.0109595988</text:p>
          </table:table-cell>
          <table:table-cell/>
          <table:table-cell office:value-type="float" office:value="41.408417224087" calcext:value-type="float">
            <text:p>41.4084172241</text:p>
          </table:table-cell>
          <table:table-cell/>
          <table:table-cell office:value-type="float" office:value="42.730697514163" calcext:value-type="float">
            <text:p>42.7306975142</text:p>
          </table:table-cell>
          <table:table-cell/>
          <table:table-cell office:value-type="float" office:value="36.206986265399" calcext:value-type="float">
            <text:p>36.2069862654</text:p>
          </table:table-cell>
          <table:table-cell office:value-type="float" office:value="41.010959096831" calcext:value-type="float">
            <text:p>41.0109590968</text:p>
          </table:table-cell>
          <table:table-cell office:value-type="float" office:value="41.408417865897" calcext:value-type="float">
            <text:p>41.4084178659</text:p>
          </table:table-cell>
          <table:table-cell office:value-type="float" office:value="42.730697038749" calcext:value-type="float">
            <text:p>42.7306970387</text:p>
          </table:table-cell>
          <table:table-cell table:formula="of:=AVERAGE([.M15:.P15])" office:value-type="float" office:value="40.339265066719" calcext:value-type="float">
            <text:p>40.3392650667</text:p>
          </table:table-cell>
        </table:table-row>
        <table:table-row table:style-name="ro1">
          <table:table-cell office:value-type="float" office:value="45.000009896" calcext:value-type="float">
            <text:p>45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2.2390611355" calcext:value-type="float">
            <text:p>42.2390611355</text:p>
          </table:table-cell>
          <table:table-cell/>
          <table:table-cell office:value-type="float" office:value="38.5255876070633" calcext:value-type="float">
            <text:p>38.5255876071</text:p>
          </table:table-cell>
          <table:table-cell/>
          <table:table-cell office:value-type="float" office:value="38.8196441117434" calcext:value-type="float">
            <text:p>38.8196441117</text:p>
          </table:table-cell>
          <table:table-cell/>
          <table:table-cell office:value-type="float" office:value="42.389336697755" calcext:value-type="float">
            <text:p>42.3893366978</text:p>
          </table:table-cell>
          <table:table-cell/>
          <table:table-cell office:value-type="float" office:value="39.189462648098" calcext:value-type="float">
            <text:p>39.1894626481</text:p>
          </table:table-cell>
          <table:table-cell office:value-type="float" office:value="38.52558666379" calcext:value-type="float">
            <text:p>38.5255866638</text:p>
          </table:table-cell>
          <table:table-cell office:value-type="float" office:value="38.819643218963" calcext:value-type="float">
            <text:p>38.819643219</text:p>
          </table:table-cell>
          <table:table-cell office:value-type="float" office:value="42.38933678888" calcext:value-type="float">
            <text:p>42.3893367889</text:p>
          </table:table-cell>
          <table:table-cell table:formula="of:=AVERAGE([.M16:.P16])" office:value-type="float" office:value="39.7310073299327" calcext:value-type="float">
            <text:p>39.7310073299</text:p>
          </table:table-cell>
        </table:table-row>
        <table:table-row table:style-name="ro1">
          <table:table-cell office:value-type="float" office:value="48.000009896" calcext:value-type="float">
            <text:p>48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1.2683400242" calcext:value-type="float">
            <text:p>41.2683400242</text:p>
          </table:table-cell>
          <table:table-cell/>
          <table:table-cell office:value-type="float" office:value="38.6623618049289" calcext:value-type="float">
            <text:p>38.6623618049</text:p>
          </table:table-cell>
          <table:table-cell/>
          <table:table-cell office:value-type="float" office:value="40.770788125043" calcext:value-type="float">
            <text:p>40.770788125</text:p>
          </table:table-cell>
          <table:table-cell/>
          <table:table-cell office:value-type="float" office:value="40.6527448140063" calcext:value-type="float">
            <text:p>40.652744814</text:p>
          </table:table-cell>
          <table:table-cell/>
          <table:table-cell office:value-type="float" office:value="43.956814997831" calcext:value-type="float">
            <text:p>43.9568149978</text:p>
          </table:table-cell>
          <table:table-cell office:value-type="float" office:value="38.662361289099" calcext:value-type="float">
            <text:p>38.6623612891</text:p>
          </table:table-cell>
          <table:table-cell office:value-type="float" office:value="40.770788408179" calcext:value-type="float">
            <text:p>40.7707884082</text:p>
          </table:table-cell>
          <table:table-cell office:value-type="float" office:value="40.652745038059" calcext:value-type="float">
            <text:p>40.6527450381</text:p>
          </table:table-cell>
          <table:table-cell table:formula="of:=AVERAGE([.M17:.P17])" office:value-type="float" office:value="41.010677433292" calcext:value-type="float">
            <text:p>41.0106774333</text:p>
          </table:table-cell>
        </table:table-row>
        <table:table-row table:style-name="ro1">
          <table:table-cell office:value-type="float" office:value="51.000009896" calcext:value-type="float">
            <text:p>51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8.8715212061" calcext:value-type="float">
            <text:p>38.8715212061</text:p>
          </table:table-cell>
          <table:table-cell/>
          <table:table-cell office:value-type="float" office:value="38.336961618139" calcext:value-type="float">
            <text:p>38.3369616181</text:p>
          </table:table-cell>
          <table:table-cell/>
          <table:table-cell office:value-type="float" office:value="39.675796214409" calcext:value-type="float">
            <text:p>39.6757962144</text:p>
          </table:table-cell>
          <table:table-cell/>
          <table:table-cell office:value-type="float" office:value="38.1604143597662" calcext:value-type="float">
            <text:p>38.1604143598</text:p>
          </table:table-cell>
          <table:table-cell/>
          <table:table-cell office:value-type="float" office:value="35.676300687038" calcext:value-type="float">
            <text:p>35.676300687</text:p>
          </table:table-cell>
          <table:table-cell office:value-type="float" office:value="38.336961462378" calcext:value-type="float">
            <text:p>38.3369614624</text:p>
          </table:table-cell>
          <table:table-cell office:value-type="float" office:value="39.675796843367" calcext:value-type="float">
            <text:p>39.6757968434</text:p>
          </table:table-cell>
          <table:table-cell office:value-type="float" office:value="38.160414775838" calcext:value-type="float">
            <text:p>38.1604147758</text:p>
          </table:table-cell>
          <table:table-cell table:formula="of:=AVERAGE([.M18:.P18])" office:value-type="float" office:value="37.9623684421553" calcext:value-type="float">
            <text:p>37.9623684422</text:p>
          </table:table-cell>
        </table:table-row>
        <table:table-row table:style-name="ro1">
          <table:table-cell office:value-type="float" office:value="54.000009896" calcext:value-type="float">
            <text:p>54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1.2356012744" calcext:value-type="float">
            <text:p>41.2356012744</text:p>
          </table:table-cell>
          <table:table-cell/>
          <table:table-cell office:value-type="float" office:value="40.781925922034" calcext:value-type="float">
            <text:p>40.781925922</text:p>
          </table:table-cell>
          <table:table-cell/>
          <table:table-cell office:value-type="float" office:value="40.1885841446495" calcext:value-type="float">
            <text:p>40.1885841446</text:p>
          </table:table-cell>
          <table:table-cell/>
          <table:table-cell office:value-type="float" office:value="37.2870376033211" calcext:value-type="float">
            <text:p>37.2870376033</text:p>
          </table:table-cell>
          <table:table-cell/>
          <table:table-cell office:value-type="float" office:value="35.605918733282" calcext:value-type="float">
            <text:p>35.6059187333</text:p>
          </table:table-cell>
          <table:table-cell office:value-type="float" office:value="40.781926565386" calcext:value-type="float">
            <text:p>40.7819265654</text:p>
          </table:table-cell>
          <table:table-cell office:value-type="float" office:value="40.188584519181" calcext:value-type="float">
            <text:p>40.1885845192</text:p>
          </table:table-cell>
          <table:table-cell office:value-type="float" office:value="37.287037498442" calcext:value-type="float">
            <text:p>37.2870374984</text:p>
          </table:table-cell>
          <table:table-cell table:formula="of:=AVERAGE([.M19:.P19])" office:value-type="float" office:value="38.4658668290727" calcext:value-type="float">
            <text:p>38.4658668291</text:p>
          </table:table-cell>
        </table:table-row>
        <table:table-row table:style-name="ro1">
          <table:table-cell office:value-type="float" office:value="57.000009896" calcext:value-type="float">
            <text:p>57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2.6444831603" calcext:value-type="float">
            <text:p>42.6444831603</text:p>
          </table:table-cell>
          <table:table-cell/>
          <table:table-cell office:value-type="float" office:value="41.225421374014" calcext:value-type="float">
            <text:p>41.225421374</text:p>
          </table:table-cell>
          <table:table-cell/>
          <table:table-cell office:value-type="float" office:value="40.573801865067" calcext:value-type="float">
            <text:p>40.5738018651</text:p>
          </table:table-cell>
          <table:table-cell/>
          <table:table-cell office:value-type="float" office:value="40.808210541161" calcext:value-type="float">
            <text:p>40.8082105412</text:p>
          </table:table-cell>
          <table:table-cell/>
          <table:table-cell office:value-type="float" office:value="33.618715567069" calcext:value-type="float">
            <text:p>33.6187155671</text:p>
          </table:table-cell>
          <table:table-cell office:value-type="float" office:value="41.225421576535" calcext:value-type="float">
            <text:p>41.2254215765</text:p>
          </table:table-cell>
          <table:table-cell office:value-type="float" office:value="40.573802454555" calcext:value-type="float">
            <text:p>40.5738024546</text:p>
          </table:table-cell>
          <table:table-cell office:value-type="float" office:value="40.808210740006" calcext:value-type="float">
            <text:p>40.80821074</text:p>
          </table:table-cell>
          <table:table-cell table:formula="of:=AVERAGE([.M20:.P20])" office:value-type="float" office:value="39.0565375845412" calcext:value-type="float">
            <text:p>39.0565375845</text:p>
          </table:table-cell>
        </table:table-row>
        <table:table-row table:style-name="ro1">
          <table:table-cell office:value-type="float" office:value="60.000009896" calcext:value-type="float">
            <text:p>60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8.9187708073" calcext:value-type="float">
            <text:p>58.9187708073</text:p>
          </table:table-cell>
          <table:table-cell/>
          <table:table-cell office:value-type="float" office:value="94.825691516494" calcext:value-type="float">
            <text:p>94.8256915165</text:p>
          </table:table-cell>
          <table:table-cell/>
          <table:table-cell office:value-type="float" office:value="130.636067715932" calcext:value-type="float">
            <text:p>130.6360677159</text:p>
          </table:table-cell>
          <table:table-cell/>
          <table:table-cell office:value-type="float" office:value="174.091061448767" calcext:value-type="float">
            <text:p>174.0910614488</text:p>
          </table:table-cell>
          <table:table-cell/>
          <table:table-cell office:value-type="float" office:value="38.847472151372" calcext:value-type="float">
            <text:p>38.8474721514</text:p>
          </table:table-cell>
          <table:table-cell office:value-type="float" office:value="39.204364298238" calcext:value-type="float">
            <text:p>39.2043642982</text:p>
          </table:table-cell>
          <table:table-cell office:value-type="float" office:value="40.518471154912" calcext:value-type="float">
            <text:p>40.5184711549</text:p>
          </table:table-cell>
          <table:table-cell office:value-type="float" office:value="40.800632799333" calcext:value-type="float">
            <text:p>40.8006327993</text:p>
          </table:table-cell>
          <table:table-cell table:formula="of:=AVERAGE([.M21:.P21])" office:value-type="float" office:value="39.8427351009637" calcext:value-type="float">
            <text:p>39.842735101</text:p>
          </table:table-cell>
        </table:table-row>
        <table:table-row table:style-name="ro1">
          <table:table-cell office:value-type="float" office:value="63.000009896" calcext:value-type="float">
            <text:p>63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9.0397739897" calcext:value-type="float">
            <text:p>59.0397739897</text:p>
          </table:table-cell>
          <table:table-cell/>
          <table:table-cell office:value-type="float" office:value="101.011642525127" calcext:value-type="float">
            <text:p>101.0116425251</text:p>
          </table:table-cell>
          <table:table-cell/>
          <table:table-cell office:value-type="float" office:value="128.571767792518" calcext:value-type="float">
            <text:p>128.5717677925</text:p>
          </table:table-cell>
          <table:table-cell/>
          <table:table-cell office:value-type="float" office:value="176.775621311521" calcext:value-type="float">
            <text:p>176.7756213115</text:p>
          </table:table-cell>
          <table:table-cell/>
          <table:table-cell office:value-type="float" office:value="37.357711925038" calcext:value-type="float">
            <text:p>37.357711925</text:p>
          </table:table-cell>
          <table:table-cell office:value-type="float" office:value="43.734107747651" calcext:value-type="float">
            <text:p>43.7341077477</text:p>
          </table:table-cell>
          <table:table-cell office:value-type="float" office:value="40.081098941003" calcext:value-type="float">
            <text:p>40.081098941</text:p>
          </table:table-cell>
          <table:table-cell office:value-type="float" office:value="39.746129739983" calcext:value-type="float">
            <text:p>39.74612974</text:p>
          </table:table-cell>
          <table:table-cell table:formula="of:=AVERAGE([.M22:.P22])" office:value-type="float" office:value="40.2297620884187" calcext:value-type="float">
            <text:p>40.2297620884</text:p>
          </table:table-cell>
        </table:table-row>
        <table:table-row table:style-name="ro1">
          <table:table-cell office:value-type="float" office:value="66.000009896" calcext:value-type="float">
            <text:p>66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6.6126595374" calcext:value-type="float">
            <text:p>56.6126595374</text:p>
          </table:table-cell>
          <table:table-cell/>
          <table:table-cell office:value-type="float" office:value="100.512367480962" calcext:value-type="float">
            <text:p>100.512367481</text:p>
          </table:table-cell>
          <table:table-cell/>
          <table:table-cell office:value-type="float" office:value="128.908884806489" calcext:value-type="float">
            <text:p>128.9088848065</text:p>
          </table:table-cell>
          <table:table-cell/>
          <table:table-cell office:value-type="float" office:value="174.256107334055" calcext:value-type="float">
            <text:p>174.2561073341</text:p>
          </table:table-cell>
          <table:table-cell/>
          <table:table-cell office:value-type="float" office:value="44.23278746867" calcext:value-type="float">
            <text:p>44.2327874687</text:p>
          </table:table-cell>
          <table:table-cell office:value-type="float" office:value="41.263367808442" calcext:value-type="float">
            <text:p>41.2633678084</text:p>
          </table:table-cell>
          <table:table-cell office:value-type="float" office:value="41.5246717219" calcext:value-type="float">
            <text:p>41.5246717219</text:p>
          </table:table-cell>
          <table:table-cell office:value-type="float" office:value="40.585193130437" calcext:value-type="float">
            <text:p>40.5851931304</text:p>
          </table:table-cell>
          <table:table-cell table:formula="of:=AVERAGE([.M23:.P23])" office:value-type="float" office:value="41.9015050323623" calcext:value-type="float">
            <text:p>41.9015050324</text:p>
          </table:table-cell>
        </table:table-row>
        <table:table-row table:style-name="ro1">
          <table:table-cell office:value-type="float" office:value="69.000009896" calcext:value-type="float">
            <text:p>69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3.2949950836" calcext:value-type="float">
            <text:p>63.2949950836</text:p>
          </table:table-cell>
          <table:table-cell/>
          <table:table-cell office:value-type="float" office:value="102.121634478967" calcext:value-type="float">
            <text:p>102.121634479</text:p>
          </table:table-cell>
          <table:table-cell/>
          <table:table-cell office:value-type="float" office:value="142.271900731675" calcext:value-type="float">
            <text:p>142.2719007317</text:p>
          </table:table-cell>
          <table:table-cell/>
          <table:table-cell office:value-type="float" office:value="186.840232453842" calcext:value-type="float">
            <text:p>186.8402324538</text:p>
          </table:table-cell>
          <table:table-cell/>
          <table:table-cell office:value-type="float" office:value="39.640049155429" calcext:value-type="float">
            <text:p>39.6400491554</text:p>
          </table:table-cell>
          <table:table-cell office:value-type="float" office:value="38.899505458417" calcext:value-type="float">
            <text:p>38.8995054584</text:p>
          </table:table-cell>
          <table:table-cell office:value-type="float" office:value="43.133916470075" calcext:value-type="float">
            <text:p>43.1339164701</text:p>
          </table:table-cell>
          <table:table-cell office:value-type="float" office:value="41.888632813854" calcext:value-type="float">
            <text:p>41.8886328139</text:p>
          </table:table-cell>
          <table:table-cell table:formula="of:=AVERAGE([.M24:.P24])" office:value-type="float" office:value="40.8905259744437" calcext:value-type="float">
            <text:p>40.8905259744</text:p>
          </table:table-cell>
        </table:table-row>
        <table:table-row table:style-name="ro1">
          <table:table-cell office:value-type="float" office:value="72.000009896" calcext:value-type="float">
            <text:p>72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6.2297204113" calcext:value-type="float">
            <text:p>56.2297204113</text:p>
          </table:table-cell>
          <table:table-cell/>
          <table:table-cell office:value-type="float" office:value="99.234912366245" calcext:value-type="float">
            <text:p>99.2349123662</text:p>
          </table:table-cell>
          <table:table-cell/>
          <table:table-cell office:value-type="float" office:value="140.103114745904" calcext:value-type="float">
            <text:p>140.1031147459</text:p>
          </table:table-cell>
          <table:table-cell/>
          <table:table-cell office:value-type="float" office:value="171.762820100724" calcext:value-type="float">
            <text:p>171.7628201007</text:p>
          </table:table-cell>
          <table:table-cell/>
          <table:table-cell office:value-type="float" office:value="39.743187894871" calcext:value-type="float">
            <text:p>39.7431878949</text:p>
          </table:table-cell>
          <table:table-cell office:value-type="float" office:value="40.826653024749" calcext:value-type="float">
            <text:p>40.8266530247</text:p>
          </table:table-cell>
          <table:table-cell office:value-type="float" office:value="43.334414696408" calcext:value-type="float">
            <text:p>43.3344146964</text:p>
          </table:table-cell>
          <table:table-cell office:value-type="float" office:value="37.867837974137" calcext:value-type="float">
            <text:p>37.8678379741</text:p>
          </table:table-cell>
          <table:table-cell table:formula="of:=AVERAGE([.M25:.P25])" office:value-type="float" office:value="40.4430233975412" calcext:value-type="float">
            <text:p>40.4430233975</text:p>
          </table:table-cell>
        </table:table-row>
        <table:table-row table:style-name="ro1">
          <table:table-cell office:value-type="float" office:value="75.000009896" calcext:value-type="float">
            <text:p>75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8.5610172642" calcext:value-type="float">
            <text:p>58.5610172642</text:p>
          </table:table-cell>
          <table:table-cell/>
          <table:table-cell office:value-type="float" office:value="97.066429439566" calcext:value-type="float">
            <text:p>97.0664294396</text:p>
          </table:table-cell>
          <table:table-cell/>
          <table:table-cell office:value-type="float" office:value="137.888083918284" calcext:value-type="float">
            <text:p>137.8880839183</text:p>
          </table:table-cell>
          <table:table-cell/>
          <table:table-cell office:value-type="float" office:value="181.207240076551" calcext:value-type="float">
            <text:p>181.2072400766</text:p>
          </table:table-cell>
          <table:table-cell/>
          <table:table-cell office:value-type="float" office:value="38.804928312309" calcext:value-type="float">
            <text:p>38.8049283123</text:p>
          </table:table-cell>
          <table:table-cell office:value-type="float" office:value="40.220221639016" calcext:value-type="float">
            <text:p>40.220221639</text:p>
          </table:table-cell>
          <table:table-cell office:value-type="float" office:value="40.502497248508" calcext:value-type="float">
            <text:p>40.5024972485</text:p>
          </table:table-cell>
          <table:table-cell office:value-type="float" office:value="39.671692597923" calcext:value-type="float">
            <text:p>39.6716925979</text:p>
          </table:table-cell>
          <table:table-cell table:formula="of:=AVERAGE([.M26:.P26])" office:value-type="float" office:value="39.799834949439" calcext:value-type="float">
            <text:p>39.7998349494</text:p>
          </table:table-cell>
        </table:table-row>
        <table:table-row table:style-name="ro1">
          <table:table-cell office:value-type="float" office:value="78.000009896" calcext:value-type="float">
            <text:p>78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3.6699994264" calcext:value-type="float">
            <text:p>63.6699994264</text:p>
          </table:table-cell>
          <table:table-cell/>
          <table:table-cell office:value-type="float" office:value="106.346403870442" calcext:value-type="float">
            <text:p>106.3464038704</text:p>
          </table:table-cell>
          <table:table-cell/>
          <table:table-cell office:value-type="float" office:value="137.844595769011" calcext:value-type="float">
            <text:p>137.844595769</text:p>
          </table:table-cell>
          <table:table-cell/>
          <table:table-cell office:value-type="float" office:value="176.565501897978" calcext:value-type="float">
            <text:p>176.565501898</text:p>
          </table:table-cell>
          <table:table-cell/>
          <table:table-cell office:value-type="float" office:value="40.193703037402" calcext:value-type="float">
            <text:p>40.1937030374</text:p>
          </table:table-cell>
          <table:table-cell office:value-type="float" office:value="41.455287698775" calcext:value-type="float">
            <text:p>41.4552876988</text:p>
          </table:table-cell>
          <table:table-cell office:value-type="float" office:value="41.673760902857" calcext:value-type="float">
            <text:p>41.6737609029</text:p>
          </table:table-cell>
          <table:table-cell office:value-type="float" office:value="43.899305337751" calcext:value-type="float">
            <text:p>43.8993053378</text:p>
          </table:table-cell>
          <table:table-cell table:formula="of:=AVERAGE([.M27:.P27])" office:value-type="float" office:value="41.8055142441963" calcext:value-type="float">
            <text:p>41.8055142442</text:p>
          </table:table-cell>
        </table:table-row>
        <table:table-row table:style-name="ro1">
          <table:table-cell office:value-type="float" office:value="81.000009896" calcext:value-type="float">
            <text:p>81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8.6262470672" calcext:value-type="float">
            <text:p>58.6262470672</text:p>
          </table:table-cell>
          <table:table-cell/>
          <table:table-cell office:value-type="float" office:value="94.191494667483" calcext:value-type="float">
            <text:p>94.1914946675</text:p>
          </table:table-cell>
          <table:table-cell/>
          <table:table-cell office:value-type="float" office:value="128.102880560341" calcext:value-type="float">
            <text:p>128.1028805603</text:p>
          </table:table-cell>
          <table:table-cell/>
          <table:table-cell office:value-type="float" office:value="179.46059142385" calcext:value-type="float">
            <text:p>179.4605914239</text:p>
          </table:table-cell>
          <table:table-cell/>
          <table:table-cell office:value-type="float" office:value="38.529515174583" calcext:value-type="float">
            <text:p>38.5295151746</text:p>
          </table:table-cell>
          <table:table-cell office:value-type="float" office:value="39.810655776426" calcext:value-type="float">
            <text:p>39.8106557764</text:p>
          </table:table-cell>
          <table:table-cell office:value-type="float" office:value="39.658524617648" calcext:value-type="float">
            <text:p>39.6585246176</text:p>
          </table:table-cell>
          <table:table-cell office:value-type="float" office:value="40.394657935809" calcext:value-type="float">
            <text:p>40.3946579358</text:p>
          </table:table-cell>
          <table:table-cell table:formula="of:=AVERAGE([.M28:.P28])" office:value-type="float" office:value="39.5983383761165" calcext:value-type="float">
            <text:p>39.5983383761</text:p>
          </table:table-cell>
        </table:table-row>
        <table:table-row table:style-name="ro1">
          <table:table-cell office:value-type="float" office:value="84.000009896" calcext:value-type="float">
            <text:p>84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1.776800656" calcext:value-type="float">
            <text:p>61.776800656</text:p>
          </table:table-cell>
          <table:table-cell/>
          <table:table-cell office:value-type="float" office:value="103.602542322347" calcext:value-type="float">
            <text:p>103.6025423223</text:p>
          </table:table-cell>
          <table:table-cell/>
          <table:table-cell office:value-type="float" office:value="138.306941536335" calcext:value-type="float">
            <text:p>138.3069415363</text:p>
          </table:table-cell>
          <table:table-cell/>
          <table:table-cell office:value-type="float" office:value="178.015995284578" calcext:value-type="float">
            <text:p>178.0159952846</text:p>
          </table:table-cell>
          <table:table-cell/>
          <table:table-cell office:value-type="float" office:value="41.697954002324" calcext:value-type="float">
            <text:p>41.6979540023</text:p>
          </table:table-cell>
          <table:table-cell office:value-type="float" office:value="41.187366057775" calcext:value-type="float">
            <text:p>41.1873660578</text:p>
          </table:table-cell>
          <table:table-cell office:value-type="float" office:value="41.678925572506" calcext:value-type="float">
            <text:p>41.6789255725</text:p>
          </table:table-cell>
          <table:table-cell office:value-type="float" office:value="40.707360933172" calcext:value-type="float">
            <text:p>40.7073609332</text:p>
          </table:table-cell>
          <table:table-cell table:formula="of:=AVERAGE([.M29:.P29])" office:value-type="float" office:value="41.3179016414443" calcext:value-type="float">
            <text:p>41.3179016414</text:p>
          </table:table-cell>
        </table:table-row>
        <table:table-row table:style-name="ro1">
          <table:table-cell office:value-type="float" office:value="87.000009896" calcext:value-type="float">
            <text:p>87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2.9577288524" calcext:value-type="float">
            <text:p>62.9577288524</text:p>
          </table:table-cell>
          <table:table-cell/>
          <table:table-cell office:value-type="float" office:value="106.075803466579" calcext:value-type="float">
            <text:p>106.0758034666</text:p>
          </table:table-cell>
          <table:table-cell/>
          <table:table-cell office:value-type="float" office:value="129.350226463303" calcext:value-type="float">
            <text:p>129.3502264633</text:p>
          </table:table-cell>
          <table:table-cell/>
          <table:table-cell office:value-type="float" office:value="189.080534276803" calcext:value-type="float">
            <text:p>189.0805342768</text:p>
          </table:table-cell>
          <table:table-cell/>
          <table:table-cell office:value-type="float" office:value="40.465659278641" calcext:value-type="float">
            <text:p>40.4656592786</text:p>
          </table:table-cell>
          <table:table-cell office:value-type="float" office:value="40.747563047256" calcext:value-type="float">
            <text:p>40.7475630473</text:p>
          </table:table-cell>
          <table:table-cell office:value-type="float" office:value="40.372768744386" calcext:value-type="float">
            <text:p>40.3727687444</text:p>
          </table:table-cell>
          <table:table-cell office:value-type="float" office:value="42.15326191087" calcext:value-type="float">
            <text:p>42.1532619109</text:p>
          </table:table-cell>
          <table:table-cell table:formula="of:=AVERAGE([.M30:.P30])" office:value-type="float" office:value="40.9348132452883" calcext:value-type="float">
            <text:p>40.9348132453</text:p>
          </table:table-cell>
        </table:table-row>
        <table:table-row table:style-name="ro1">
          <table:table-cell office:value-type="float" office:value="90.000009896" calcext:value-type="float">
            <text:p>90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8.9733936439" calcext:value-type="float">
            <text:p>58.9733936439</text:p>
          </table:table-cell>
          <table:table-cell/>
          <table:table-cell office:value-type="float" office:value="100.220119085716" calcext:value-type="float">
            <text:p>100.2201190857</text:p>
          </table:table-cell>
          <table:table-cell/>
          <table:table-cell office:value-type="float" office:value="137.033202154924" calcext:value-type="float">
            <text:p>137.0332021549</text:p>
          </table:table-cell>
          <table:table-cell/>
          <table:table-cell office:value-type="float" office:value="166.58106999402" calcext:value-type="float">
            <text:p>166.581069994</text:p>
          </table:table-cell>
          <table:table-cell/>
          <table:table-cell office:value-type="float" office:value="37.154895294335" calcext:value-type="float">
            <text:p>37.1548952943</text:p>
          </table:table-cell>
          <table:table-cell office:value-type="float" office:value="37.471792911863" calcext:value-type="float">
            <text:p>37.4717929119</text:p>
          </table:table-cell>
          <table:table-cell office:value-type="float" office:value="40.49627892902" calcext:value-type="float">
            <text:p>40.496278929</text:p>
          </table:table-cell>
          <table:table-cell office:value-type="float" office:value="39.127096508656" calcext:value-type="float">
            <text:p>39.1270965087</text:p>
          </table:table-cell>
          <table:table-cell table:formula="of:=AVERAGE([.M31:.P31])" office:value-type="float" office:value="38.5625159109685" calcext:value-type="float">
            <text:p>38.562515911</text:p>
          </table:table-cell>
        </table:table-row>
        <table:table-row table:style-name="ro1">
          <table:table-cell office:value-type="float" office:value="93.000009896" calcext:value-type="float">
            <text:p>93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2.5990525203" calcext:value-type="float">
            <text:p>62.5990525203</text:p>
          </table:table-cell>
          <table:table-cell/>
          <table:table-cell office:value-type="float" office:value="104.290930892271" calcext:value-type="float">
            <text:p>104.2909308923</text:p>
          </table:table-cell>
          <table:table-cell/>
          <table:table-cell office:value-type="float" office:value="136.762918287513" calcext:value-type="float">
            <text:p>136.7629182875</text:p>
          </table:table-cell>
          <table:table-cell/>
          <table:table-cell office:value-type="float" office:value="188.673756509383" calcext:value-type="float">
            <text:p>188.6737565094</text:p>
          </table:table-cell>
          <table:table-cell/>
          <table:table-cell office:value-type="float" office:value="41.845346594095" calcext:value-type="float">
            <text:p>41.8453465941</text:p>
          </table:table-cell>
          <table:table-cell office:value-type="float" office:value="40.236088502044" calcext:value-type="float">
            <text:p>40.236088502</text:p>
          </table:table-cell>
          <table:table-cell office:value-type="float" office:value="41.718236503677" calcext:value-type="float">
            <text:p>41.7182365037</text:p>
          </table:table-cell>
          <table:table-cell office:value-type="float" office:value="41.355003473901" calcext:value-type="float">
            <text:p>41.3550034739</text:p>
          </table:table-cell>
          <table:table-cell table:formula="of:=AVERAGE([.M32:.P32])" office:value-type="float" office:value="41.2886687684293" calcext:value-type="float">
            <text:p>41.2886687684</text:p>
          </table:table-cell>
        </table:table-row>
        <table:table-row table:style-name="ro1">
          <table:table-cell office:value-type="float" office:value="96.000009896" calcext:value-type="float">
            <text:p>96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1.4186811568" calcext:value-type="float">
            <text:p>61.4186811568</text:p>
          </table:table-cell>
          <table:table-cell/>
          <table:table-cell office:value-type="float" office:value="106.213090806024" calcext:value-type="float">
            <text:p>106.213090806</text:p>
          </table:table-cell>
          <table:table-cell/>
          <table:table-cell office:value-type="float" office:value="129.597263296441" calcext:value-type="float">
            <text:p>129.5972632964</text:p>
          </table:table-cell>
          <table:table-cell/>
          <table:table-cell office:value-type="float" office:value="176.167959534438" calcext:value-type="float">
            <text:p>176.1679595344</text:p>
          </table:table-cell>
          <table:table-cell/>
          <table:table-cell office:value-type="float" office:value="44.29149802481" calcext:value-type="float">
            <text:p>44.2914980248</text:p>
          </table:table-cell>
          <table:table-cell office:value-type="float" office:value="39.6865157504" calcext:value-type="float">
            <text:p>39.6865157504</text:p>
          </table:table-cell>
          <table:table-cell office:value-type="float" office:value="38.326494233902" calcext:value-type="float">
            <text:p>38.3264942339</text:p>
          </table:table-cell>
          <table:table-cell office:value-type="float" office:value="40.979136565664" calcext:value-type="float">
            <text:p>40.9791365657</text:p>
          </table:table-cell>
          <table:table-cell table:formula="of:=AVERAGE([.M33:.P33])" office:value-type="float" office:value="40.820911143694" calcext:value-type="float">
            <text:p>40.8209111437</text:p>
          </table:table-cell>
        </table:table-row>
        <table:table-row table:style-name="ro1">
          <table:table-cell office:value-type="float" office:value="99.000009896" calcext:value-type="float">
            <text:p>99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9.4677861889" calcext:value-type="float">
            <text:p>59.4677861889</text:p>
          </table:table-cell>
          <table:table-cell/>
          <table:table-cell office:value-type="float" office:value="107.044122168783" calcext:value-type="float">
            <text:p>107.0441221688</text:p>
          </table:table-cell>
          <table:table-cell/>
          <table:table-cell office:value-type="float" office:value="128.348181995149" calcext:value-type="float">
            <text:p>128.3481819951</text:p>
          </table:table-cell>
          <table:table-cell/>
          <table:table-cell office:value-type="float" office:value="177.273074809184" calcext:value-type="float">
            <text:p>177.2730748092</text:p>
          </table:table-cell>
          <table:table-cell/>
          <table:table-cell office:value-type="float" office:value="37.522171240292" calcext:value-type="float">
            <text:p>37.5221712403</text:p>
          </table:table-cell>
          <table:table-cell office:value-type="float" office:value="38.778816757423" calcext:value-type="float">
            <text:p>38.7788167574</text:p>
          </table:table-cell>
          <table:table-cell office:value-type="float" office:value="38.634885747978" calcext:value-type="float">
            <text:p>38.634885748</text:p>
          </table:table-cell>
          <table:table-cell office:value-type="float" office:value="40.438928001724" calcext:value-type="float">
            <text:p>40.4389280017</text:p>
          </table:table-cell>
          <table:table-cell table:formula="of:=AVERAGE([.M34:.P34])" office:value-type="float" office:value="38.8437004368543" calcext:value-type="float">
            <text:p>38.8437004369</text:p>
          </table:table-cell>
        </table:table-row>
        <table:table-row table:style-name="ro1">
          <table:table-cell office:value-type="float" office:value="102.000009896" calcext:value-type="float">
            <text:p>102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6.4934901679" calcext:value-type="float">
            <text:p>56.4934901679</text:p>
          </table:table-cell>
          <table:table-cell/>
          <table:table-cell office:value-type="float" office:value="97.991492947902" calcext:value-type="float">
            <text:p>97.9914929479</text:p>
          </table:table-cell>
          <table:table-cell/>
          <table:table-cell office:value-type="float" office:value="140.814136660793" calcext:value-type="float">
            <text:p>140.8141366608</text:p>
          </table:table-cell>
          <table:table-cell/>
          <table:table-cell office:value-type="float" office:value="185.470366680498" calcext:value-type="float">
            <text:p>185.4703666805</text:p>
          </table:table-cell>
          <table:table-cell/>
          <table:table-cell office:value-type="float" office:value="39.419853614782" calcext:value-type="float">
            <text:p>39.4198536148</text:p>
          </table:table-cell>
          <table:table-cell office:value-type="float" office:value="38.738576215573" calcext:value-type="float">
            <text:p>38.7385762156</text:p>
          </table:table-cell>
          <table:table-cell office:value-type="float" office:value="41.985008264153" calcext:value-type="float">
            <text:p>41.9850082642</text:p>
          </table:table-cell>
          <table:table-cell office:value-type="float" office:value="41.266148312425" calcext:value-type="float">
            <text:p>41.2661483124</text:p>
          </table:table-cell>
          <table:table-cell table:formula="of:=AVERAGE([.M35:.P35])" office:value-type="float" office:value="40.3523966017333" calcext:value-type="float">
            <text:p>40.3523966017</text:p>
          </table:table-cell>
        </table:table-row>
        <table:table-row table:style-name="ro1">
          <table:table-cell office:value-type="float" office:value="105.000009896" calcext:value-type="float">
            <text:p>105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1.513650949" calcext:value-type="float">
            <text:p>61.513650949</text:p>
          </table:table-cell>
          <table:table-cell/>
          <table:table-cell office:value-type="float" office:value="100.671842695174" calcext:value-type="float">
            <text:p>100.6718426952</text:p>
          </table:table-cell>
          <table:table-cell/>
          <table:table-cell office:value-type="float" office:value="131.843685620219" calcext:value-type="float">
            <text:p>131.8436856202</text:p>
          </table:table-cell>
          <table:table-cell/>
          <table:table-cell office:value-type="float" office:value="181.444047949798" calcext:value-type="float">
            <text:p>181.4440479498</text:p>
          </table:table-cell>
          <table:table-cell/>
          <table:table-cell office:value-type="float" office:value="40.272317347263" calcext:value-type="float">
            <text:p>40.2723173473</text:p>
          </table:table-cell>
          <table:table-cell office:value-type="float" office:value="36.31677841662" calcext:value-type="float">
            <text:p>36.3167784166</text:p>
          </table:table-cell>
          <table:table-cell office:value-type="float" office:value="39.958717974962" calcext:value-type="float">
            <text:p>39.958717975</text:p>
          </table:table-cell>
          <table:table-cell office:value-type="float" office:value="40.010027220839" calcext:value-type="float">
            <text:p>40.0100272208</text:p>
          </table:table-cell>
          <table:table-cell table:formula="of:=AVERAGE([.M36:.P36])" office:value-type="float" office:value="39.139460239921" calcext:value-type="float">
            <text:p>39.1394602399</text:p>
          </table:table-cell>
        </table:table-row>
        <table:table-row table:style-name="ro1">
          <table:table-cell office:value-type="float" office:value="108.000009896" calcext:value-type="float">
            <text:p>108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3.3598446589" calcext:value-type="float">
            <text:p>63.3598446589</text:p>
          </table:table-cell>
          <table:table-cell/>
          <table:table-cell office:value-type="float" office:value="103.75163754126" calcext:value-type="float">
            <text:p>103.7516375413</text:p>
          </table:table-cell>
          <table:table-cell/>
          <table:table-cell office:value-type="float" office:value="131.620291646263" calcext:value-type="float">
            <text:p>131.6202916463</text:p>
          </table:table-cell>
          <table:table-cell/>
          <table:table-cell office:value-type="float" office:value="186.006518235631" calcext:value-type="float">
            <text:p>186.0065182356</text:p>
          </table:table-cell>
          <table:table-cell/>
          <table:table-cell office:value-type="float" office:value="38.708844633579" calcext:value-type="float">
            <text:p>38.7088446336</text:p>
          </table:table-cell>
          <table:table-cell office:value-type="float" office:value="41.347247976057" calcext:value-type="float">
            <text:p>41.3472479761</text:p>
          </table:table-cell>
          <table:table-cell office:value-type="float" office:value="39.296055467155" calcext:value-type="float">
            <text:p>39.2960554672</text:p>
          </table:table-cell>
          <table:table-cell office:value-type="float" office:value="42.806006873186" calcext:value-type="float">
            <text:p>42.8060068732</text:p>
          </table:table-cell>
          <table:table-cell table:formula="of:=AVERAGE([.M37:.P37])" office:value-type="float" office:value="40.5395387374943" calcext:value-type="float">
            <text:p>40.5395387375</text:p>
          </table:table-cell>
        </table:table-row>
        <table:table-row table:style-name="ro1">
          <table:table-cell office:value-type="float" office:value="111.000009896" calcext:value-type="float">
            <text:p>111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8.9304263947" calcext:value-type="float">
            <text:p>58.9304263947</text:p>
          </table:table-cell>
          <table:table-cell/>
          <table:table-cell office:value-type="float" office:value="105.596278503695" calcext:value-type="float">
            <text:p>105.5962785037</text:p>
          </table:table-cell>
          <table:table-cell/>
          <table:table-cell office:value-type="float" office:value="125.844714533357" calcext:value-type="float">
            <text:p>125.8447145334</text:p>
          </table:table-cell>
          <table:table-cell/>
          <table:table-cell office:value-type="float" office:value="183.663223444104" calcext:value-type="float">
            <text:p>183.6632234441</text:p>
          </table:table-cell>
          <table:table-cell/>
          <table:table-cell office:value-type="float" office:value="38.639320060723" calcext:value-type="float">
            <text:p>38.6393200607</text:p>
          </table:table-cell>
          <table:table-cell office:value-type="float" office:value="39.910972653312" calcext:value-type="float">
            <text:p>39.9109726533</text:p>
          </table:table-cell>
          <table:table-cell office:value-type="float" office:value="38.110055334319" calcext:value-type="float">
            <text:p>38.1100553343</text:p>
          </table:table-cell>
          <table:table-cell office:value-type="float" office:value="40.643695216512" calcext:value-type="float">
            <text:p>40.6436952165</text:p>
          </table:table-cell>
          <table:table-cell table:formula="of:=AVERAGE([.M38:.P38])" office:value-type="float" office:value="39.3260108162165" calcext:value-type="float">
            <text:p>39.3260108162</text:p>
          </table:table-cell>
        </table:table-row>
        <table:table-row table:style-name="ro1">
          <table:table-cell office:value-type="float" office:value="114.000009896" calcext:value-type="float">
            <text:p>114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3.9092028926" calcext:value-type="float">
            <text:p>63.9092028926</text:p>
          </table:table-cell>
          <table:table-cell/>
          <table:table-cell office:value-type="float" office:value="102.972102289001" calcext:value-type="float">
            <text:p>102.972102289</text:p>
          </table:table-cell>
          <table:table-cell/>
          <table:table-cell office:value-type="float" office:value="135.729187751858" calcext:value-type="float">
            <text:p>135.7291877519</text:p>
          </table:table-cell>
          <table:table-cell/>
          <table:table-cell office:value-type="float" office:value="181.267775049146" calcext:value-type="float">
            <text:p>181.2677750491</text:p>
          </table:table-cell>
          <table:table-cell/>
          <table:table-cell office:value-type="float" office:value="37.12525159639" calcext:value-type="float">
            <text:p>37.1252515964</text:p>
          </table:table-cell>
          <table:table-cell office:value-type="float" office:value="43.430634085409" calcext:value-type="float">
            <text:p>43.4306340854</text:p>
          </table:table-cell>
          <table:table-cell office:value-type="float" office:value="41.261423539695" calcext:value-type="float">
            <text:p>41.2614235397</text:p>
          </table:table-cell>
          <table:table-cell office:value-type="float" office:value="42.379776230536" calcext:value-type="float">
            <text:p>42.3797762305</text:p>
          </table:table-cell>
          <table:table-cell table:formula="of:=AVERAGE([.M39:.P39])" office:value-type="float" office:value="41.0492713630075" calcext:value-type="float">
            <text:p>41.049271363</text:p>
          </table:table-cell>
        </table:table-row>
        <table:table-row table:style-name="ro1">
          <table:table-cell office:value-type="float" office:value="117.000009896" calcext:value-type="float">
            <text:p>117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6.683764027" calcext:value-type="float">
            <text:p>56.683764027</text:p>
          </table:table-cell>
          <table:table-cell/>
          <table:table-cell office:value-type="float" office:value="103.191254514279" calcext:value-type="float">
            <text:p>103.1912545143</text:p>
          </table:table-cell>
          <table:table-cell/>
          <table:table-cell office:value-type="float" office:value="130.166149888185" calcext:value-type="float">
            <text:p>130.1661498882</text:p>
          </table:table-cell>
          <table:table-cell/>
          <table:table-cell office:value-type="float" office:value="188.041700923024" calcext:value-type="float">
            <text:p>188.041700923</text:p>
          </table:table-cell>
          <table:table-cell/>
          <table:table-cell office:value-type="float" office:value="43.469598359573" calcext:value-type="float">
            <text:p>43.4695983596</text:p>
          </table:table-cell>
          <table:table-cell office:value-type="float" office:value="40.207878508756" calcext:value-type="float">
            <text:p>40.2078785088</text:p>
          </table:table-cell>
          <table:table-cell office:value-type="float" office:value="38.930505171085" calcext:value-type="float">
            <text:p>38.9305051711</text:p>
          </table:table-cell>
          <table:table-cell office:value-type="float" office:value="40.53551948077" calcext:value-type="float">
            <text:p>40.5355194808</text:p>
          </table:table-cell>
          <table:table-cell table:formula="of:=AVERAGE([.M40:.P40])" office:value-type="float" office:value="40.785875380046" calcext:value-type="float">
            <text:p>40.78587538</text:p>
          </table:table-cell>
        </table:table-row>
        <table:table-row table:style-name="ro1">
          <table:table-cell office:value-type="float" office:value="120.000009896" calcext:value-type="float">
            <text:p>120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9.3936060319" calcext:value-type="float">
            <text:p>59.3936060319</text:p>
          </table:table-cell>
          <table:table-cell/>
          <table:table-cell office:value-type="float" office:value="101.302279398574" calcext:value-type="float">
            <text:p>101.3022793986</text:p>
          </table:table-cell>
          <table:table-cell/>
          <table:table-cell office:value-type="float" office:value="130.207831679923" calcext:value-type="float">
            <text:p>130.2078316799</text:p>
          </table:table-cell>
          <table:table-cell/>
          <table:table-cell office:value-type="float" office:value="178.151270594689" calcext:value-type="float">
            <text:p>178.1512705947</text:p>
          </table:table-cell>
          <table:table-cell/>
          <table:table-cell office:value-type="float" office:value="41.528758846506" calcext:value-type="float">
            <text:p>41.5287588465</text:p>
          </table:table-cell>
          <table:table-cell office:value-type="float" office:value="40.914882803943" calcext:value-type="float">
            <text:p>40.9148828039</text:p>
          </table:table-cell>
          <table:table-cell office:value-type="float" office:value="38.195010484648" calcext:value-type="float">
            <text:p>38.1950104846</text:p>
          </table:table-cell>
          <table:table-cell office:value-type="float" office:value="42.728815346789" calcext:value-type="float">
            <text:p>42.7288153468</text:p>
          </table:table-cell>
          <table:table-cell table:formula="of:=AVERAGE([.M41:.P41])" office:value-type="float" office:value="40.8418668704715" calcext:value-type="float">
            <text:p>40.8418668705</text:p>
          </table:table-cell>
        </table:table-row>
        <table:table-row table:style-name="ro1">
          <table:table-cell office:value-type="float" office:value="123.000028016" calcext:value-type="float">
            <text:p>123.0000280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6.6717872845" calcext:value-type="float">
            <text:p>56.6717872845</text:p>
          </table:table-cell>
          <table:table-cell/>
          <table:table-cell office:value-type="float" office:value="99.90100585358" calcext:value-type="float">
            <text:p>99.9010058536</text:p>
          </table:table-cell>
          <table:table-cell/>
          <table:table-cell office:value-type="float" office:value="130.389254177938" calcext:value-type="float">
            <text:p>130.3892541779</text:p>
          </table:table-cell>
          <table:table-cell/>
          <table:table-cell office:value-type="float" office:value="186.056697494835" calcext:value-type="float">
            <text:p>186.0566974948</text:p>
          </table:table-cell>
          <table:table-cell/>
          <table:table-cell office:value-type="float" office:value="36.826219211104" calcext:value-type="float">
            <text:p>36.8262192111</text:p>
          </table:table-cell>
          <table:table-cell office:value-type="float" office:value="42.218374644298" calcext:value-type="float">
            <text:p>42.2183746443</text:p>
          </table:table-cell>
          <table:table-cell office:value-type="float" office:value="40.211165590818" calcext:value-type="float">
            <text:p>40.2111655908</text:p>
          </table:table-cell>
          <table:table-cell office:value-type="float" office:value="41.694142484338" calcext:value-type="float">
            <text:p>41.6941424843</text:p>
          </table:table-cell>
          <table:table-cell table:formula="of:=AVERAGE([.M42:.P42])" office:value-type="float" office:value="40.2374754826395" calcext:value-type="float">
            <text:p>40.2374754826</text:p>
          </table:table-cell>
        </table:table-row>
        <table:table-row table:style-name="ro1">
          <table:table-cell office:value-type="float" office:value="126.000009896" calcext:value-type="float">
            <text:p>126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9.9230431854" calcext:value-type="float">
            <text:p>59.9230431854</text:p>
          </table:table-cell>
          <table:table-cell/>
          <table:table-cell office:value-type="float" office:value="98.702628402507" calcext:value-type="float">
            <text:p>98.7026284025</text:p>
          </table:table-cell>
          <table:table-cell/>
          <table:table-cell office:value-type="float" office:value="128.831322951281" calcext:value-type="float">
            <text:p>128.8313229513</text:p>
          </table:table-cell>
          <table:table-cell/>
          <table:table-cell office:value-type="float" office:value="181.598777761806" calcext:value-type="float">
            <text:p>181.5987777618</text:p>
          </table:table-cell>
          <table:table-cell/>
          <table:table-cell office:value-type="float" office:value="40.991185660459" calcext:value-type="float">
            <text:p>40.9911856605</text:p>
          </table:table-cell>
          <table:table-cell office:value-type="float" office:value="40.134621080396" calcext:value-type="float">
            <text:p>40.1346210804</text:p>
          </table:table-cell>
          <table:table-cell office:value-type="float" office:value="42.197774383686" calcext:value-type="float">
            <text:p>42.1977743837</text:p>
          </table:table-cell>
          <table:table-cell office:value-type="float" office:value="41.594226245243" calcext:value-type="float">
            <text:p>41.5942262452</text:p>
          </table:table-cell>
          <table:table-cell table:formula="of:=AVERAGE([.M43:.P43])" office:value-type="float" office:value="41.229451842446" calcext:value-type="float">
            <text:p>41.2294518424</text:p>
          </table:table-cell>
        </table:table-row>
        <table:table-row table:style-name="ro1">
          <table:table-cell office:value-type="float" office:value="129.000009896" calcext:value-type="float">
            <text:p>129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5.8113564157" calcext:value-type="float">
            <text:p>65.8113564157</text:p>
          </table:table-cell>
          <table:table-cell/>
          <table:table-cell office:value-type="float" office:value="101.948858491832" calcext:value-type="float">
            <text:p>101.9488584918</text:p>
          </table:table-cell>
          <table:table-cell/>
          <table:table-cell office:value-type="float" office:value="137.234164379313" calcext:value-type="float">
            <text:p>137.2341643793</text:p>
          </table:table-cell>
          <table:table-cell/>
          <table:table-cell office:value-type="float" office:value="165.905023924434" calcext:value-type="float">
            <text:p>165.9050239244</text:p>
          </table:table-cell>
          <table:table-cell/>
          <table:table-cell office:value-type="float" office:value="39.308433303213" calcext:value-type="float">
            <text:p>39.3084333032</text:p>
          </table:table-cell>
          <table:table-cell office:value-type="float" office:value="40.988999017608" calcext:value-type="float">
            <text:p>40.9889990176</text:p>
          </table:table-cell>
          <table:table-cell office:value-type="float" office:value="39.697930086878" calcext:value-type="float">
            <text:p>39.6979300869</text:p>
          </table:table-cell>
          <table:table-cell office:value-type="float" office:value="39.618178448211" calcext:value-type="float">
            <text:p>39.6181784482</text:p>
          </table:table-cell>
          <table:table-cell table:formula="of:=AVERAGE([.M44:.P44])" office:value-type="float" office:value="39.9033852139775" calcext:value-type="float">
            <text:p>39.903385214</text:p>
          </table:table-cell>
        </table:table-row>
        <table:table-row table:style-name="ro1">
          <table:table-cell office:value-type="float" office:value="132.000009896" calcext:value-type="float">
            <text:p>132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5.4641725304" calcext:value-type="float">
            <text:p>55.4641725304</text:p>
          </table:table-cell>
          <table:table-cell/>
          <table:table-cell office:value-type="float" office:value="101.651554042073" calcext:value-type="float">
            <text:p>101.6515540421</text:p>
          </table:table-cell>
          <table:table-cell/>
          <table:table-cell office:value-type="float" office:value="132.305767113043" calcext:value-type="float">
            <text:p>132.305767113</text:p>
          </table:table-cell>
          <table:table-cell/>
          <table:table-cell office:value-type="float" office:value="181.722981087906" calcext:value-type="float">
            <text:p>181.7229810879</text:p>
          </table:table-cell>
          <table:table-cell/>
          <table:table-cell office:value-type="float" office:value="41.211375186359" calcext:value-type="float">
            <text:p>41.2113751864</text:p>
          </table:table-cell>
          <table:table-cell office:value-type="float" office:value="41.150981994196" calcext:value-type="float">
            <text:p>41.1509819942</text:p>
          </table:table-cell>
          <table:table-cell office:value-type="float" office:value="41.290717529452" calcext:value-type="float">
            <text:p>41.2907175295</text:p>
          </table:table-cell>
          <table:table-cell office:value-type="float" office:value="41.228690238376" calcext:value-type="float">
            <text:p>41.2286902384</text:p>
          </table:table-cell>
          <table:table-cell table:formula="of:=AVERAGE([.M45:.P45])" office:value-type="float" office:value="41.2204412370958" calcext:value-type="float">
            <text:p>41.2204412371</text:p>
          </table:table-cell>
        </table:table-row>
        <table:table-row table:style-name="ro1">
          <table:table-cell office:value-type="float" office:value="135.000009896" calcext:value-type="float">
            <text:p>135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9.1439563943" calcext:value-type="float">
            <text:p>59.1439563943</text:p>
          </table:table-cell>
          <table:table-cell/>
          <table:table-cell office:value-type="float" office:value="101.502250466554" calcext:value-type="float">
            <text:p>101.5022504666</text:p>
          </table:table-cell>
          <table:table-cell/>
          <table:table-cell office:value-type="float" office:value="131.993500697869" calcext:value-type="float">
            <text:p>131.9935006979</text:p>
          </table:table-cell>
          <table:table-cell/>
          <table:table-cell office:value-type="float" office:value="185.308110185818" calcext:value-type="float">
            <text:p>185.3081101858</text:p>
          </table:table-cell>
          <table:table-cell/>
          <table:table-cell office:value-type="float" office:value="43.605637788273" calcext:value-type="float">
            <text:p>43.6056377883</text:p>
          </table:table-cell>
          <table:table-cell office:value-type="float" office:value="37.717964138641" calcext:value-type="float">
            <text:p>37.7179641386</text:p>
          </table:table-cell>
          <table:table-cell office:value-type="float" office:value="41.775201140177" calcext:value-type="float">
            <text:p>41.7752011402</text:p>
          </table:table-cell>
          <table:table-cell office:value-type="float" office:value="40.638899836237" calcext:value-type="float">
            <text:p>40.6388998362</text:p>
          </table:table-cell>
          <table:table-cell table:formula="of:=AVERAGE([.M46:.P46])" office:value-type="float" office:value="40.934425725832" calcext:value-type="float">
            <text:p>40.9344257258</text:p>
          </table:table-cell>
        </table:table-row>
        <table:table-row table:style-name="ro1">
          <table:table-cell office:value-type="float" office:value="138.000009896" calcext:value-type="float">
            <text:p>138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0.2302374649" calcext:value-type="float">
            <text:p>60.2302374649</text:p>
          </table:table-cell>
          <table:table-cell/>
          <table:table-cell office:value-type="float" office:value="105.560890646309" calcext:value-type="float">
            <text:p>105.5608906463</text:p>
          </table:table-cell>
          <table:table-cell/>
          <table:table-cell office:value-type="float" office:value="125.422063357621" calcext:value-type="float">
            <text:p>125.4220633576</text:p>
          </table:table-cell>
          <table:table-cell/>
          <table:table-cell office:value-type="float" office:value="177.403864528884" calcext:value-type="float">
            <text:p>177.4038645289</text:p>
          </table:table-cell>
          <table:table-cell/>
          <table:table-cell office:value-type="float" office:value="43.183017144811" calcext:value-type="float">
            <text:p>43.1830171448</text:p>
          </table:table-cell>
          <table:table-cell office:value-type="float" office:value="42.779509434339" calcext:value-type="float">
            <text:p>42.7795094343</text:p>
          </table:table-cell>
          <table:table-cell office:value-type="float" office:value="41.952522441785" calcext:value-type="float">
            <text:p>41.9525224418</text:p>
          </table:table-cell>
          <table:table-cell office:value-type="float" office:value="41.483415772978" calcext:value-type="float">
            <text:p>41.483415773</text:p>
          </table:table-cell>
          <table:table-cell table:formula="of:=AVERAGE([.M47:.P47])" office:value-type="float" office:value="42.3496161984783" calcext:value-type="float">
            <text:p>42.3496161985</text:p>
          </table:table-cell>
        </table:table-row>
        <table:table-row table:style-name="ro1">
          <table:table-cell office:value-type="float" office:value="141.000009896" calcext:value-type="float">
            <text:p>141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5.5281542614" calcext:value-type="float">
            <text:p>65.5281542614</text:p>
          </table:table-cell>
          <table:table-cell/>
          <table:table-cell office:value-type="float" office:value="102.110729036978" calcext:value-type="float">
            <text:p>102.110729037</text:p>
          </table:table-cell>
          <table:table-cell/>
          <table:table-cell office:value-type="float" office:value="119.35245289075" calcext:value-type="float">
            <text:p>119.3524528908</text:p>
          </table:table-cell>
          <table:table-cell/>
          <table:table-cell office:value-type="float" office:value="188.231083451455" calcext:value-type="float">
            <text:p>188.2310834515</text:p>
          </table:table-cell>
          <table:table-cell/>
          <table:table-cell office:value-type="float" office:value="38.341825000592" calcext:value-type="float">
            <text:p>38.3418250006</text:p>
          </table:table-cell>
          <table:table-cell office:value-type="float" office:value="40.499226086902" calcext:value-type="float">
            <text:p>40.4992260869</text:p>
          </table:table-cell>
          <table:table-cell office:value-type="float" office:value="39.206068594503" calcext:value-type="float">
            <text:p>39.2060685945</text:p>
          </table:table-cell>
          <table:table-cell office:value-type="float" office:value="40.237945173909" calcext:value-type="float">
            <text:p>40.2379451739</text:p>
          </table:table-cell>
          <table:table-cell table:formula="of:=AVERAGE([.M48:.P48])" office:value-type="float" office:value="39.5712662139765" calcext:value-type="float">
            <text:p>39.571266214</text:p>
          </table:table-cell>
        </table:table-row>
        <table:table-row table:style-name="ro1">
          <table:table-cell office:value-type="float" office:value="144.000009896" calcext:value-type="float">
            <text:p>144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9.3179043647" calcext:value-type="float">
            <text:p>59.3179043647</text:p>
          </table:table-cell>
          <table:table-cell/>
          <table:table-cell office:value-type="float" office:value="99.548618770392" calcext:value-type="float">
            <text:p>99.5486187704</text:p>
          </table:table-cell>
          <table:table-cell/>
          <table:table-cell office:value-type="float" office:value="140.929747080173" calcext:value-type="float">
            <text:p>140.9297470802</text:p>
          </table:table-cell>
          <table:table-cell/>
          <table:table-cell office:value-type="float" office:value="176.853921648887" calcext:value-type="float">
            <text:p>176.8539216489</text:p>
          </table:table-cell>
          <table:table-cell/>
          <table:table-cell office:value-type="float" office:value="39.609828922235" calcext:value-type="float">
            <text:p>39.6098289222</text:p>
          </table:table-cell>
          <table:table-cell office:value-type="float" office:value="37.513366160702" calcext:value-type="float">
            <text:p>37.5133661607</text:p>
          </table:table-cell>
          <table:table-cell office:value-type="float" office:value="43.518361670994" calcext:value-type="float">
            <text:p>43.518361671</text:p>
          </table:table-cell>
          <table:table-cell office:value-type="float" office:value="39.201813565434" calcext:value-type="float">
            <text:p>39.2018135654</text:p>
          </table:table-cell>
          <table:table-cell table:formula="of:=AVERAGE([.M49:.P49])" office:value-type="float" office:value="39.9608425798413" calcext:value-type="float">
            <text:p>39.9608425798</text:p>
          </table:table-cell>
        </table:table-row>
        <table:table-row table:style-name="ro1">
          <table:table-cell office:value-type="float" office:value="147.000009896" calcext:value-type="float">
            <text:p>147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8.4073314218" calcext:value-type="float">
            <text:p>58.4073314218</text:p>
          </table:table-cell>
          <table:table-cell/>
          <table:table-cell office:value-type="float" office:value="103.408184457317" calcext:value-type="float">
            <text:p>103.4081844573</text:p>
          </table:table-cell>
          <table:table-cell/>
          <table:table-cell office:value-type="float" office:value="134.302398033311" calcext:value-type="float">
            <text:p>134.3023980333</text:p>
          </table:table-cell>
          <table:table-cell/>
          <table:table-cell office:value-type="float" office:value="178.650919802999" calcext:value-type="float">
            <text:p>178.650919803</text:p>
          </table:table-cell>
          <table:table-cell/>
          <table:table-cell office:value-type="float" office:value="42.832297699881" calcext:value-type="float">
            <text:p>42.8322976999</text:p>
          </table:table-cell>
          <table:table-cell office:value-type="float" office:value="43.235716044786" calcext:value-type="float">
            <text:p>43.2357160448</text:p>
          </table:table-cell>
          <table:table-cell office:value-type="float" office:value="40.27535126467" calcext:value-type="float">
            <text:p>40.2753512647</text:p>
          </table:table-cell>
          <table:table-cell office:value-type="float" office:value="41.135405941353" calcext:value-type="float">
            <text:p>41.1354059414</text:p>
          </table:table-cell>
          <table:table-cell table:formula="of:=AVERAGE([.M50:.P50])" office:value-type="float" office:value="41.8696927376725" calcext:value-type="float">
            <text:p>41.8696927377</text:p>
          </table:table-cell>
        </table:table-row>
        <table:table-row table:style-name="ro1">
          <table:table-cell office:value-type="float" office:value="150.000009896" calcext:value-type="float">
            <text:p>150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9.9810518544" calcext:value-type="float">
            <text:p>59.9810518544</text:p>
          </table:table-cell>
          <table:table-cell/>
          <table:table-cell office:value-type="float" office:value="105.859357249905" calcext:value-type="float">
            <text:p>105.8593572499</text:p>
          </table:table-cell>
          <table:table-cell/>
          <table:table-cell office:value-type="float" office:value="137.821784149711" calcext:value-type="float">
            <text:p>137.8217841497</text:p>
          </table:table-cell>
          <table:table-cell/>
          <table:table-cell office:value-type="float" office:value="184.676104145198" calcext:value-type="float">
            <text:p>184.6761041452</text:p>
          </table:table-cell>
          <table:table-cell/>
          <table:table-cell office:value-type="float" office:value="33.523192222573" calcext:value-type="float">
            <text:p>33.5231922226</text:p>
          </table:table-cell>
          <table:table-cell office:value-type="float" office:value="42.869644651446" calcext:value-type="float">
            <text:p>42.8696446514</text:p>
          </table:table-cell>
          <table:table-cell office:value-type="float" office:value="40.632422438283" calcext:value-type="float">
            <text:p>40.6324224383</text:p>
          </table:table-cell>
          <table:table-cell office:value-type="float" office:value="42.07108738001" calcext:value-type="float">
            <text:p>42.07108738</text:p>
          </table:table-cell>
          <table:table-cell table:formula="of:=AVERAGE([.M51:.P51])" office:value-type="float" office:value="39.774086673078" calcext:value-type="float">
            <text:p>39.7740866731</text:p>
          </table:table-cell>
        </table:table-row>
        <table:table-row table:style-name="ro1">
          <table:table-cell office:value-type="float" office:value="153.000009896" calcext:value-type="float">
            <text:p>153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7.3205923011" calcext:value-type="float">
            <text:p>57.3205923011</text:p>
          </table:table-cell>
          <table:table-cell/>
          <table:table-cell office:value-type="float" office:value="99.647620178912" calcext:value-type="float">
            <text:p>99.6476201789</text:p>
          </table:table-cell>
          <table:table-cell/>
          <table:table-cell office:value-type="float" office:value="130.689382238868" calcext:value-type="float">
            <text:p>130.6893822389</text:p>
          </table:table-cell>
          <table:table-cell/>
          <table:table-cell office:value-type="float" office:value="179.931577889253" calcext:value-type="float">
            <text:p>179.9315778893</text:p>
          </table:table-cell>
          <table:table-cell/>
          <table:table-cell office:value-type="float" office:value="37.044223451112" calcext:value-type="float">
            <text:p>37.0442234511</text:p>
          </table:table-cell>
          <table:table-cell office:value-type="float" office:value="42.086259585715" calcext:value-type="float">
            <text:p>42.0862595857</text:p>
          </table:table-cell>
          <table:table-cell office:value-type="float" office:value="38.654796125644" calcext:value-type="float">
            <text:p>38.6547961256</text:p>
          </table:table-cell>
          <table:table-cell office:value-type="float" office:value="42.246855267694" calcext:value-type="float">
            <text:p>42.2468552677</text:p>
          </table:table-cell>
          <table:table-cell table:formula="of:=AVERAGE([.M52:.P52])" office:value-type="float" office:value="40.0080336075413" calcext:value-type="float">
            <text:p>40.0080336075</text:p>
          </table:table-cell>
        </table:table-row>
        <table:table-row table:style-name="ro1">
          <table:table-cell office:value-type="float" office:value="156.000009896" calcext:value-type="float">
            <text:p>156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1.1963057044" calcext:value-type="float">
            <text:p>61.1963057044</text:p>
          </table:table-cell>
          <table:table-cell/>
          <table:table-cell office:value-type="float" office:value="102.535796113076" calcext:value-type="float">
            <text:p>102.5357961131</text:p>
          </table:table-cell>
          <table:table-cell/>
          <table:table-cell office:value-type="float" office:value="126.355241357398" calcext:value-type="float">
            <text:p>126.3552413574</text:p>
          </table:table-cell>
          <table:table-cell/>
          <table:table-cell office:value-type="float" office:value="174.265498185581" calcext:value-type="float">
            <text:p>174.2654981856</text:p>
          </table:table-cell>
          <table:table-cell/>
          <table:table-cell office:value-type="float" office:value="38.402449027675" calcext:value-type="float">
            <text:p>38.4024490277</text:p>
          </table:table-cell>
          <table:table-cell office:value-type="float" office:value="41.491130283967" calcext:value-type="float">
            <text:p>41.491130284</text:p>
          </table:table-cell>
          <table:table-cell office:value-type="float" office:value="38.55781667599" calcext:value-type="float">
            <text:p>38.557816676</text:p>
          </table:table-cell>
          <table:table-cell office:value-type="float" office:value="39.962346553356" calcext:value-type="float">
            <text:p>39.9623465534</text:p>
          </table:table-cell>
          <table:table-cell table:formula="of:=AVERAGE([.M53:.P53])" office:value-type="float" office:value="39.603435635247" calcext:value-type="float">
            <text:p>39.6034356352</text:p>
          </table:table-cell>
        </table:table-row>
        <table:table-row table:style-name="ro1">
          <table:table-cell office:value-type="float" office:value="159.000009896" calcext:value-type="float">
            <text:p>159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1.5474613182" calcext:value-type="float">
            <text:p>61.5474613182</text:p>
          </table:table-cell>
          <table:table-cell/>
          <table:table-cell office:value-type="float" office:value="109.691511985083" calcext:value-type="float">
            <text:p>109.6915119851</text:p>
          </table:table-cell>
          <table:table-cell/>
          <table:table-cell office:value-type="float" office:value="134.647611688181" calcext:value-type="float">
            <text:p>134.6476116882</text:p>
          </table:table-cell>
          <table:table-cell/>
          <table:table-cell office:value-type="float" office:value="177.91190400214" calcext:value-type="float">
            <text:p>177.9119040021</text:p>
          </table:table-cell>
          <table:table-cell/>
          <table:table-cell office:value-type="float" office:value="36.950698707095" calcext:value-type="float">
            <text:p>36.9506987071</text:p>
          </table:table-cell>
          <table:table-cell office:value-type="float" office:value="43.007458146087" calcext:value-type="float">
            <text:p>43.0074581461</text:p>
          </table:table-cell>
          <table:table-cell office:value-type="float" office:value="42.57279386241" calcext:value-type="float">
            <text:p>42.5727938624</text:p>
          </table:table-cell>
          <table:table-cell office:value-type="float" office:value="39.019214568193" calcext:value-type="float">
            <text:p>39.0192145682</text:p>
          </table:table-cell>
          <table:table-cell table:formula="of:=AVERAGE([.M54:.P54])" office:value-type="float" office:value="40.3875413209463" calcext:value-type="float">
            <text:p>40.3875413209</text:p>
          </table:table-cell>
        </table:table-row>
        <table:table-row table:style-name="ro1">
          <table:table-cell office:value-type="float" office:value="162.000009896" calcext:value-type="float">
            <text:p>162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4.6218993475" calcext:value-type="float">
            <text:p>54.6218993475</text:p>
          </table:table-cell>
          <table:table-cell/>
          <table:table-cell office:value-type="float" office:value="96.554309728032" calcext:value-type="float">
            <text:p>96.554309728</text:p>
          </table:table-cell>
          <table:table-cell/>
          <table:table-cell office:value-type="float" office:value="134.96672675972" calcext:value-type="float">
            <text:p>134.9667267597</text:p>
          </table:table-cell>
          <table:table-cell/>
          <table:table-cell office:value-type="float" office:value="182.061544551391" calcext:value-type="float">
            <text:p>182.0615445514</text:p>
          </table:table-cell>
          <table:table-cell/>
          <table:table-cell office:value-type="float" office:value="38.739716460666" calcext:value-type="float">
            <text:p>38.7397164607</text:p>
          </table:table-cell>
          <table:table-cell office:value-type="float" office:value="37.498958392694" calcext:value-type="float">
            <text:p>37.4989583927</text:p>
          </table:table-cell>
          <table:table-cell office:value-type="float" office:value="42.746152441099" calcext:value-type="float">
            <text:p>42.7461524411</text:p>
          </table:table-cell>
          <table:table-cell office:value-type="float" office:value="41.513406313381" calcext:value-type="float">
            <text:p>41.5134063134</text:p>
          </table:table-cell>
          <table:table-cell table:formula="of:=AVERAGE([.M55:.P55])" office:value-type="float" office:value="40.12455840196" calcext:value-type="float">
            <text:p>40.124558402</text:p>
          </table:table-cell>
        </table:table-row>
        <table:table-row table:style-name="ro1">
          <table:table-cell office:value-type="float" office:value="165.000009896" calcext:value-type="float">
            <text:p>165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5.3301554439" calcext:value-type="float">
            <text:p>55.3301554439</text:p>
          </table:table-cell>
          <table:table-cell/>
          <table:table-cell office:value-type="float" office:value="108.789257780084" calcext:value-type="float">
            <text:p>108.7892577801</text:p>
          </table:table-cell>
          <table:table-cell/>
          <table:table-cell office:value-type="float" office:value="134.221567479162" calcext:value-type="float">
            <text:p>134.2215674792</text:p>
          </table:table-cell>
          <table:table-cell/>
          <table:table-cell office:value-type="float" office:value="184.263130446344" calcext:value-type="float">
            <text:p>184.2631304463</text:p>
          </table:table-cell>
          <table:table-cell/>
          <table:table-cell office:value-type="float" office:value="40.653694070419" calcext:value-type="float">
            <text:p>40.6536940704</text:p>
          </table:table-cell>
          <table:table-cell office:value-type="float" office:value="39.831423250522" calcext:value-type="float">
            <text:p>39.8314232505</text:p>
          </table:table-cell>
          <table:table-cell office:value-type="float" office:value="42.044295854926" calcext:value-type="float">
            <text:p>42.0442958549</text:p>
          </table:table-cell>
          <table:table-cell office:value-type="float" office:value="40.846122095189" calcext:value-type="float">
            <text:p>40.8461220952</text:p>
          </table:table-cell>
          <table:table-cell table:formula="of:=AVERAGE([.M56:.P56])" office:value-type="float" office:value="40.843883817764" calcext:value-type="float">
            <text:p>40.8438838178</text:p>
          </table:table-cell>
        </table:table-row>
        <table:table-row table:style-name="ro1">
          <table:table-cell office:value-type="float" office:value="168.000009896" calcext:value-type="float">
            <text:p>168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9.2978677927" calcext:value-type="float">
            <text:p>59.2978677927</text:p>
          </table:table-cell>
          <table:table-cell/>
          <table:table-cell office:value-type="float" office:value="98.380992990158" calcext:value-type="float">
            <text:p>98.3809929902</text:p>
          </table:table-cell>
          <table:table-cell/>
          <table:table-cell office:value-type="float" office:value="130.366482646388" calcext:value-type="float">
            <text:p>130.3664826464</text:p>
          </table:table-cell>
          <table:table-cell/>
          <table:table-cell office:value-type="float" office:value="176.421743476586" calcext:value-type="float">
            <text:p>176.4217434766</text:p>
          </table:table-cell>
          <table:table-cell/>
          <table:table-cell office:value-type="float" office:value="38.741450811051" calcext:value-type="float">
            <text:p>38.7414508111</text:p>
          </table:table-cell>
          <table:table-cell office:value-type="float" office:value="38.612023538377" calcext:value-type="float">
            <text:p>38.6120235384</text:p>
          </table:table-cell>
          <table:table-cell office:value-type="float" office:value="39.76127129114" calcext:value-type="float">
            <text:p>39.7612712911</text:p>
          </table:table-cell>
          <table:table-cell office:value-type="float" office:value="42.323251938341" calcext:value-type="float">
            <text:p>42.3232519383</text:p>
          </table:table-cell>
          <table:table-cell table:formula="of:=AVERAGE([.M57:.P57])" office:value-type="float" office:value="39.8594993947273" calcext:value-type="float">
            <text:p>39.8594993947</text:p>
          </table:table-cell>
        </table:table-row>
        <table:table-row table:style-name="ro1">
          <table:table-cell office:value-type="float" office:value="171.000009896" calcext:value-type="float">
            <text:p>171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5.4654982768" calcext:value-type="float">
            <text:p>55.4654982768</text:p>
          </table:table-cell>
          <table:table-cell/>
          <table:table-cell office:value-type="float" office:value="99.440543197525" calcext:value-type="float">
            <text:p>99.4405431975</text:p>
          </table:table-cell>
          <table:table-cell/>
          <table:table-cell office:value-type="float" office:value="137.35084388504" calcext:value-type="float">
            <text:p>137.350843885</text:p>
          </table:table-cell>
          <table:table-cell/>
          <table:table-cell office:value-type="float" office:value="177.441301626821" calcext:value-type="float">
            <text:p>177.4413016268</text:p>
          </table:table-cell>
          <table:table-cell/>
          <table:table-cell office:value-type="float" office:value="41.537582867672" calcext:value-type="float">
            <text:p>41.5375828677</text:p>
          </table:table-cell>
          <table:table-cell office:value-type="float" office:value="39.895610047338" calcext:value-type="float">
            <text:p>39.8956100473</text:p>
          </table:table-cell>
          <table:table-cell office:value-type="float" office:value="41.192742096546" calcext:value-type="float">
            <text:p>41.1927420965</text:p>
          </table:table-cell>
          <table:table-cell office:value-type="float" office:value="41.928359170206" calcext:value-type="float">
            <text:p>41.9283591702</text:p>
          </table:table-cell>
          <table:table-cell table:formula="of:=AVERAGE([.M58:.P58])" office:value-type="float" office:value="41.1385735454405" calcext:value-type="float">
            <text:p>41.1385735454</text:p>
          </table:table-cell>
        </table:table-row>
        <table:table-row table:style-name="ro1">
          <table:table-cell office:value-type="float" office:value="174.000009896" calcext:value-type="float">
            <text:p>174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8.9990020303" calcext:value-type="float">
            <text:p>58.9990020303</text:p>
          </table:table-cell>
          <table:table-cell/>
          <table:table-cell office:value-type="float" office:value="102.359460132576" calcext:value-type="float">
            <text:p>102.3594601326</text:p>
          </table:table-cell>
          <table:table-cell/>
          <table:table-cell office:value-type="float" office:value="136.928427068464" calcext:value-type="float">
            <text:p>136.9284270685</text:p>
          </table:table-cell>
          <table:table-cell/>
          <table:table-cell office:value-type="float" office:value="167.961332247374" calcext:value-type="float">
            <text:p>167.9613322474</text:p>
          </table:table-cell>
          <table:table-cell/>
          <table:table-cell office:value-type="float" office:value="38.695936385202" calcext:value-type="float">
            <text:p>38.6959363852</text:p>
          </table:table-cell>
          <table:table-cell office:value-type="float" office:value="37.984231080127" calcext:value-type="float">
            <text:p>37.9842310801</text:p>
          </table:table-cell>
          <table:table-cell office:value-type="float" office:value="39.098397735515" calcext:value-type="float">
            <text:p>39.0983977355</text:p>
          </table:table-cell>
          <table:table-cell office:value-type="float" office:value="39.686832434559" calcext:value-type="float">
            <text:p>39.6868324346</text:p>
          </table:table-cell>
          <table:table-cell table:formula="of:=AVERAGE([.M59:.P59])" office:value-type="float" office:value="38.8663494088507" calcext:value-type="float">
            <text:p>38.8663494089</text:p>
          </table:table-cell>
        </table:table-row>
        <table:table-row table:style-name="ro1">
          <table:table-cell office:value-type="float" office:value="177.000009896" calcext:value-type="float">
            <text:p>177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8.5999622757" calcext:value-type="float">
            <text:p>58.5999622757</text:p>
          </table:table-cell>
          <table:table-cell/>
          <table:table-cell office:value-type="float" office:value="109.74552792587" calcext:value-type="float">
            <text:p>109.7455279259</text:p>
          </table:table-cell>
          <table:table-cell/>
          <table:table-cell office:value-type="float" office:value="124.905280549844" calcext:value-type="float">
            <text:p>124.9052805498</text:p>
          </table:table-cell>
          <table:table-cell/>
          <table:table-cell office:value-type="float" office:value="180.822545184647" calcext:value-type="float">
            <text:p>180.8225451846</text:p>
          </table:table-cell>
          <table:table-cell/>
          <table:table-cell office:value-type="float" office:value="39.076543033934" calcext:value-type="float">
            <text:p>39.0765430339</text:p>
          </table:table-cell>
          <table:table-cell office:value-type="float" office:value="43.858523133677" calcext:value-type="float">
            <text:p>43.8585231337</text:p>
          </table:table-cell>
          <table:table-cell office:value-type="float" office:value="38.753797499793" calcext:value-type="float">
            <text:p>38.7537974998</text:p>
          </table:table-cell>
          <table:table-cell office:value-type="float" office:value="37.998546625342" calcext:value-type="float">
            <text:p>37.9985466253</text:p>
          </table:table-cell>
          <table:table-cell table:formula="of:=AVERAGE([.M60:.P60])" office:value-type="float" office:value="39.9218525731865" calcext:value-type="float">
            <text:p>39.9218525732</text:p>
          </table:table-cell>
        </table:table-row>
        <table:table-row table:style-name="ro1">
          <table:table-cell office:value-type="float" office:value="180.000009896" calcext:value-type="float">
            <text:p>180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3.0035915019" calcext:value-type="float">
            <text:p>63.0035915019</text:p>
          </table:table-cell>
          <table:table-cell/>
          <table:table-cell office:value-type="float" office:value="95.805865063864" calcext:value-type="float">
            <text:p>95.8058650639</text:p>
          </table:table-cell>
          <table:table-cell/>
          <table:table-cell office:value-type="float" office:value="141.088961371523" calcext:value-type="float">
            <text:p>141.0889613715</text:p>
          </table:table-cell>
          <table:table-cell/>
          <table:table-cell office:value-type="float" office:value="185.038580435913" calcext:value-type="float">
            <text:p>185.0385804359</text:p>
          </table:table-cell>
          <table:table-cell/>
          <table:table-cell office:value-type="float" office:value="41.13537238677" calcext:value-type="float">
            <text:p>41.1353723868</text:p>
          </table:table-cell>
          <table:table-cell office:value-type="float" office:value="39.966886437334" calcext:value-type="float">
            <text:p>39.9668864373</text:p>
          </table:table-cell>
          <table:table-cell office:value-type="float" office:value="40.242749971878" calcext:value-type="float">
            <text:p>40.2427499719</text:p>
          </table:table-cell>
          <table:table-cell office:value-type="float" office:value="44.224649083565" calcext:value-type="float">
            <text:p>44.2246490836</text:p>
          </table:table-cell>
          <table:table-cell table:formula="of:=AVERAGE([.M61:.P61])" office:value-type="float" office:value="41.3924144698868" calcext:value-type="float">
            <text:p>41.3924144699</text:p>
          </table:table-cell>
        </table:table-row>
        <table:table-row table:style-name="ro1">
          <table:table-cell office:value-type="float" office:value="183.000009896" calcext:value-type="float">
            <text:p>183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9.7773976001" calcext:value-type="float">
            <text:p>59.7773976001</text:p>
          </table:table-cell>
          <table:table-cell/>
          <table:table-cell office:value-type="float" office:value="102.963111712402" calcext:value-type="float">
            <text:p>102.9631117124</text:p>
          </table:table-cell>
          <table:table-cell/>
          <table:table-cell office:value-type="float" office:value="127.076458475133" calcext:value-type="float">
            <text:p>127.0764584751</text:p>
          </table:table-cell>
          <table:table-cell/>
          <table:table-cell office:value-type="float" office:value="179.959114736614" calcext:value-type="float">
            <text:p>179.9591147366</text:p>
          </table:table-cell>
          <table:table-cell/>
          <table:table-cell office:value-type="float" office:value="39.213804533438" calcext:value-type="float">
            <text:p>39.2138045334</text:p>
          </table:table-cell>
          <table:table-cell office:value-type="float" office:value="38.518138452121" calcext:value-type="float">
            <text:p>38.5181384521</text:p>
          </table:table-cell>
          <table:table-cell office:value-type="float" office:value="43.068572487423" calcext:value-type="float">
            <text:p>43.0685724874</text:p>
          </table:table-cell>
          <table:table-cell office:value-type="float" office:value="39.023123345011" calcext:value-type="float">
            <text:p>39.023123345</text:p>
          </table:table-cell>
          <table:table-cell table:formula="of:=AVERAGE([.M62:.P62])" office:value-type="float" office:value="39.9559097044982" calcext:value-type="float">
            <text:p>39.9559097045</text:p>
          </table:table-cell>
        </table:table-row>
        <table:table-row table:style-name="ro1">
          <table:table-cell office:value-type="float" office:value="186.000009896" calcext:value-type="float">
            <text:p>186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5.4451400027" calcext:value-type="float">
            <text:p>55.4451400027</text:p>
          </table:table-cell>
          <table:table-cell/>
          <table:table-cell office:value-type="float" office:value="104.973375740107" calcext:value-type="float">
            <text:p>104.9733757401</text:p>
          </table:table-cell>
          <table:table-cell/>
          <table:table-cell office:value-type="float" office:value="134.033060629247" calcext:value-type="float">
            <text:p>134.0330606292</text:p>
          </table:table-cell>
          <table:table-cell/>
          <table:table-cell office:value-type="float" office:value="179.485033138015" calcext:value-type="float">
            <text:p>179.485033138</text:p>
          </table:table-cell>
          <table:table-cell/>
          <table:table-cell office:value-type="float" office:value="43.034055702615" calcext:value-type="float">
            <text:p>43.0340557026</text:p>
          </table:table-cell>
          <table:table-cell office:value-type="float" office:value="42.422077816277" calcext:value-type="float">
            <text:p>42.4220778163</text:p>
          </table:table-cell>
          <table:table-cell office:value-type="float" office:value="40.891511308603" calcext:value-type="float">
            <text:p>40.8915113086</text:p>
          </table:table-cell>
          <table:table-cell office:value-type="float" office:value="38.783517050239" calcext:value-type="float">
            <text:p>38.7835170502</text:p>
          </table:table-cell>
          <table:table-cell table:formula="of:=AVERAGE([.M63:.P63])" office:value-type="float" office:value="41.2827904694335" calcext:value-type="float">
            <text:p>41.2827904694</text:p>
          </table:table-cell>
        </table:table-row>
        <table:table-row table:style-name="ro1">
          <table:table-cell office:value-type="float" office:value="189.000009896" calcext:value-type="float">
            <text:p>189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1.2354409207" calcext:value-type="float">
            <text:p>61.2354409207</text:p>
          </table:table-cell>
          <table:table-cell/>
          <table:table-cell office:value-type="float" office:value="94.852086823078" calcext:value-type="float">
            <text:p>94.8520868231</text:p>
          </table:table-cell>
          <table:table-cell/>
          <table:table-cell office:value-type="float" office:value="131.180404608737" calcext:value-type="float">
            <text:p>131.1804046087</text:p>
          </table:table-cell>
          <table:table-cell/>
          <table:table-cell office:value-type="float" office:value="176.69275744072" calcext:value-type="float">
            <text:p>176.6927574407</text:p>
          </table:table-cell>
          <table:table-cell/>
          <table:table-cell office:value-type="float" office:value="39.773783166168" calcext:value-type="float">
            <text:p>39.7737831662</text:p>
          </table:table-cell>
          <table:table-cell office:value-type="float" office:value="37.195273224441" calcext:value-type="float">
            <text:p>37.1952732244</text:p>
          </table:table-cell>
          <table:table-cell office:value-type="float" office:value="39.001145712571" calcext:value-type="float">
            <text:p>39.0011457126</text:p>
          </table:table-cell>
          <table:table-cell office:value-type="float" office:value="40.902857537894" calcext:value-type="float">
            <text:p>40.9028575379</text:p>
          </table:table-cell>
          <table:table-cell table:formula="of:=AVERAGE([.M64:.P64])" office:value-type="float" office:value="39.2182649102685" calcext:value-type="float">
            <text:p>39.2182649103</text:p>
          </table:table-cell>
        </table:table-row>
        <table:table-row table:style-name="ro1">
          <table:table-cell office:value-type="float" office:value="192.000009896" calcext:value-type="float">
            <text:p>192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0.3908923152" calcext:value-type="float">
            <text:p>60.3908923152</text:p>
          </table:table-cell>
          <table:table-cell/>
          <table:table-cell office:value-type="float" office:value="87.855631073121" calcext:value-type="float">
            <text:p>87.8556310731</text:p>
          </table:table-cell>
          <table:table-cell/>
          <table:table-cell office:value-type="float" office:value="135.75597770887" calcext:value-type="float">
            <text:p>135.7559777089</text:p>
          </table:table-cell>
          <table:table-cell/>
          <table:table-cell office:value-type="float" office:value="177.651070249022" calcext:value-type="float">
            <text:p>177.651070249</text:p>
          </table:table-cell>
          <table:table-cell/>
          <table:table-cell office:value-type="float" office:value="41.702278248576" calcext:value-type="float">
            <text:p>41.7022782486</text:p>
          </table:table-cell>
          <table:table-cell office:value-type="float" office:value="35.131076332535" calcext:value-type="float">
            <text:p>35.1310763325</text:p>
          </table:table-cell>
          <table:table-cell office:value-type="float" office:value="40.081485823909" calcext:value-type="float">
            <text:p>40.0814858239</text:p>
          </table:table-cell>
          <table:table-cell office:value-type="float" office:value="40.023477721911" calcext:value-type="float">
            <text:p>40.0234777219</text:p>
          </table:table-cell>
          <table:table-cell table:formula="of:=AVERAGE([.M65:.P65])" office:value-type="float" office:value="39.2345795317327" calcext:value-type="float">
            <text:p>39.2345795317</text:p>
          </table:table-cell>
        </table:table-row>
        <table:table-row table:style-name="ro1">
          <table:table-cell office:value-type="float" office:value="195.000009896" calcext:value-type="float">
            <text:p>195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8.6163742531" calcext:value-type="float">
            <text:p>58.6163742531</text:p>
          </table:table-cell>
          <table:table-cell/>
          <table:table-cell office:value-type="float" office:value="99.898942257419" calcext:value-type="float">
            <text:p>99.8989422574</text:p>
          </table:table-cell>
          <table:table-cell/>
          <table:table-cell office:value-type="float" office:value="133.076225792917" calcext:value-type="float">
            <text:p>133.0762257929</text:p>
          </table:table-cell>
          <table:table-cell/>
          <table:table-cell office:value-type="float" office:value="187.187505349041" calcext:value-type="float">
            <text:p>187.187505349</text:p>
          </table:table-cell>
          <table:table-cell/>
          <table:table-cell office:value-type="float" office:value="37.768222258934" calcext:value-type="float">
            <text:p>37.7682222589</text:p>
          </table:table-cell>
          <table:table-cell office:value-type="float" office:value="41.032525906062" calcext:value-type="float">
            <text:p>41.0325259061</text:p>
          </table:table-cell>
          <table:table-cell office:value-type="float" office:value="39.619040946667" calcext:value-type="float">
            <text:p>39.6190409467</text:p>
          </table:table-cell>
          <table:table-cell office:value-type="float" office:value="42.967190510054" calcext:value-type="float">
            <text:p>42.9671905101</text:p>
          </table:table-cell>
          <table:table-cell table:formula="of:=AVERAGE([.M66:.P66])" office:value-type="float" office:value="40.3467449054292" calcext:value-type="float">
            <text:p>40.3467449054</text:p>
          </table:table-cell>
        </table:table-row>
        <table:table-row table:style-name="ro1">
          <table:table-cell office:value-type="float" office:value="198.000009896" calcext:value-type="float">
            <text:p>198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0.0996447735" calcext:value-type="float">
            <text:p>60.0996447735</text:p>
          </table:table-cell>
          <table:table-cell/>
          <table:table-cell office:value-type="float" office:value="101.738003841434" calcext:value-type="float">
            <text:p>101.7380038414</text:p>
          </table:table-cell>
          <table:table-cell/>
          <table:table-cell office:value-type="float" office:value="133.832063166728" calcext:value-type="float">
            <text:p>133.8320631667</text:p>
          </table:table-cell>
          <table:table-cell/>
          <table:table-cell office:value-type="float" office:value="182.419006720756" calcext:value-type="float">
            <text:p>182.4190067208</text:p>
          </table:table-cell>
          <table:table-cell/>
          <table:table-cell office:value-type="float" office:value="43.595043813644" calcext:value-type="float">
            <text:p>43.5950438136</text:p>
          </table:table-cell>
          <table:table-cell office:value-type="float" office:value="39.499404246168" calcext:value-type="float">
            <text:p>39.4994042462</text:p>
          </table:table-cell>
          <table:table-cell office:value-type="float" office:value="39.462319466714" calcext:value-type="float">
            <text:p>39.4623194667</text:p>
          </table:table-cell>
          <table:table-cell office:value-type="float" office:value="42.99780128817" calcext:value-type="float">
            <text:p>42.9978012882</text:p>
          </table:table-cell>
          <table:table-cell table:formula="of:=AVERAGE([.M67:.P67])" office:value-type="float" office:value="41.388642203674" calcext:value-type="float">
            <text:p>41.3886422037</text:p>
          </table:table-cell>
        </table:table-row>
        <table:table-row table:style-name="ro1">
          <table:table-cell office:value-type="float" office:value="201.000009896" calcext:value-type="float">
            <text:p>201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2.1929630513" calcext:value-type="float">
            <text:p>62.1929630513</text:p>
          </table:table-cell>
          <table:table-cell/>
          <table:table-cell office:value-type="float" office:value="103.243622306419" calcext:value-type="float">
            <text:p>103.2436223064</text:p>
          </table:table-cell>
          <table:table-cell/>
          <table:table-cell office:value-type="float" office:value="137.379864675334" calcext:value-type="float">
            <text:p>137.3798646753</text:p>
          </table:table-cell>
          <table:table-cell/>
          <table:table-cell office:value-type="float" office:value="177.590180111487" calcext:value-type="float">
            <text:p>177.5901801115</text:p>
          </table:table-cell>
          <table:table-cell/>
          <table:table-cell office:value-type="float" office:value="39.822527932088" calcext:value-type="float">
            <text:p>39.8225279321</text:p>
          </table:table-cell>
          <table:table-cell office:value-type="float" office:value="40.565134668235" calcext:value-type="float">
            <text:p>40.5651346682</text:p>
          </table:table-cell>
          <table:table-cell office:value-type="float" office:value="43.590718858187" calcext:value-type="float">
            <text:p>43.5907188582</text:p>
          </table:table-cell>
          <table:table-cell office:value-type="float" office:value="42.471302753574" calcext:value-type="float">
            <text:p>42.4713027536</text:p>
          </table:table-cell>
          <table:table-cell table:formula="of:=AVERAGE([.M68:.P68])" office:value-type="float" office:value="41.612421053021" calcext:value-type="float">
            <text:p>41.612421053</text:p>
          </table:table-cell>
        </table:table-row>
        <table:table-row table:style-name="ro1">
          <table:table-cell office:value-type="float" office:value="204.000009896" calcext:value-type="float">
            <text:p>204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3.9091980043" calcext:value-type="float">
            <text:p>63.9091980043</text:p>
          </table:table-cell>
          <table:table-cell/>
          <table:table-cell office:value-type="float" office:value="92.997542124293" calcext:value-type="float">
            <text:p>92.9975421243</text:p>
          </table:table-cell>
          <table:table-cell/>
          <table:table-cell office:value-type="float" office:value="135.031653660436" calcext:value-type="float">
            <text:p>135.0316536604</text:p>
          </table:table-cell>
          <table:table-cell/>
          <table:table-cell office:value-type="float" office:value="174.647022411387" calcext:value-type="float">
            <text:p>174.6470224114</text:p>
          </table:table-cell>
          <table:table-cell/>
          <table:table-cell office:value-type="float" office:value="41.166575784424" calcext:value-type="float">
            <text:p>41.1665757844</text:p>
          </table:table-cell>
          <table:table-cell office:value-type="float" office:value="37.743617639627" calcext:value-type="float">
            <text:p>37.7436176396</text:p>
          </table:table-cell>
          <table:table-cell office:value-type="float" office:value="41.355595572609" calcext:value-type="float">
            <text:p>41.3555955726</text:p>
          </table:table-cell>
          <table:table-cell office:value-type="float" office:value="41.286410595503" calcext:value-type="float">
            <text:p>41.2864105955</text:p>
          </table:table-cell>
          <table:table-cell table:formula="of:=AVERAGE([.M69:.P69])" office:value-type="float" office:value="40.3880498980408" calcext:value-type="float">
            <text:p>40.388049898</text:p>
          </table:table-cell>
        </table:table-row>
        <table:table-row table:style-name="ro1">
          <table:table-cell office:value-type="float" office:value="207.000009896" calcext:value-type="float">
            <text:p>207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4.6919987248" calcext:value-type="float">
            <text:p>64.6919987248</text:p>
          </table:table-cell>
          <table:table-cell/>
          <table:table-cell office:value-type="float" office:value="93.608865160379" calcext:value-type="float">
            <text:p>93.6088651604</text:p>
          </table:table-cell>
          <table:table-cell/>
          <table:table-cell office:value-type="float" office:value="130.561170858515" calcext:value-type="float">
            <text:p>130.5611708585</text:p>
          </table:table-cell>
          <table:table-cell/>
          <table:table-cell office:value-type="float" office:value="181.607311259838" calcext:value-type="float">
            <text:p>181.6073112598</text:p>
          </table:table-cell>
          <table:table-cell/>
          <table:table-cell office:value-type="float" office:value="40.510300230198" calcext:value-type="float">
            <text:p>40.5103002302</text:p>
          </table:table-cell>
          <table:table-cell office:value-type="float" office:value="36.708214370075" calcext:value-type="float">
            <text:p>36.7082143701</text:p>
          </table:table-cell>
          <table:table-cell office:value-type="float" office:value="42.239872837058" calcext:value-type="float">
            <text:p>42.2398728371</text:p>
          </table:table-cell>
          <table:table-cell office:value-type="float" office:value="40.981920638756" calcext:value-type="float">
            <text:p>40.9819206388</text:p>
          </table:table-cell>
          <table:table-cell table:formula="of:=AVERAGE([.M70:.P70])" office:value-type="float" office:value="40.1100770190218" calcext:value-type="float">
            <text:p>40.110077019</text:p>
          </table:table-cell>
        </table:table-row>
        <table:table-row table:style-name="ro1">
          <table:table-cell office:value-type="float" office:value="210.000009896" calcext:value-type="float">
            <text:p>210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1.1756242373" calcext:value-type="float">
            <text:p>61.1756242373</text:p>
          </table:table-cell>
          <table:table-cell/>
          <table:table-cell office:value-type="float" office:value="96.460052588007" calcext:value-type="float">
            <text:p>96.460052588</text:p>
          </table:table-cell>
          <table:table-cell/>
          <table:table-cell office:value-type="float" office:value="138.465241900333" calcext:value-type="float">
            <text:p>138.4652419003</text:p>
          </table:table-cell>
          <table:table-cell/>
          <table:table-cell office:value-type="float" office:value="182.496997526343" calcext:value-type="float">
            <text:p>182.4969975263</text:p>
          </table:table-cell>
          <table:table-cell/>
          <table:table-cell office:value-type="float" office:value="43.219745463657" calcext:value-type="float">
            <text:p>43.2197454637</text:p>
          </table:table-cell>
          <table:table-cell office:value-type="float" office:value="37.80254536357" calcext:value-type="float">
            <text:p>37.8025453636</text:p>
          </table:table-cell>
          <table:table-cell office:value-type="float" office:value="40.897631269091" calcext:value-type="float">
            <text:p>40.8976312691</text:p>
          </table:table-cell>
          <table:table-cell office:value-type="float" office:value="39.370200811334" calcext:value-type="float">
            <text:p>39.3702008113</text:p>
          </table:table-cell>
          <table:table-cell table:formula="of:=AVERAGE([.M71:.P71])" office:value-type="float" office:value="40.322530726913" calcext:value-type="float">
            <text:p>40.3225307269</text:p>
          </table:table-cell>
        </table:table-row>
        <table:table-row table:style-name="ro1">
          <table:table-cell office:value-type="float" office:value="213.000009896" calcext:value-type="float">
            <text:p>213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0.1569434352" calcext:value-type="float">
            <text:p>60.1569434352</text:p>
          </table:table-cell>
          <table:table-cell/>
          <table:table-cell office:value-type="float" office:value="104.875024133377" calcext:value-type="float">
            <text:p>104.8750241334</text:p>
          </table:table-cell>
          <table:table-cell/>
          <table:table-cell office:value-type="float" office:value="130.327836691751" calcext:value-type="float">
            <text:p>130.3278366918</text:p>
          </table:table-cell>
          <table:table-cell/>
          <table:table-cell office:value-type="float" office:value="176.132283693297" calcext:value-type="float">
            <text:p>176.1322836933</text:p>
          </table:table-cell>
          <table:table-cell/>
          <table:table-cell office:value-type="float" office:value="41.065898691751" calcext:value-type="float">
            <text:p>41.0658986918</text:p>
          </table:table-cell>
          <table:table-cell office:value-type="float" office:value="40.786190905118" calcext:value-type="float">
            <text:p>40.7861909051</text:p>
          </table:table-cell>
          <table:table-cell office:value-type="float" office:value="41.103830446146" calcext:value-type="float">
            <text:p>41.1038304461</text:p>
          </table:table-cell>
          <table:table-cell office:value-type="float" office:value="41.897890059742" calcext:value-type="float">
            <text:p>41.8978900597</text:p>
          </table:table-cell>
          <table:table-cell table:formula="of:=AVERAGE([.M72:.P72])" office:value-type="float" office:value="41.2134525256893" calcext:value-type="float">
            <text:p>41.2134525257</text:p>
          </table:table-cell>
        </table:table-row>
        <table:table-row table:style-name="ro1">
          <table:table-cell office:value-type="float" office:value="216.000009896" calcext:value-type="float">
            <text:p>216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2.8920807223" calcext:value-type="float">
            <text:p>62.8920807223</text:p>
          </table:table-cell>
          <table:table-cell/>
          <table:table-cell office:value-type="float" office:value="102.998283920643" calcext:value-type="float">
            <text:p>102.9982839206</text:p>
          </table:table-cell>
          <table:table-cell/>
          <table:table-cell office:value-type="float" office:value="136.332130516886" calcext:value-type="float">
            <text:p>136.3321305169</text:p>
          </table:table-cell>
          <table:table-cell/>
          <table:table-cell office:value-type="float" office:value="172.590844106279" calcext:value-type="float">
            <text:p>172.5908441063</text:p>
          </table:table-cell>
          <table:table-cell/>
          <table:table-cell office:value-type="float" office:value="43.762713409629" calcext:value-type="float">
            <text:p>43.7627134096</text:p>
          </table:table-cell>
          <table:table-cell office:value-type="float" office:value="43.748250136552" calcext:value-type="float">
            <text:p>43.7482501366</text:p>
          </table:table-cell>
          <table:table-cell office:value-type="float" office:value="39.211017367424" calcext:value-type="float">
            <text:p>39.2110173674</text:p>
          </table:table-cell>
          <table:table-cell office:value-type="float" office:value="42.059999885963" calcext:value-type="float">
            <text:p>42.059999886</text:p>
          </table:table-cell>
          <table:table-cell table:formula="of:=AVERAGE([.M73:.P73])" office:value-type="float" office:value="42.195495199892" calcext:value-type="float">
            <text:p>42.1954951999</text:p>
          </table:table-cell>
        </table:table-row>
        <table:table-row table:style-name="ro1">
          <table:table-cell office:value-type="float" office:value="219.000009896" calcext:value-type="float">
            <text:p>219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1.2987948001" calcext:value-type="float">
            <text:p>61.2987948001</text:p>
          </table:table-cell>
          <table:table-cell/>
          <table:table-cell office:value-type="float" office:value="103.989815885344" calcext:value-type="float">
            <text:p>103.9898158853</text:p>
          </table:table-cell>
          <table:table-cell/>
          <table:table-cell office:value-type="float" office:value="126.7263734787" calcext:value-type="float">
            <text:p>126.7263734787</text:p>
          </table:table-cell>
          <table:table-cell/>
          <table:table-cell office:value-type="float" office:value="178.800892250927" calcext:value-type="float">
            <text:p>178.8008922509</text:p>
          </table:table-cell>
          <table:table-cell/>
          <table:table-cell office:value-type="float" office:value="40.215193388493" calcext:value-type="float">
            <text:p>40.2151933885</text:p>
          </table:table-cell>
          <table:table-cell office:value-type="float" office:value="42.345145845293" calcext:value-type="float">
            <text:p>42.3451458453</text:p>
          </table:table-cell>
          <table:table-cell office:value-type="float" office:value="39.132018156202" calcext:value-type="float">
            <text:p>39.1320181562</text:p>
          </table:table-cell>
          <table:table-cell office:value-type="float" office:value="41.004265127377" calcext:value-type="float">
            <text:p>41.0042651274</text:p>
          </table:table-cell>
          <table:table-cell table:formula="of:=AVERAGE([.M74:.P74])" office:value-type="float" office:value="40.6741556293412" calcext:value-type="float">
            <text:p>40.6741556293</text:p>
          </table:table-cell>
        </table:table-row>
        <table:table-row table:style-name="ro1">
          <table:table-cell office:value-type="float" office:value="222.000009896" calcext:value-type="float">
            <text:p>222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9.0249345522" calcext:value-type="float">
            <text:p>59.0249345522</text:p>
          </table:table-cell>
          <table:table-cell/>
          <table:table-cell office:value-type="float" office:value="94.123058605914" calcext:value-type="float">
            <text:p>94.1230586059</text:p>
          </table:table-cell>
          <table:table-cell/>
          <table:table-cell office:value-type="float" office:value="132.508106308588" calcext:value-type="float">
            <text:p>132.5081063086</text:p>
          </table:table-cell>
          <table:table-cell/>
          <table:table-cell office:value-type="float" office:value="187.121732809707" calcext:value-type="float">
            <text:p>187.1217328097</text:p>
          </table:table-cell>
          <table:table-cell/>
          <table:table-cell office:value-type="float" office:value="37.139380087772" calcext:value-type="float">
            <text:p>37.1393800878</text:p>
          </table:table-cell>
          <table:table-cell office:value-type="float" office:value="41.593569791602" calcext:value-type="float">
            <text:p>41.5935697916</text:p>
          </table:table-cell>
          <table:table-cell office:value-type="float" office:value="40.79924888934" calcext:value-type="float">
            <text:p>40.7992488893</text:p>
          </table:table-cell>
          <table:table-cell office:value-type="float" office:value="41.044605426072" calcext:value-type="float">
            <text:p>41.0446054261</text:p>
          </table:table-cell>
          <table:table-cell table:formula="of:=AVERAGE([.M75:.P75])" office:value-type="float" office:value="40.1442010486965" calcext:value-type="float">
            <text:p>40.1442010487</text:p>
          </table:table-cell>
        </table:table-row>
        <table:table-row table:style-name="ro1">
          <table:table-cell office:value-type="float" office:value="225.000009896" calcext:value-type="float">
            <text:p>225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8.2314181799" calcext:value-type="float">
            <text:p>58.2314181799</text:p>
          </table:table-cell>
          <table:table-cell/>
          <table:table-cell office:value-type="float" office:value="100.248602970895" calcext:value-type="float">
            <text:p>100.2486029709</text:p>
          </table:table-cell>
          <table:table-cell/>
          <table:table-cell office:value-type="float" office:value="131.371919556861" calcext:value-type="float">
            <text:p>131.3719195569</text:p>
          </table:table-cell>
          <table:table-cell/>
          <table:table-cell office:value-type="float" office:value="180.128759044585" calcext:value-type="float">
            <text:p>180.1287590446</text:p>
          </table:table-cell>
          <table:table-cell/>
          <table:table-cell office:value-type="float" office:value="39.016607018367" calcext:value-type="float">
            <text:p>39.0166070184</text:p>
          </table:table-cell>
          <table:table-cell office:value-type="float" office:value="41.697329785328" calcext:value-type="float">
            <text:p>41.6973297853</text:p>
          </table:table-cell>
          <table:table-cell office:value-type="float" office:value="37.931250028665" calcext:value-type="float">
            <text:p>37.9312500287</text:p>
          </table:table-cell>
          <table:table-cell office:value-type="float" office:value="40.191202058901" calcext:value-type="float">
            <text:p>40.1912020589</text:p>
          </table:table-cell>
          <table:table-cell table:formula="of:=AVERAGE([.M76:.P76])" office:value-type="float" office:value="39.7090972228152" calcext:value-type="float">
            <text:p>39.7090972228</text:p>
          </table:table-cell>
        </table:table-row>
        <table:table-row table:style-name="ro1">
          <table:table-cell office:value-type="float" office:value="228.000009896" calcext:value-type="float">
            <text:p>228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5.0784119557" calcext:value-type="float">
            <text:p>65.0784119557</text:p>
          </table:table-cell>
          <table:table-cell/>
          <table:table-cell office:value-type="float" office:value="105.418435710131" calcext:value-type="float">
            <text:p>105.4184357101</text:p>
          </table:table-cell>
          <table:table-cell/>
          <table:table-cell office:value-type="float" office:value="137.389592383275" calcext:value-type="float">
            <text:p>137.3895923833</text:p>
          </table:table-cell>
          <table:table-cell/>
          <table:table-cell office:value-type="float" office:value="180.738455827405" calcext:value-type="float">
            <text:p>180.7384558274</text:p>
          </table:table-cell>
          <table:table-cell/>
          <table:table-cell office:value-type="float" office:value="39.815742343016" calcext:value-type="float">
            <text:p>39.815742343</text:p>
          </table:table-cell>
          <table:table-cell office:value-type="float" office:value="40.414257269703" calcext:value-type="float">
            <text:p>40.4142572697</text:p>
          </table:table-cell>
          <table:table-cell office:value-type="float" office:value="39.788092892905" calcext:value-type="float">
            <text:p>39.7880928929</text:p>
          </table:table-cell>
          <table:table-cell office:value-type="float" office:value="39.113223484629" calcext:value-type="float">
            <text:p>39.1132234846</text:p>
          </table:table-cell>
          <table:table-cell table:formula="of:=AVERAGE([.M77:.P77])" office:value-type="float" office:value="39.7828289975632" calcext:value-type="float">
            <text:p>39.7828289976</text:p>
          </table:table-cell>
        </table:table-row>
        <table:table-row table:style-name="ro1">
          <table:table-cell office:value-type="float" office:value="231.000009896" calcext:value-type="float">
            <text:p>231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4.4317307129" calcext:value-type="float">
            <text:p>54.4317307129</text:p>
          </table:table-cell>
          <table:table-cell/>
          <table:table-cell office:value-type="float" office:value="106.539002136782" calcext:value-type="float">
            <text:p>106.5390021368</text:p>
          </table:table-cell>
          <table:table-cell/>
          <table:table-cell office:value-type="float" office:value="142.733605429193" calcext:value-type="float">
            <text:p>142.7336054292</text:p>
          </table:table-cell>
          <table:table-cell/>
          <table:table-cell office:value-type="float" office:value="182.939524032076" calcext:value-type="float">
            <text:p>182.9395240321</text:p>
          </table:table-cell>
          <table:table-cell/>
          <table:table-cell office:value-type="float" office:value="41.675707125897" calcext:value-type="float">
            <text:p>41.6757071259</text:p>
          </table:table-cell>
          <table:table-cell office:value-type="float" office:value="43.428521499504" calcext:value-type="float">
            <text:p>43.4285214995</text:p>
          </table:table-cell>
          <table:table-cell office:value-type="float" office:value="39.260729384111" calcext:value-type="float">
            <text:p>39.2607293841</text:p>
          </table:table-cell>
          <table:table-cell office:value-type="float" office:value="39.548435717757" calcext:value-type="float">
            <text:p>39.5484357178</text:p>
          </table:table-cell>
          <table:table-cell table:formula="of:=AVERAGE([.M78:.P78])" office:value-type="float" office:value="40.9783484318173" calcext:value-type="float">
            <text:p>40.9783484318</text:p>
          </table:table-cell>
        </table:table-row>
        <table:table-row table:style-name="ro1">
          <table:table-cell office:value-type="float" office:value="234.000009896" calcext:value-type="float">
            <text:p>234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3.1377807778" calcext:value-type="float">
            <text:p>63.1377807778</text:p>
          </table:table-cell>
          <table:table-cell/>
          <table:table-cell office:value-type="float" office:value="99.334577153479" calcext:value-type="float">
            <text:p>99.3345771535</text:p>
          </table:table-cell>
          <table:table-cell/>
          <table:table-cell office:value-type="float" office:value="134.552557624589" calcext:value-type="float">
            <text:p>134.5525576246</text:p>
          </table:table-cell>
          <table:table-cell/>
          <table:table-cell office:value-type="float" office:value="184.090583315101" calcext:value-type="float">
            <text:p>184.0905833151</text:p>
          </table:table-cell>
          <table:table-cell/>
          <table:table-cell office:value-type="float" office:value="43.407925401739" calcext:value-type="float">
            <text:p>43.4079254017</text:p>
          </table:table-cell>
          <table:table-cell office:value-type="float" office:value="42.779008237255" calcext:value-type="float">
            <text:p>42.7790082373</text:p>
          </table:table-cell>
          <table:table-cell office:value-type="float" office:value="42.37566736453" calcext:value-type="float">
            <text:p>42.3756673645</text:p>
          </table:table-cell>
          <table:table-cell office:value-type="float" office:value="42.573538263693" calcext:value-type="float">
            <text:p>42.5735382637</text:p>
          </table:table-cell>
          <table:table-cell table:formula="of:=AVERAGE([.M79:.P79])" office:value-type="float" office:value="42.7840348168043" calcext:value-type="float">
            <text:p>42.7840348168</text:p>
          </table:table-cell>
        </table:table-row>
        <table:table-row table:style-name="ro1">
          <table:table-cell office:value-type="float" office:value="237.000009896" calcext:value-type="float">
            <text:p>237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1.9905476198" calcext:value-type="float">
            <text:p>61.9905476198</text:p>
          </table:table-cell>
          <table:table-cell/>
          <table:table-cell office:value-type="float" office:value="102.154931713716" calcext:value-type="float">
            <text:p>102.1549317137</text:p>
          </table:table-cell>
          <table:table-cell/>
          <table:table-cell office:value-type="float" office:value="140.08818388419" calcext:value-type="float">
            <text:p>140.0881838842</text:p>
          </table:table-cell>
          <table:table-cell/>
          <table:table-cell office:value-type="float" office:value="182.931169972529" calcext:value-type="float">
            <text:p>182.9311699725</text:p>
          </table:table-cell>
          <table:table-cell/>
          <table:table-cell office:value-type="float" office:value="40.049112887043" calcext:value-type="float">
            <text:p>40.049112887</text:p>
          </table:table-cell>
          <table:table-cell office:value-type="float" office:value="37.827661663738" calcext:value-type="float">
            <text:p>37.8276616637</text:p>
          </table:table-cell>
          <table:table-cell office:value-type="float" office:value="41.581631752826" calcext:value-type="float">
            <text:p>41.5816317528</text:p>
          </table:table-cell>
          <table:table-cell office:value-type="float" office:value="40.831153358853" calcext:value-type="float">
            <text:p>40.8311533589</text:p>
          </table:table-cell>
          <table:table-cell table:formula="of:=AVERAGE([.M80:.P80])" office:value-type="float" office:value="40.072389915615" calcext:value-type="float">
            <text:p>40.0723899156</text:p>
          </table:table-cell>
        </table:table-row>
        <table:table-row table:style-name="ro1">
          <table:table-cell office:value-type="float" office:value="240.000009896" calcext:value-type="float">
            <text:p>240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6.5336519124" calcext:value-type="float">
            <text:p>56.5336519124</text:p>
          </table:table-cell>
          <table:table-cell/>
          <table:table-cell office:value-type="float" office:value="102.456662415587" calcext:value-type="float">
            <text:p>102.4566624156</text:p>
          </table:table-cell>
          <table:table-cell/>
          <table:table-cell office:value-type="float" office:value="140.136334622534" calcext:value-type="float">
            <text:p>140.1363346225</text:p>
          </table:table-cell>
          <table:table-cell/>
          <table:table-cell office:value-type="float" office:value="182.629272349728" calcext:value-type="float">
            <text:p>182.6292723497</text:p>
          </table:table-cell>
          <table:table-cell/>
          <table:table-cell office:value-type="float" office:value="39.023726039364" calcext:value-type="float">
            <text:p>39.0237260394</text:p>
          </table:table-cell>
          <table:table-cell office:value-type="float" office:value="40.79059101948" calcext:value-type="float">
            <text:p>40.7905910195</text:p>
          </table:table-cell>
          <table:table-cell office:value-type="float" office:value="40.195345126778" calcext:value-type="float">
            <text:p>40.1953451268</text:p>
          </table:table-cell>
          <table:table-cell office:value-type="float" office:value="39.928056633077" calcext:value-type="float">
            <text:p>39.9280566331</text:p>
          </table:table-cell>
          <table:table-cell table:formula="of:=AVERAGE([.M81:.P81])" office:value-type="float" office:value="39.9844297046747" calcext:value-type="float">
            <text:p>39.9844297047</text:p>
          </table:table-cell>
        </table:table-row>
        <table:table-row table:style-name="ro1">
          <table:table-cell office:value-type="float" office:value="243.000009896" calcext:value-type="float">
            <text:p>243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5.2847539652" calcext:value-type="float">
            <text:p>55.2847539652</text:p>
          </table:table-cell>
          <table:table-cell/>
          <table:table-cell office:value-type="float" office:value="105.639265833378" calcext:value-type="float">
            <text:p>105.6392658334</text:p>
          </table:table-cell>
          <table:table-cell/>
          <table:table-cell office:value-type="float" office:value="128.070058475051" calcext:value-type="float">
            <text:p>128.0700584751</text:p>
          </table:table-cell>
          <table:table-cell/>
          <table:table-cell office:value-type="float" office:value="177.276556367311" calcext:value-type="float">
            <text:p>177.2765563673</text:p>
          </table:table-cell>
          <table:table-cell/>
          <table:table-cell office:value-type="float" office:value="40.588659931353" calcext:value-type="float">
            <text:p>40.5886599314</text:p>
          </table:table-cell>
          <table:table-cell office:value-type="float" office:value="42.924706327406" calcext:value-type="float">
            <text:p>42.9247063274</text:p>
          </table:table-cell>
          <table:table-cell office:value-type="float" office:value="41.410587957057" calcext:value-type="float">
            <text:p>41.4105879571</text:p>
          </table:table-cell>
          <table:table-cell office:value-type="float" office:value="41.355212646422" calcext:value-type="float">
            <text:p>41.3552126464</text:p>
          </table:table-cell>
          <table:table-cell table:formula="of:=AVERAGE([.M82:.P82])" office:value-type="float" office:value="41.5697917155595" calcext:value-type="float">
            <text:p>41.5697917156</text:p>
          </table:table-cell>
        </table:table-row>
        <table:table-row table:style-name="ro1">
          <table:table-cell office:value-type="float" office:value="246.000028016" calcext:value-type="float">
            <text:p>246.0000280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7.2945763909" calcext:value-type="float">
            <text:p>57.2945763909</text:p>
          </table:table-cell>
          <table:table-cell/>
          <table:table-cell office:value-type="float" office:value="105.116226254708" calcext:value-type="float">
            <text:p>105.1162262547</text:p>
          </table:table-cell>
          <table:table-cell/>
          <table:table-cell office:value-type="float" office:value="130.610594933417" calcext:value-type="float">
            <text:p>130.6105949334</text:p>
          </table:table-cell>
          <table:table-cell/>
          <table:table-cell office:value-type="float" office:value="172.378232372994" calcext:value-type="float">
            <text:p>172.378232373</text:p>
          </table:table-cell>
          <table:table-cell/>
          <table:table-cell office:value-type="float" office:value="40.606463927823" calcext:value-type="float">
            <text:p>40.6064639278</text:p>
          </table:table-cell>
          <table:table-cell office:value-type="float" office:value="39.52870354379" calcext:value-type="float">
            <text:p>39.5287035438</text:p>
          </table:table-cell>
          <table:table-cell office:value-type="float" office:value="40.506387897455" calcext:value-type="float">
            <text:p>40.5063878975</text:p>
          </table:table-cell>
          <table:table-cell office:value-type="float" office:value="39.149404760167" calcext:value-type="float">
            <text:p>39.1494047602</text:p>
          </table:table-cell>
          <table:table-cell table:formula="of:=AVERAGE([.M83:.P83])" office:value-type="float" office:value="39.9477400323088" calcext:value-type="float">
            <text:p>39.9477400323</text:p>
          </table:table-cell>
        </table:table-row>
        <table:table-row table:style-name="ro1">
          <table:table-cell office:value-type="float" office:value="249.000009896" calcext:value-type="float">
            <text:p>249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6.5332935501" calcext:value-type="float">
            <text:p>56.5332935501</text:p>
          </table:table-cell>
          <table:table-cell/>
          <table:table-cell office:value-type="float" office:value="98.80540105745" calcext:value-type="float">
            <text:p>98.8054010575</text:p>
          </table:table-cell>
          <table:table-cell/>
          <table:table-cell office:value-type="float" office:value="130.079623088732" calcext:value-type="float">
            <text:p>130.0796230887</text:p>
          </table:table-cell>
          <table:table-cell/>
          <table:table-cell office:value-type="float" office:value="180.621393485768" calcext:value-type="float">
            <text:p>180.6213934858</text:p>
          </table:table-cell>
          <table:table-cell/>
          <table:table-cell office:value-type="float" office:value="42.342191008624" calcext:value-type="float">
            <text:p>42.3421910086</text:p>
          </table:table-cell>
          <table:table-cell office:value-type="float" office:value="39.712270808576" calcext:value-type="float">
            <text:p>39.7122708086</text:p>
          </table:table-cell>
          <table:table-cell office:value-type="float" office:value="41.261297822723" calcext:value-type="float">
            <text:p>41.2612978227</text:p>
          </table:table-cell>
          <table:table-cell office:value-type="float" office:value="41.669753755582" calcext:value-type="float">
            <text:p>41.6697537556</text:p>
          </table:table-cell>
          <table:table-cell table:formula="of:=AVERAGE([.M84:.P84])" office:value-type="float" office:value="41.2463783488763" calcext:value-type="float">
            <text:p>41.2463783489</text:p>
          </table:table-cell>
        </table:table-row>
        <table:table-row table:style-name="ro1">
          <table:table-cell office:value-type="float" office:value="252.000009896" calcext:value-type="float">
            <text:p>252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9.4849574078" calcext:value-type="float">
            <text:p>59.4849574078</text:p>
          </table:table-cell>
          <table:table-cell/>
          <table:table-cell office:value-type="float" office:value="103.704697534267" calcext:value-type="float">
            <text:p>103.7046975343</text:p>
          </table:table-cell>
          <table:table-cell/>
          <table:table-cell office:value-type="float" office:value="139.082822675213" calcext:value-type="float">
            <text:p>139.0828226752</text:p>
          </table:table-cell>
          <table:table-cell/>
          <table:table-cell office:value-type="float" office:value="172.023459276282" calcext:value-type="float">
            <text:p>172.0234592763</text:p>
          </table:table-cell>
          <table:table-cell/>
          <table:table-cell office:value-type="float" office:value="40.342340229911" calcext:value-type="float">
            <text:p>40.3423402299</text:p>
          </table:table-cell>
          <table:table-cell office:value-type="float" office:value="41.994062403931" calcext:value-type="float">
            <text:p>41.9940624039</text:p>
          </table:table-cell>
          <table:table-cell office:value-type="float" office:value="39.734410940838" calcext:value-type="float">
            <text:p>39.7344109408</text:p>
          </table:table-cell>
          <table:table-cell office:value-type="float" office:value="40.140542076336" calcext:value-type="float">
            <text:p>40.1405420763</text:p>
          </table:table-cell>
          <table:table-cell table:formula="of:=AVERAGE([.M85:.P85])" office:value-type="float" office:value="40.552838912754" calcext:value-type="float">
            <text:p>40.5528389128</text:p>
          </table:table-cell>
        </table:table-row>
        <table:table-row table:style-name="ro1">
          <table:table-cell office:value-type="float" office:value="255.000009896" calcext:value-type="float">
            <text:p>255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7.8790256774" calcext:value-type="float">
            <text:p>57.8790256774</text:p>
          </table:table-cell>
          <table:table-cell/>
          <table:table-cell office:value-type="float" office:value="105.745924927231" calcext:value-type="float">
            <text:p>105.7459249272</text:p>
          </table:table-cell>
          <table:table-cell/>
          <table:table-cell office:value-type="float" office:value="127.568034113171" calcext:value-type="float">
            <text:p>127.5680341132</text:p>
          </table:table-cell>
          <table:table-cell/>
          <table:table-cell office:value-type="float" office:value="182.768574355337" calcext:value-type="float">
            <text:p>182.7685743553</text:p>
          </table:table-cell>
          <table:table-cell/>
          <table:table-cell office:value-type="float" office:value="40.522792698393" calcext:value-type="float">
            <text:p>40.5227926984</text:p>
          </table:table-cell>
          <table:table-cell office:value-type="float" office:value="41.858279653606" calcext:value-type="float">
            <text:p>41.8582796536</text:p>
          </table:table-cell>
          <table:table-cell office:value-type="float" office:value="40.941653855334" calcext:value-type="float">
            <text:p>40.9416538553</text:p>
          </table:table-cell>
          <table:table-cell office:value-type="float" office:value="41.28321304028" calcext:value-type="float">
            <text:p>41.2832130403</text:p>
          </table:table-cell>
          <table:table-cell table:formula="of:=AVERAGE([.M86:.P86])" office:value-type="float" office:value="41.1514848119033" calcext:value-type="float">
            <text:p>41.1514848119</text:p>
          </table:table-cell>
        </table:table-row>
        <table:table-row table:style-name="ro1">
          <table:table-cell office:value-type="float" office:value="258.000009896" calcext:value-type="float">
            <text:p>258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2.8765524537" calcext:value-type="float">
            <text:p>62.8765524537</text:p>
          </table:table-cell>
          <table:table-cell/>
          <table:table-cell office:value-type="float" office:value="93.062763023377" calcext:value-type="float">
            <text:p>93.0627630234</text:p>
          </table:table-cell>
          <table:table-cell/>
          <table:table-cell office:value-type="float" office:value="136.044058169185" calcext:value-type="float">
            <text:p>136.0440581692</text:p>
          </table:table-cell>
          <table:table-cell/>
          <table:table-cell office:value-type="float" office:value="179.058189451873" calcext:value-type="float">
            <text:p>179.0581894519</text:p>
          </table:table-cell>
          <table:table-cell/>
          <table:table-cell office:value-type="float" office:value="39.143058005538" calcext:value-type="float">
            <text:p>39.1430580055</text:p>
          </table:table-cell>
          <table:table-cell office:value-type="float" office:value="38.609808528341" calcext:value-type="float">
            <text:p>38.6098085283</text:p>
          </table:table-cell>
          <table:table-cell office:value-type="float" office:value="39.543983041755" calcext:value-type="float">
            <text:p>39.5439830418</text:p>
          </table:table-cell>
          <table:table-cell office:value-type="float" office:value="42.704401819645" calcext:value-type="float">
            <text:p>42.7044018196</text:p>
          </table:table-cell>
          <table:table-cell table:formula="of:=AVERAGE([.M87:.P87])" office:value-type="float" office:value="40.0003128488198" calcext:value-type="float">
            <text:p>40.0003128488</text:p>
          </table:table-cell>
        </table:table-row>
        <table:table-row table:style-name="ro1">
          <table:table-cell office:value-type="float" office:value="261.000009896" calcext:value-type="float">
            <text:p>261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9.6257195061" calcext:value-type="float">
            <text:p>59.6257195061</text:p>
          </table:table-cell>
          <table:table-cell/>
          <table:table-cell office:value-type="float" office:value="96.03998401301" calcext:value-type="float">
            <text:p>96.039984013</text:p>
          </table:table-cell>
          <table:table-cell/>
          <table:table-cell office:value-type="float" office:value="136.759760632291" calcext:value-type="float">
            <text:p>136.7597606323</text:p>
          </table:table-cell>
          <table:table-cell/>
          <table:table-cell office:value-type="float" office:value="185.308373225353" calcext:value-type="float">
            <text:p>185.3083732254</text:p>
          </table:table-cell>
          <table:table-cell/>
          <table:table-cell office:value-type="float" office:value="38.590296080029" calcext:value-type="float">
            <text:p>38.59029608</text:p>
          </table:table-cell>
          <table:table-cell office:value-type="float" office:value="40.086113080911" calcext:value-type="float">
            <text:p>40.0861130809</text:p>
          </table:table-cell>
          <table:table-cell office:value-type="float" office:value="41.538460281793" calcext:value-type="float">
            <text:p>41.5384602818</text:p>
          </table:table-cell>
          <table:table-cell office:value-type="float" office:value="40.2818448325" calcext:value-type="float">
            <text:p>40.2818448325</text:p>
          </table:table-cell>
          <table:table-cell table:formula="of:=AVERAGE([.M88:.P88])" office:value-type="float" office:value="40.1241785688083" calcext:value-type="float">
            <text:p>40.1241785688</text:p>
          </table:table-cell>
        </table:table-row>
        <table:table-row table:style-name="ro1">
          <table:table-cell office:value-type="float" office:value="264.000009896" calcext:value-type="float">
            <text:p>264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9.4103529861" calcext:value-type="float">
            <text:p>59.4103529861</text:p>
          </table:table-cell>
          <table:table-cell/>
          <table:table-cell office:value-type="float" office:value="104.821771115886" calcext:value-type="float">
            <text:p>104.8217711159</text:p>
          </table:table-cell>
          <table:table-cell/>
          <table:table-cell office:value-type="float" office:value="134.157412105292" calcext:value-type="float">
            <text:p>134.1574121053</text:p>
          </table:table-cell>
          <table:table-cell/>
          <table:table-cell office:value-type="float" office:value="182.197486022592" calcext:value-type="float">
            <text:p>182.1974860226</text:p>
          </table:table-cell>
          <table:table-cell/>
          <table:table-cell office:value-type="float" office:value="41.821365573449" calcext:value-type="float">
            <text:p>41.8213655734</text:p>
          </table:table-cell>
          <table:table-cell office:value-type="float" office:value="39.466121565091" calcext:value-type="float">
            <text:p>39.4661215651</text:p>
          </table:table-cell>
          <table:table-cell office:value-type="float" office:value="40.522092100696" calcext:value-type="float">
            <text:p>40.5220921007</text:p>
          </table:table-cell>
          <table:table-cell office:value-type="float" office:value="42.5631305834" calcext:value-type="float">
            <text:p>42.5631305834</text:p>
          </table:table-cell>
          <table:table-cell table:formula="of:=AVERAGE([.M89:.P89])" office:value-type="float" office:value="41.093177455659" calcext:value-type="float">
            <text:p>41.0931774557</text:p>
          </table:table-cell>
        </table:table-row>
        <table:table-row table:style-name="ro1">
          <table:table-cell office:value-type="float" office:value="267.000009896" calcext:value-type="float">
            <text:p>267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7.9981223102" calcext:value-type="float">
            <text:p>57.9981223102</text:p>
          </table:table-cell>
          <table:table-cell/>
          <table:table-cell office:value-type="float" office:value="99.247499011869" calcext:value-type="float">
            <text:p>99.2474990119</text:p>
          </table:table-cell>
          <table:table-cell/>
          <table:table-cell office:value-type="float" office:value="130.878411760886" calcext:value-type="float">
            <text:p>130.8784117609</text:p>
          </table:table-cell>
          <table:table-cell/>
          <table:table-cell office:value-type="float" office:value="186.700329511349" calcext:value-type="float">
            <text:p>186.7003295113</text:p>
          </table:table-cell>
          <table:table-cell/>
          <table:table-cell office:value-type="float" office:value="41.4535295445" calcext:value-type="float">
            <text:p>41.4535295445</text:p>
          </table:table-cell>
          <table:table-cell office:value-type="float" office:value="40.99474033034" calcext:value-type="float">
            <text:p>40.9947403303</text:p>
          </table:table-cell>
          <table:table-cell office:value-type="float" office:value="40.713333689709" calcext:value-type="float">
            <text:p>40.7133336897</text:p>
          </table:table-cell>
          <table:table-cell office:value-type="float" office:value="40.163713146739" calcext:value-type="float">
            <text:p>40.1637131467</text:p>
          </table:table-cell>
          <table:table-cell table:formula="of:=AVERAGE([.M90:.P90])" office:value-type="float" office:value="40.831329177822" calcext:value-type="float">
            <text:p>40.8313291778</text:p>
          </table:table-cell>
        </table:table-row>
        <table:table-row table:style-name="ro1">
          <table:table-cell office:value-type="float" office:value="270.000009896" calcext:value-type="float">
            <text:p>270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7.2285739019" calcext:value-type="float">
            <text:p>57.2285739019</text:p>
          </table:table-cell>
          <table:table-cell/>
          <table:table-cell office:value-type="float" office:value="102.445408958736" calcext:value-type="float">
            <text:p>102.4454089587</text:p>
          </table:table-cell>
          <table:table-cell/>
          <table:table-cell office:value-type="float" office:value="132.798712757288" calcext:value-type="float">
            <text:p>132.7987127573</text:p>
          </table:table-cell>
          <table:table-cell/>
          <table:table-cell office:value-type="float" office:value="181.399947983714" calcext:value-type="float">
            <text:p>181.3999479837</text:p>
          </table:table-cell>
          <table:table-cell/>
          <table:table-cell office:value-type="float" office:value="41.158760969805" calcext:value-type="float">
            <text:p>41.1587609698</text:p>
          </table:table-cell>
          <table:table-cell office:value-type="float" office:value="41.610827079386" calcext:value-type="float">
            <text:p>41.6108270794</text:p>
          </table:table-cell>
          <table:table-cell office:value-type="float" office:value="39.928903542788" calcext:value-type="float">
            <text:p>39.9289035428</text:p>
          </table:table-cell>
          <table:table-cell office:value-type="float" office:value="42.158834935646" calcext:value-type="float">
            <text:p>42.1588349356</text:p>
          </table:table-cell>
          <table:table-cell table:formula="of:=AVERAGE([.M91:.P91])" office:value-type="float" office:value="41.2143316319063" calcext:value-type="float">
            <text:p>41.2143316319</text:p>
          </table:table-cell>
        </table:table-row>
        <table:table-row table:style-name="ro1">
          <table:table-cell office:value-type="float" office:value="273.000009896" calcext:value-type="float">
            <text:p>273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8.5502089832" calcext:value-type="float">
            <text:p>58.5502089832</text:p>
          </table:table-cell>
          <table:table-cell/>
          <table:table-cell office:value-type="float" office:value="97.435329520099" calcext:value-type="float">
            <text:p>97.4353295201</text:p>
          </table:table-cell>
          <table:table-cell/>
          <table:table-cell office:value-type="float" office:value="127.903334356617" calcext:value-type="float">
            <text:p>127.9033343566</text:p>
          </table:table-cell>
          <table:table-cell/>
          <table:table-cell office:value-type="float" office:value="183.262009513185" calcext:value-type="float">
            <text:p>183.2620095132</text:p>
          </table:table-cell>
          <table:table-cell/>
          <table:table-cell office:value-type="float" office:value="40.393105408568" calcext:value-type="float">
            <text:p>40.3931054086</text:p>
          </table:table-cell>
          <table:table-cell office:value-type="float" office:value="40.922166231246" calcext:value-type="float">
            <text:p>40.9221662312</text:p>
          </table:table-cell>
          <table:table-cell office:value-type="float" office:value="40.025230863406" calcext:value-type="float">
            <text:p>40.0252308634</text:p>
          </table:table-cell>
          <table:table-cell office:value-type="float" office:value="41.598599563483" calcext:value-type="float">
            <text:p>41.5985995635</text:p>
          </table:table-cell>
          <table:table-cell table:formula="of:=AVERAGE([.M92:.P92])" office:value-type="float" office:value="40.7347755166758" calcext:value-type="float">
            <text:p>40.7347755167</text:p>
          </table:table-cell>
        </table:table-row>
        <table:table-row table:style-name="ro1">
          <table:table-cell office:value-type="float" office:value="276.000009896" calcext:value-type="float">
            <text:p>276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0.5942807183" calcext:value-type="float">
            <text:p>60.5942807183</text:p>
          </table:table-cell>
          <table:table-cell/>
          <table:table-cell office:value-type="float" office:value="100.947080411822" calcext:value-type="float">
            <text:p>100.9470804118</text:p>
          </table:table-cell>
          <table:table-cell/>
          <table:table-cell office:value-type="float" office:value="123.378195315993" calcext:value-type="float">
            <text:p>123.378195316</text:p>
          </table:table-cell>
          <table:table-cell/>
          <table:table-cell office:value-type="float" office:value="185.459797847356" calcext:value-type="float">
            <text:p>185.4597978474</text:p>
          </table:table-cell>
          <table:table-cell/>
          <table:table-cell office:value-type="float" office:value="39.570004586972" calcext:value-type="float">
            <text:p>39.570004587</text:p>
          </table:table-cell>
          <table:table-cell office:value-type="float" office:value="41.043850533162" calcext:value-type="float">
            <text:p>41.0438505332</text:p>
          </table:table-cell>
          <table:table-cell office:value-type="float" office:value="40.308551705295" calcext:value-type="float">
            <text:p>40.3085517053</text:p>
          </table:table-cell>
          <table:table-cell office:value-type="float" office:value="42.594718260827" calcext:value-type="float">
            <text:p>42.5947182608</text:p>
          </table:table-cell>
          <table:table-cell table:formula="of:=AVERAGE([.M93:.P93])" office:value-type="float" office:value="40.879281271564" calcext:value-type="float">
            <text:p>40.8792812716</text:p>
          </table:table-cell>
        </table:table-row>
        <table:table-row table:style-name="ro1">
          <table:table-cell office:value-type="float" office:value="279.000009896" calcext:value-type="float">
            <text:p>279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0.7862724072" calcext:value-type="float">
            <text:p>60.7862724072</text:p>
          </table:table-cell>
          <table:table-cell/>
          <table:table-cell office:value-type="float" office:value="105.819045470444" calcext:value-type="float">
            <text:p>105.8190454704</text:p>
          </table:table-cell>
          <table:table-cell/>
          <table:table-cell office:value-type="float" office:value="133.773725541694" calcext:value-type="float">
            <text:p>133.7737255417</text:p>
          </table:table-cell>
          <table:table-cell/>
          <table:table-cell office:value-type="float" office:value="184.841379634279" calcext:value-type="float">
            <text:p>184.8413796343</text:p>
          </table:table-cell>
          <table:table-cell/>
          <table:table-cell office:value-type="float" office:value="40.910751783812" calcext:value-type="float">
            <text:p>40.9107517838</text:p>
          </table:table-cell>
          <table:table-cell office:value-type="float" office:value="41.537933762238" calcext:value-type="float">
            <text:p>41.5379337622</text:p>
          </table:table-cell>
          <table:table-cell office:value-type="float" office:value="37.913736064735" calcext:value-type="float">
            <text:p>37.9137360647</text:p>
          </table:table-cell>
          <table:table-cell office:value-type="float" office:value="41.194167784222" calcext:value-type="float">
            <text:p>41.1941677842</text:p>
          </table:table-cell>
          <table:table-cell table:formula="of:=AVERAGE([.M94:.P94])" office:value-type="float" office:value="40.3891473487518" calcext:value-type="float">
            <text:p>40.3891473488</text:p>
          </table:table-cell>
        </table:table-row>
        <table:table-row table:style-name="ro1">
          <table:table-cell office:value-type="float" office:value="282.000009896" calcext:value-type="float">
            <text:p>282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8.4564286609" calcext:value-type="float">
            <text:p>58.4564286609</text:p>
          </table:table-cell>
          <table:table-cell/>
          <table:table-cell office:value-type="float" office:value="106.277609736662" calcext:value-type="float">
            <text:p>106.2776097367</text:p>
          </table:table-cell>
          <table:table-cell/>
          <table:table-cell office:value-type="float" office:value="133.077727499833" calcext:value-type="float">
            <text:p>133.0777274998</text:p>
          </table:table-cell>
          <table:table-cell/>
          <table:table-cell office:value-type="float" office:value="180.307609434582" calcext:value-type="float">
            <text:p>180.3076094346</text:p>
          </table:table-cell>
          <table:table-cell/>
          <table:table-cell office:value-type="float" office:value="39.890051415055" calcext:value-type="float">
            <text:p>39.8900514151</text:p>
          </table:table-cell>
          <table:table-cell office:value-type="float" office:value="40.068513401189" calcext:value-type="float">
            <text:p>40.0685134012</text:p>
          </table:table-cell>
          <table:table-cell office:value-type="float" office:value="41.564452168281" calcext:value-type="float">
            <text:p>41.5644521683</text:p>
          </table:table-cell>
          <table:table-cell office:value-type="float" office:value="38.640268556534" calcext:value-type="float">
            <text:p>38.6402685565</text:p>
          </table:table-cell>
          <table:table-cell table:formula="of:=AVERAGE([.M95:.P95])" office:value-type="float" office:value="40.0408213852648" calcext:value-type="float">
            <text:p>40.0408213853</text:p>
          </table:table-cell>
        </table:table-row>
        <table:table-row table:style-name="ro1">
          <table:table-cell office:value-type="float" office:value="285.000009896" calcext:value-type="float">
            <text:p>285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6.5866208077" calcext:value-type="float">
            <text:p>56.5866208077</text:p>
          </table:table-cell>
          <table:table-cell/>
          <table:table-cell office:value-type="float" office:value="109.862079199054" calcext:value-type="float">
            <text:p>109.8620791991</text:p>
          </table:table-cell>
          <table:table-cell/>
          <table:table-cell office:value-type="float" office:value="141.765932317641" calcext:value-type="float">
            <text:p>141.7659323176</text:p>
          </table:table-cell>
          <table:table-cell/>
          <table:table-cell office:value-type="float" office:value="180.420439388151" calcext:value-type="float">
            <text:p>180.4204393882</text:p>
          </table:table-cell>
          <table:table-cell/>
          <table:table-cell office:value-type="float" office:value="42.888734348767" calcext:value-type="float">
            <text:p>42.8887343488</text:p>
          </table:table-cell>
          <table:table-cell office:value-type="float" office:value="39.984747832165" calcext:value-type="float">
            <text:p>39.9847478322</text:p>
          </table:table-cell>
          <table:table-cell office:value-type="float" office:value="38.994889232542" calcext:value-type="float">
            <text:p>38.9948892325</text:p>
          </table:table-cell>
          <table:table-cell office:value-type="float" office:value="39.803871070847" calcext:value-type="float">
            <text:p>39.8038710708</text:p>
          </table:table-cell>
          <table:table-cell table:formula="of:=AVERAGE([.M96:.P96])" office:value-type="float" office:value="40.4180606210803" calcext:value-type="float">
            <text:p>40.4180606211</text:p>
          </table:table-cell>
        </table:table-row>
        <table:table-row table:style-name="ro1">
          <table:table-cell office:value-type="float" office:value="288.000009896" calcext:value-type="float">
            <text:p>288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6.9364856429" calcext:value-type="float">
            <text:p>56.9364856429</text:p>
          </table:table-cell>
          <table:table-cell/>
          <table:table-cell office:value-type="float" office:value="96.592927627929" calcext:value-type="float">
            <text:p>96.5929276279</text:p>
          </table:table-cell>
          <table:table-cell/>
          <table:table-cell office:value-type="float" office:value="129.246550913758" calcext:value-type="float">
            <text:p>129.2465509138</text:p>
          </table:table-cell>
          <table:table-cell/>
          <table:table-cell office:value-type="float" office:value="183.874764477739" calcext:value-type="float">
            <text:p>183.8747644777</text:p>
          </table:table-cell>
          <table:table-cell/>
          <table:table-cell office:value-type="float" office:value="41.443729956389" calcext:value-type="float">
            <text:p>41.4437299564</text:p>
          </table:table-cell>
          <table:table-cell office:value-type="float" office:value="37.927368754801" calcext:value-type="float">
            <text:p>37.9273687548</text:p>
          </table:table-cell>
          <table:table-cell office:value-type="float" office:value="38.813584011287" calcext:value-type="float">
            <text:p>38.8135840113</text:p>
          </table:table-cell>
          <table:table-cell office:value-type="float" office:value="41.375417430832" calcext:value-type="float">
            <text:p>41.3754174308</text:p>
          </table:table-cell>
          <table:table-cell table:formula="of:=AVERAGE([.M97:.P97])" office:value-type="float" office:value="39.8900250383272" calcext:value-type="float">
            <text:p>39.8900250383</text:p>
          </table:table-cell>
        </table:table-row>
        <table:table-row table:style-name="ro1">
          <table:table-cell office:value-type="float" office:value="291.000009896" calcext:value-type="float">
            <text:p>291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7.1217211932" calcext:value-type="float">
            <text:p>57.1217211932</text:p>
          </table:table-cell>
          <table:table-cell/>
          <table:table-cell office:value-type="float" office:value="101.219964686257" calcext:value-type="float">
            <text:p>101.2199646863</text:p>
          </table:table-cell>
          <table:table-cell/>
          <table:table-cell office:value-type="float" office:value="144.763368401183" calcext:value-type="float">
            <text:p>144.7633684012</text:p>
          </table:table-cell>
          <table:table-cell/>
          <table:table-cell office:value-type="float" office:value="185.728176080324" calcext:value-type="float">
            <text:p>185.7281760803</text:p>
          </table:table-cell>
          <table:table-cell/>
          <table:table-cell office:value-type="float" office:value="42.130870014884" calcext:value-type="float">
            <text:p>42.1308700149</text:p>
          </table:table-cell>
          <table:table-cell office:value-type="float" office:value="43.055981212676" calcext:value-type="float">
            <text:p>43.0559812127</text:p>
          </table:table-cell>
          <table:table-cell office:value-type="float" office:value="43.7763198357" calcext:value-type="float">
            <text:p>43.7763198357</text:p>
          </table:table-cell>
          <table:table-cell office:value-type="float" office:value="40.610366877502" calcext:value-type="float">
            <text:p>40.6103668775</text:p>
          </table:table-cell>
          <table:table-cell table:formula="of:=AVERAGE([.M98:.P98])" office:value-type="float" office:value="42.3933844851905" calcext:value-type="float">
            <text:p>42.3933844852</text:p>
          </table:table-cell>
        </table:table-row>
        <table:table-row table:style-name="ro1">
          <table:table-cell office:value-type="float" office:value="294.000009896" calcext:value-type="float">
            <text:p>294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7.7238850588" calcext:value-type="float">
            <text:p>57.7238850588</text:p>
          </table:table-cell>
          <table:table-cell/>
          <table:table-cell office:value-type="float" office:value="101.513639616868" calcext:value-type="float">
            <text:p>101.5136396169</text:p>
          </table:table-cell>
          <table:table-cell/>
          <table:table-cell office:value-type="float" office:value="125.895025550421" calcext:value-type="float">
            <text:p>125.8950255504</text:p>
          </table:table-cell>
          <table:table-cell/>
          <table:table-cell office:value-type="float" office:value="178.363465264045" calcext:value-type="float">
            <text:p>178.363465264</text:p>
          </table:table-cell>
          <table:table-cell/>
          <table:table-cell office:value-type="float" office:value="41.714248273627" calcext:value-type="float">
            <text:p>41.7142482736</text:p>
          </table:table-cell>
          <table:table-cell office:value-type="float" office:value="41.180435302399" calcext:value-type="float">
            <text:p>41.1804353024</text:p>
          </table:table-cell>
          <table:table-cell office:value-type="float" office:value="42.779008606377" calcext:value-type="float">
            <text:p>42.7790086064</text:p>
          </table:table-cell>
          <table:table-cell office:value-type="float" office:value="41.496322931972" calcext:value-type="float">
            <text:p>41.496322932</text:p>
          </table:table-cell>
          <table:table-cell table:formula="of:=AVERAGE([.M99:.P99])" office:value-type="float" office:value="41.7925037785937" calcext:value-type="float">
            <text:p>41.7925037786</text:p>
          </table:table-cell>
        </table:table-row>
        <table:table-row table:style-name="ro1">
          <table:table-cell office:value-type="float" office:value="297.000009896" calcext:value-type="float">
            <text:p>297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9.7144961264" calcext:value-type="float">
            <text:p>59.7144961264</text:p>
          </table:table-cell>
          <table:table-cell/>
          <table:table-cell office:value-type="float" office:value="102.850539174764" calcext:value-type="float">
            <text:p>102.8505391748</text:p>
          </table:table-cell>
          <table:table-cell/>
          <table:table-cell office:value-type="float" office:value="133.938271899022" calcext:value-type="float">
            <text:p>133.938271899</text:p>
          </table:table-cell>
          <table:table-cell/>
          <table:table-cell office:value-type="float" office:value="178.894454747575" calcext:value-type="float">
            <text:p>178.8944547476</text:p>
          </table:table-cell>
          <table:table-cell/>
          <table:table-cell office:value-type="float" office:value="40.733423774801" calcext:value-type="float">
            <text:p>40.7334237748</text:p>
          </table:table-cell>
          <table:table-cell office:value-type="float" office:value="40.091103934058" calcext:value-type="float">
            <text:p>40.0911039341</text:p>
          </table:table-cell>
          <table:table-cell office:value-type="float" office:value="40.664231674857" calcext:value-type="float">
            <text:p>40.6642316749</text:p>
          </table:table-cell>
          <table:table-cell office:value-type="float" office:value="40.984828525" calcext:value-type="float">
            <text:p>40.984828525</text:p>
          </table:table-cell>
          <table:table-cell table:formula="of:=AVERAGE([.M100:.P100])" office:value-type="float" office:value="40.618396977179" calcext:value-type="float">
            <text:p>40.6183969772</text:p>
          </table:table-cell>
        </table:table-row>
        <table:table-row table:style-name="ro1">
          <table:table-cell office:value-type="float" office:value="300.000009896" calcext:value-type="float">
            <text:p>300.0000098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9.526156232" calcext:value-type="float">
            <text:p>59.526156232</text:p>
          </table:table-cell>
          <table:table-cell/>
          <table:table-cell office:value-type="float" office:value="99.808231775058" calcext:value-type="float">
            <text:p>99.8082317751</text:p>
          </table:table-cell>
          <table:table-cell/>
          <table:table-cell office:value-type="float" office:value="126.198588250574" calcext:value-type="float">
            <text:p>126.1985882506</text:p>
          </table:table-cell>
          <table:table-cell/>
          <table:table-cell office:value-type="float" office:value="184.317521201958" calcext:value-type="float">
            <text:p>184.317521202</text:p>
          </table:table-cell>
          <table:table-cell/>
          <table:table-cell office:value-type="float" office:value="44.435022083627" calcext:value-type="float">
            <text:p>44.4350220836</text:p>
          </table:table-cell>
          <table:table-cell office:value-type="float" office:value="40.614070626058" calcext:value-type="float">
            <text:p>40.6140706261</text:p>
          </table:table-cell>
          <table:table-cell office:value-type="float" office:value="39.466687473973" calcext:value-type="float">
            <text:p>39.466687474</text:p>
          </table:table-cell>
          <table:table-cell office:value-type="float" office:value="40.723580344795" calcext:value-type="float">
            <text:p>40.7235803448</text:p>
          </table:table-cell>
          <table:table-cell table:formula="of:=AVERAGE([.M101:.P101])" office:value-type="float" office:value="41.3098401321133" calcext:value-type="float">
            <text:p>41.30984013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 style:data-style-name="N2" text:time-value="11:02:10.3546232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1T11:06:57.096267315</dc:date>
    <meta:editing-duration>PT33M30S</meta:editing-duration>
    <meta:editing-cycles>5</meta:editing-cycles>
    <meta:generator>LibreOffice/5.1.4.2$Linux_X86_64 LibreOffice_project/10m0$Build-2</meta:generator>
    <meta:document-statistic meta:table-count="1" meta:cell-count="11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16cm" svg:height="8.982cm" xlink:href=".." xlink:type="simple" chart:class="chart:scatter" chart:column-mapping="0 2 3 4 5 6 1" chart:style-name="ch1">
        <chart:title svg:x="7.731cm" svg:y="0.314cm" chart:style-name="ch2">
          <text:p>Overall impact of attack</text:p>
        </chart:title>
        <chart:subtitle svg:x="6.006cm" svg:y="1.284cm" chart:style-name="ch3">
          <text:p>Total energy generation and system's overview</text:p>
        </chart:subtitle>
        <chart:legend chart:legend-position="end" svg:x="14.557cm" svg:y="2.866cm" style:legend-expansion="high" chart:style-name="ch4"/>
        <chart:plot-area chart:style-name="ch5" table:cell-range-address="comparison.A2:comparison.A101 comparison.E1:comparison.E101 comparison.G1:comparison.G101 comparison.I1:comparison.I101 comparison.K1:comparison.K101 comparison.Q1:comparison.Q101 comparison.C1:comparison.C101" chart:data-source-has-labels="row" svg:x="0.406cm" svg:y="2.15cm" svg:width="13.745cm" svg:height="6.653cm">
          <chartooo:coordinate-region svg:x="1.08cm" svg:y="2.363cm" svg:width="12.54cm" svg:height="5.76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comparison.E2:comparison.E101" chart:label-cell-address="comparison.E1:comparison.E1" chart:class="chart:scatter">
            <chart:domain table:cell-range-address="comparison.A2:comparison.A101"/>
            <chart:data-point chart:repeated="100"/>
          </chart:series>
          <chart:series chart:style-name="ch9" chart:values-cell-range-address="comparison.G2:comparison.G101" chart:label-cell-address="comparison.G1:comparison.G1" chart:class="chart:scatter">
            <chart:data-point chart:repeated="100"/>
          </chart:series>
          <chart:series chart:style-name="ch10" chart:values-cell-range-address="comparison.I2:comparison.I101" chart:label-cell-address="comparison.I1:comparison.I1" chart:class="chart:scatter">
            <chart:data-point chart:repeated="100"/>
          </chart:series>
          <chart:series chart:style-name="ch11" chart:values-cell-range-address="comparison.K2:comparison.K101" chart:label-cell-address="comparison.K1:comparison.K1" chart:class="chart:scatter">
            <chart:data-point chart:repeated="100"/>
          </chart:series>
          <chart:series chart:style-name="ch12" chart:values-cell-range-address="comparison.Q2:comparison.Q101" chart:label-cell-address="comparison.Q1:comparison.Q1" chart:class="chart:scatter">
            <chart:data-point chart:repeated="100"/>
          </chart:series>
          <chart:series chart:style-name="ch13" chart:values-cell-range-address="comparison.C2:comparison.C101" chart:label-cell-address="comparison.C1:comparison.C1" chart:class="chart:scatter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al_status_1_RTU_2IED</text:p>
                <draw:g>
                  <svg:desc>comparison.E1:comparison.E1</svg:desc>
                </draw:g>
              </table:table-cell>
              <table:table-cell office:value-type="string">
                <text:p>real_status_2RTUS_2IEDs</text:p>
                <draw:g>
                  <svg:desc>comparison.G1:comparison.G1</svg:desc>
                </draw:g>
              </table:table-cell>
              <table:table-cell office:value-type="string">
                <text:p>real_status_2RTUS_3IEDs</text:p>
                <draw:g>
                  <svg:desc>comparison.I1:comparison.I1</svg:desc>
                </draw:g>
              </table:table-cell>
              <table:table-cell office:value-type="string">
                <text:p>real_status3RTUS_3IEDs</text:p>
                <draw:g>
                  <svg:desc>comparison.K1:comparison.K1</svg:desc>
                </draw:g>
              </table:table-cell>
              <table:table-cell office:value-type="string">
                <text:p>dso_overview</text:p>
                <draw:g>
                  <svg:desc>comparison.Q1:comparison.Q1</svg:desc>
                </draw:g>
              </table:table-cell>
              <table:table-cell office:value-type="string">
                <text:p>threshold</text:p>
                <draw:g>
                  <svg:desc>comparison.C1:comparis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comparison.A2:comparison.A101</svg:desc>
                </draw:g>
              </table:table-cell>
              <table:table-cell office:value-type="float" office:value="35.5954742791">
                <text:p>35.5954742791</text:p>
                <draw:g>
                  <svg:desc>comparison.E2:comparison.E101</svg:desc>
                </draw:g>
              </table:table-cell>
              <table:table-cell office:value-type="float" office:value="41.9442325121006">
                <text:p>41.9442325121006</text:p>
                <draw:g>
                  <svg:desc>comparison.G2:comparison.G101</svg:desc>
                </draw:g>
              </table:table-cell>
              <table:table-cell office:value-type="float" office:value="42.659274715513">
                <text:p>42.659274715513</text:p>
                <draw:g>
                  <svg:desc>comparison.I2:comparison.I101</svg:desc>
                </draw:g>
              </table:table-cell>
              <table:table-cell office:value-type="float" office:value="42.253754252712">
                <text:p>42.253754252712</text:p>
                <draw:g>
                  <svg:desc>comparison.K2:comparison.K101</svg:desc>
                </draw:g>
              </table:table-cell>
              <table:table-cell office:value-type="float" office:value="41.1188246694508">
                <text:p>41.1188246694508</text:p>
                <draw:g>
                  <svg:desc>comparison.Q2:comparison.Q101</svg:desc>
                </draw:g>
              </table:table-cell>
              <table:table-cell office:value-type="float" office:value="100">
                <text:p>100</text:p>
                <draw:g>
                  <svg:desc>comparison.C2:comparison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36.110494728">
                <text:p>36.110494728</text:p>
              </table:table-cell>
              <table:table-cell office:value-type="float" office:value="35.6177086350104">
                <text:p>35.6177086350104</text:p>
              </table:table-cell>
              <table:table-cell office:value-type="float" office:value="39.8773224036172">
                <text:p>39.8773224036172</text:p>
              </table:table-cell>
              <table:table-cell office:value-type="float" office:value="40.5955297522533">
                <text:p>40.5955297522533</text:p>
              </table:table-cell>
              <table:table-cell office:value-type="float" office:value="39.1672894402242">
                <text:p>39.16728944022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42.629025062">
                <text:p>42.629025062</text:p>
              </table:table-cell>
              <table:table-cell office:value-type="float" office:value="44.81264022588">
                <text:p>44.81264022588</text:p>
              </table:table-cell>
              <table:table-cell office:value-type="float" office:value="40.5951334909336">
                <text:p>40.5951334909336</text:p>
              </table:table-cell>
              <table:table-cell office:value-type="float" office:value="41.003404581902">
                <text:p>41.003404581902</text:p>
              </table:table-cell>
              <table:table-cell office:value-type="float" office:value="41.2638484851682">
                <text:p>41.26384848516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38.5318648009">
                <text:p>38.5318648009</text:p>
              </table:table-cell>
              <table:table-cell office:value-type="float" office:value="39.084500300113">
                <text:p>39.084500300113</text:p>
              </table:table-cell>
              <table:table-cell office:value-type="float" office:value="41.852377136891">
                <text:p>41.852377136891</text:p>
              </table:table-cell>
              <table:table-cell office:value-type="float" office:value="39.6556569468199">
                <text:p>39.6556569468199</text:p>
              </table:table-cell>
              <table:table-cell office:value-type="float" office:value="40.6010363543265">
                <text:p>40.60103635432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40.4804878929">
                <text:p>40.4804878929</text:p>
              </table:table-cell>
              <table:table-cell office:value-type="float" office:value="35.736880437375">
                <text:p>35.736880437375</text:p>
              </table:table-cell>
              <table:table-cell office:value-type="float" office:value="40.8810107341604">
                <text:p>40.8810107341604</text:p>
              </table:table-cell>
              <table:table-cell office:value-type="float" office:value="39.7802943573176">
                <text:p>39.7802943573176</text:p>
              </table:table-cell>
              <table:table-cell office:value-type="float" office:value="40.40259910422">
                <text:p>40.402599104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41.8571989229">
                <text:p>41.8571989229</text:p>
              </table:table-cell>
              <table:table-cell office:value-type="float" office:value="38.2989343380091">
                <text:p>38.2989343380091</text:p>
              </table:table-cell>
              <table:table-cell office:value-type="float" office:value="41.562352366507">
                <text:p>41.562352366507</text:p>
              </table:table-cell>
              <table:table-cell office:value-type="float" office:value="40.9439175651654">
                <text:p>40.9439175651654</text:p>
              </table:table-cell>
              <table:table-cell office:value-type="float" office:value="40.9281528720433">
                <text:p>40.92815287204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37.5231387415">
                <text:p>37.5231387415</text:p>
              </table:table-cell>
              <table:table-cell office:value-type="float" office:value="37.422231623327">
                <text:p>37.422231623327</text:p>
              </table:table-cell>
              <table:table-cell office:value-type="float" office:value="34.354980879635">
                <text:p>34.354980879635</text:p>
              </table:table-cell>
              <table:table-cell office:value-type="float" office:value="38.2492019881217">
                <text:p>38.2492019881217</text:p>
              </table:table-cell>
              <table:table-cell office:value-type="float" office:value="37.9411254986525">
                <text:p>37.94112549865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38.1081774451">
                <text:p>38.1081774451</text:p>
              </table:table-cell>
              <table:table-cell office:value-type="float" office:value="36.9025509648371">
                <text:p>36.9025509648371</text:p>
              </table:table-cell>
              <table:table-cell office:value-type="float" office:value="42.603700157678">
                <text:p>42.603700157678</text:p>
              </table:table-cell>
              <table:table-cell office:value-type="float" office:value="40.3896138539938">
                <text:p>40.3896138539938</text:p>
              </table:table-cell>
              <table:table-cell office:value-type="float" office:value="39.8770720296195">
                <text:p>39.87707202961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38.0690071463">
                <text:p>38.0690071463</text:p>
              </table:table-cell>
              <table:table-cell office:value-type="float" office:value="37.0808105630573">
                <text:p>37.0808105630573</text:p>
              </table:table-cell>
              <table:table-cell office:value-type="float" office:value="37.5187872257221">
                <text:p>37.5187872257221</text:p>
              </table:table-cell>
              <table:table-cell office:value-type="float" office:value="37.5687742183864">
                <text:p>37.5687742183864</text:p>
              </table:table-cell>
              <table:table-cell office:value-type="float" office:value="37.8301780249025">
                <text:p>37.83017802490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41.0556170823">
                <text:p>41.0556170823</text:p>
              </table:table-cell>
              <table:table-cell office:value-type="float" office:value="37.3240035813936">
                <text:p>37.3240035813936</text:p>
              </table:table-cell>
              <table:table-cell office:value-type="float" office:value="35.7714890534233">
                <text:p>35.7714890534233</text:p>
              </table:table-cell>
              <table:table-cell office:value-type="float" office:value="34.9380490089566">
                <text:p>34.9380490089566</text:p>
              </table:table-cell>
              <table:table-cell office:value-type="float" office:value="37.1624273346415">
                <text:p>37.16242733464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36.8750585073">
                <text:p>36.8750585073</text:p>
              </table:table-cell>
              <table:table-cell office:value-type="float" office:value="43.527279616139">
                <text:p>43.527279616139</text:p>
              </table:table-cell>
              <table:table-cell office:value-type="float" office:value="41.431967252674">
                <text:p>41.431967252674</text:p>
              </table:table-cell>
              <table:table-cell office:value-type="float" office:value="37.3334546450821">
                <text:p>37.3334546450821</text:p>
              </table:table-cell>
              <table:table-cell office:value-type="float" office:value="40.2410711651523">
                <text:p>40.24107116515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40.0984992355">
                <text:p>40.0984992355</text:p>
              </table:table-cell>
              <table:table-cell office:value-type="float" office:value="41.0649419582289">
                <text:p>41.0649419582289</text:p>
              </table:table-cell>
              <table:table-cell office:value-type="float" office:value="34.3861172618377">
                <text:p>34.3861172618377</text:p>
              </table:table-cell>
              <table:table-cell office:value-type="float" office:value="38.9886337954512">
                <text:p>38.9886337954512</text:p>
              </table:table-cell>
              <table:table-cell office:value-type="float" office:value="37.6651482034332">
                <text:p>37.66514820343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41.3526366412">
                <text:p>41.3526366412</text:p>
              </table:table-cell>
              <table:table-cell office:value-type="float" office:value="42.8622788017297">
                <text:p>42.8622788017297</text:p>
              </table:table-cell>
              <table:table-cell office:value-type="float" office:value="45.189186271615">
                <text:p>45.189186271615</text:p>
              </table:table-cell>
              <table:table-cell office:value-type="float" office:value="39.9702864604526">
                <text:p>39.9702864604526</text:p>
              </table:table-cell>
              <table:table-cell office:value-type="float" office:value="41.3889415419955">
                <text:p>41.38894154199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38.8961571215">
                <text:p>38.8961571215</text:p>
              </table:table-cell>
              <table:table-cell office:value-type="float" office:value="41.0109595988118">
                <text:p>41.0109595988118</text:p>
              </table:table-cell>
              <table:table-cell office:value-type="float" office:value="41.408417224087">
                <text:p>41.408417224087</text:p>
              </table:table-cell>
              <table:table-cell office:value-type="float" office:value="42.730697514163">
                <text:p>42.730697514163</text:p>
              </table:table-cell>
              <table:table-cell office:value-type="float" office:value="40.339265066719">
                <text:p>40.3392650667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42.2390611355">
                <text:p>42.2390611355</text:p>
              </table:table-cell>
              <table:table-cell office:value-type="float" office:value="38.5255876070633">
                <text:p>38.5255876070633</text:p>
              </table:table-cell>
              <table:table-cell office:value-type="float" office:value="38.8196441117434">
                <text:p>38.8196441117434</text:p>
              </table:table-cell>
              <table:table-cell office:value-type="float" office:value="42.389336697755">
                <text:p>42.389336697755</text:p>
              </table:table-cell>
              <table:table-cell office:value-type="float" office:value="39.7310073299327">
                <text:p>39.73100732993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41.2683400242">
                <text:p>41.2683400242</text:p>
              </table:table-cell>
              <table:table-cell office:value-type="float" office:value="38.6623618049289">
                <text:p>38.6623618049289</text:p>
              </table:table-cell>
              <table:table-cell office:value-type="float" office:value="40.770788125043">
                <text:p>40.770788125043</text:p>
              </table:table-cell>
              <table:table-cell office:value-type="float" office:value="40.6527448140063">
                <text:p>40.6527448140063</text:p>
              </table:table-cell>
              <table:table-cell office:value-type="float" office:value="41.010677433292">
                <text:p>41.0106774332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38.8715212061">
                <text:p>38.8715212061</text:p>
              </table:table-cell>
              <table:table-cell office:value-type="float" office:value="38.336961618139">
                <text:p>38.336961618139</text:p>
              </table:table-cell>
              <table:table-cell office:value-type="float" office:value="39.675796214409">
                <text:p>39.675796214409</text:p>
              </table:table-cell>
              <table:table-cell office:value-type="float" office:value="38.1604143597662">
                <text:p>38.1604143597662</text:p>
              </table:table-cell>
              <table:table-cell office:value-type="float" office:value="37.9623684421553">
                <text:p>37.96236844215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41.2356012744">
                <text:p>41.2356012744</text:p>
              </table:table-cell>
              <table:table-cell office:value-type="float" office:value="40.781925922034">
                <text:p>40.781925922034</text:p>
              </table:table-cell>
              <table:table-cell office:value-type="float" office:value="40.1885841446495">
                <text:p>40.1885841446495</text:p>
              </table:table-cell>
              <table:table-cell office:value-type="float" office:value="37.2870376033211">
                <text:p>37.2870376033211</text:p>
              </table:table-cell>
              <table:table-cell office:value-type="float" office:value="38.4658668290727">
                <text:p>38.46586682907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42.6444831603">
                <text:p>42.6444831603</text:p>
              </table:table-cell>
              <table:table-cell office:value-type="float" office:value="41.225421374014">
                <text:p>41.225421374014</text:p>
              </table:table-cell>
              <table:table-cell office:value-type="float" office:value="40.573801865067">
                <text:p>40.573801865067</text:p>
              </table:table-cell>
              <table:table-cell office:value-type="float" office:value="40.808210541161">
                <text:p>40.808210541161</text:p>
              </table:table-cell>
              <table:table-cell office:value-type="float" office:value="39.0565375845412">
                <text:p>39.05653758454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58.9187708073">
                <text:p>58.9187708073</text:p>
              </table:table-cell>
              <table:table-cell office:value-type="float" office:value="94.825691516494">
                <text:p>94.825691516494</text:p>
              </table:table-cell>
              <table:table-cell office:value-type="float" office:value="130.636067715932">
                <text:p>130.636067715932</text:p>
              </table:table-cell>
              <table:table-cell office:value-type="float" office:value="174.091061448767">
                <text:p>174.091061448767</text:p>
              </table:table-cell>
              <table:table-cell office:value-type="float" office:value="39.8427351009637">
                <text:p>39.84273510096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59.0397739897">
                <text:p>59.0397739897</text:p>
              </table:table-cell>
              <table:table-cell office:value-type="float" office:value="101.011642525127">
                <text:p>101.011642525127</text:p>
              </table:table-cell>
              <table:table-cell office:value-type="float" office:value="128.571767792518">
                <text:p>128.571767792518</text:p>
              </table:table-cell>
              <table:table-cell office:value-type="float" office:value="176.775621311521">
                <text:p>176.775621311521</text:p>
              </table:table-cell>
              <table:table-cell office:value-type="float" office:value="40.2297620884187">
                <text:p>40.22976208841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56.6126595374">
                <text:p>56.6126595374</text:p>
              </table:table-cell>
              <table:table-cell office:value-type="float" office:value="100.512367480962">
                <text:p>100.512367480962</text:p>
              </table:table-cell>
              <table:table-cell office:value-type="float" office:value="128.908884806489">
                <text:p>128.908884806489</text:p>
              </table:table-cell>
              <table:table-cell office:value-type="float" office:value="174.256107334055">
                <text:p>174.256107334055</text:p>
              </table:table-cell>
              <table:table-cell office:value-type="float" office:value="41.9015050323623">
                <text:p>41.90150503236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63.2949950836">
                <text:p>63.2949950836</text:p>
              </table:table-cell>
              <table:table-cell office:value-type="float" office:value="102.121634478967">
                <text:p>102.121634478967</text:p>
              </table:table-cell>
              <table:table-cell office:value-type="float" office:value="142.271900731675">
                <text:p>142.271900731675</text:p>
              </table:table-cell>
              <table:table-cell office:value-type="float" office:value="186.840232453842">
                <text:p>186.840232453842</text:p>
              </table:table-cell>
              <table:table-cell office:value-type="float" office:value="40.8905259744437">
                <text:p>40.89052597444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56.2297204113">
                <text:p>56.2297204113</text:p>
              </table:table-cell>
              <table:table-cell office:value-type="float" office:value="99.234912366245">
                <text:p>99.234912366245</text:p>
              </table:table-cell>
              <table:table-cell office:value-type="float" office:value="140.103114745904">
                <text:p>140.103114745904</text:p>
              </table:table-cell>
              <table:table-cell office:value-type="float" office:value="171.762820100724">
                <text:p>171.762820100724</text:p>
              </table:table-cell>
              <table:table-cell office:value-type="float" office:value="40.4430233975412">
                <text:p>40.44302339754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58.5610172642">
                <text:p>58.5610172642</text:p>
              </table:table-cell>
              <table:table-cell office:value-type="float" office:value="97.066429439566">
                <text:p>97.066429439566</text:p>
              </table:table-cell>
              <table:table-cell office:value-type="float" office:value="137.888083918284">
                <text:p>137.888083918284</text:p>
              </table:table-cell>
              <table:table-cell office:value-type="float" office:value="181.207240076551">
                <text:p>181.207240076551</text:p>
              </table:table-cell>
              <table:table-cell office:value-type="float" office:value="39.799834949439">
                <text:p>39.7998349494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63.6699994264">
                <text:p>63.6699994264</text:p>
              </table:table-cell>
              <table:table-cell office:value-type="float" office:value="106.346403870442">
                <text:p>106.346403870442</text:p>
              </table:table-cell>
              <table:table-cell office:value-type="float" office:value="137.844595769011">
                <text:p>137.844595769011</text:p>
              </table:table-cell>
              <table:table-cell office:value-type="float" office:value="176.565501897978">
                <text:p>176.565501897978</text:p>
              </table:table-cell>
              <table:table-cell office:value-type="float" office:value="41.8055142441963">
                <text:p>41.80551424419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58.6262470672">
                <text:p>58.6262470672</text:p>
              </table:table-cell>
              <table:table-cell office:value-type="float" office:value="94.191494667483">
                <text:p>94.191494667483</text:p>
              </table:table-cell>
              <table:table-cell office:value-type="float" office:value="128.102880560341">
                <text:p>128.102880560341</text:p>
              </table:table-cell>
              <table:table-cell office:value-type="float" office:value="179.46059142385">
                <text:p>179.46059142385</text:p>
              </table:table-cell>
              <table:table-cell office:value-type="float" office:value="39.5983383761165">
                <text:p>39.59833837611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61.776800656">
                <text:p>61.776800656</text:p>
              </table:table-cell>
              <table:table-cell office:value-type="float" office:value="103.602542322347">
                <text:p>103.602542322347</text:p>
              </table:table-cell>
              <table:table-cell office:value-type="float" office:value="138.306941536335">
                <text:p>138.306941536335</text:p>
              </table:table-cell>
              <table:table-cell office:value-type="float" office:value="178.015995284578">
                <text:p>178.015995284578</text:p>
              </table:table-cell>
              <table:table-cell office:value-type="float" office:value="41.3179016414443">
                <text:p>41.31790164144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62.9577288524">
                <text:p>62.9577288524</text:p>
              </table:table-cell>
              <table:table-cell office:value-type="float" office:value="106.075803466579">
                <text:p>106.075803466579</text:p>
              </table:table-cell>
              <table:table-cell office:value-type="float" office:value="129.350226463303">
                <text:p>129.350226463303</text:p>
              </table:table-cell>
              <table:table-cell office:value-type="float" office:value="189.080534276803">
                <text:p>189.080534276803</text:p>
              </table:table-cell>
              <table:table-cell office:value-type="float" office:value="40.9348132452883">
                <text:p>40.93481324528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58.9733936439">
                <text:p>58.9733936439</text:p>
              </table:table-cell>
              <table:table-cell office:value-type="float" office:value="100.220119085716">
                <text:p>100.220119085716</text:p>
              </table:table-cell>
              <table:table-cell office:value-type="float" office:value="137.033202154924">
                <text:p>137.033202154924</text:p>
              </table:table-cell>
              <table:table-cell office:value-type="float" office:value="166.58106999402">
                <text:p>166.58106999402</text:p>
              </table:table-cell>
              <table:table-cell office:value-type="float" office:value="38.5625159109685">
                <text:p>38.56251591096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62.5990525203">
                <text:p>62.5990525203</text:p>
              </table:table-cell>
              <table:table-cell office:value-type="float" office:value="104.290930892271">
                <text:p>104.290930892271</text:p>
              </table:table-cell>
              <table:table-cell office:value-type="float" office:value="136.762918287513">
                <text:p>136.762918287513</text:p>
              </table:table-cell>
              <table:table-cell office:value-type="float" office:value="188.673756509383">
                <text:p>188.673756509383</text:p>
              </table:table-cell>
              <table:table-cell office:value-type="float" office:value="41.2886687684293">
                <text:p>41.28866876842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61.4186811568">
                <text:p>61.4186811568</text:p>
              </table:table-cell>
              <table:table-cell office:value-type="float" office:value="106.213090806024">
                <text:p>106.213090806024</text:p>
              </table:table-cell>
              <table:table-cell office:value-type="float" office:value="129.597263296441">
                <text:p>129.597263296441</text:p>
              </table:table-cell>
              <table:table-cell office:value-type="float" office:value="176.167959534438">
                <text:p>176.167959534438</text:p>
              </table:table-cell>
              <table:table-cell office:value-type="float" office:value="40.820911143694">
                <text:p>40.8209111436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59.4677861889">
                <text:p>59.4677861889</text:p>
              </table:table-cell>
              <table:table-cell office:value-type="float" office:value="107.044122168783">
                <text:p>107.044122168783</text:p>
              </table:table-cell>
              <table:table-cell office:value-type="float" office:value="128.348181995149">
                <text:p>128.348181995149</text:p>
              </table:table-cell>
              <table:table-cell office:value-type="float" office:value="177.273074809184">
                <text:p>177.273074809184</text:p>
              </table:table-cell>
              <table:table-cell office:value-type="float" office:value="38.8437004368543">
                <text:p>38.84370043685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56.4934901679">
                <text:p>56.4934901679</text:p>
              </table:table-cell>
              <table:table-cell office:value-type="float" office:value="97.991492947902">
                <text:p>97.991492947902</text:p>
              </table:table-cell>
              <table:table-cell office:value-type="float" office:value="140.814136660793">
                <text:p>140.814136660793</text:p>
              </table:table-cell>
              <table:table-cell office:value-type="float" office:value="185.470366680498">
                <text:p>185.470366680498</text:p>
              </table:table-cell>
              <table:table-cell office:value-type="float" office:value="40.3523966017333">
                <text:p>40.3523966017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61.513650949">
                <text:p>61.513650949</text:p>
              </table:table-cell>
              <table:table-cell office:value-type="float" office:value="100.671842695174">
                <text:p>100.671842695174</text:p>
              </table:table-cell>
              <table:table-cell office:value-type="float" office:value="131.843685620219">
                <text:p>131.843685620219</text:p>
              </table:table-cell>
              <table:table-cell office:value-type="float" office:value="181.444047949798">
                <text:p>181.444047949798</text:p>
              </table:table-cell>
              <table:table-cell office:value-type="float" office:value="39.139460239921">
                <text:p>39.1394602399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63.3598446589">
                <text:p>63.3598446589</text:p>
              </table:table-cell>
              <table:table-cell office:value-type="float" office:value="103.75163754126">
                <text:p>103.75163754126</text:p>
              </table:table-cell>
              <table:table-cell office:value-type="float" office:value="131.620291646263">
                <text:p>131.620291646263</text:p>
              </table:table-cell>
              <table:table-cell office:value-type="float" office:value="186.006518235631">
                <text:p>186.006518235631</text:p>
              </table:table-cell>
              <table:table-cell office:value-type="float" office:value="40.5395387374943">
                <text:p>40.53953873749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58.9304263947">
                <text:p>58.9304263947</text:p>
              </table:table-cell>
              <table:table-cell office:value-type="float" office:value="105.596278503695">
                <text:p>105.596278503695</text:p>
              </table:table-cell>
              <table:table-cell office:value-type="float" office:value="125.844714533357">
                <text:p>125.844714533357</text:p>
              </table:table-cell>
              <table:table-cell office:value-type="float" office:value="183.663223444104">
                <text:p>183.663223444104</text:p>
              </table:table-cell>
              <table:table-cell office:value-type="float" office:value="39.3260108162165">
                <text:p>39.32601081621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63.9092028926">
                <text:p>63.9092028926</text:p>
              </table:table-cell>
              <table:table-cell office:value-type="float" office:value="102.972102289001">
                <text:p>102.972102289001</text:p>
              </table:table-cell>
              <table:table-cell office:value-type="float" office:value="135.729187751858">
                <text:p>135.729187751858</text:p>
              </table:table-cell>
              <table:table-cell office:value-type="float" office:value="181.267775049146">
                <text:p>181.267775049146</text:p>
              </table:table-cell>
              <table:table-cell office:value-type="float" office:value="41.0492713630075">
                <text:p>41.04927136300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56.683764027">
                <text:p>56.683764027</text:p>
              </table:table-cell>
              <table:table-cell office:value-type="float" office:value="103.191254514279">
                <text:p>103.191254514279</text:p>
              </table:table-cell>
              <table:table-cell office:value-type="float" office:value="130.166149888185">
                <text:p>130.166149888185</text:p>
              </table:table-cell>
              <table:table-cell office:value-type="float" office:value="188.041700923024">
                <text:p>188.041700923024</text:p>
              </table:table-cell>
              <table:table-cell office:value-type="float" office:value="40.785875380046">
                <text:p>40.7858753800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59.3936060319">
                <text:p>59.3936060319</text:p>
              </table:table-cell>
              <table:table-cell office:value-type="float" office:value="101.302279398574">
                <text:p>101.302279398574</text:p>
              </table:table-cell>
              <table:table-cell office:value-type="float" office:value="130.207831679923">
                <text:p>130.207831679923</text:p>
              </table:table-cell>
              <table:table-cell office:value-type="float" office:value="178.151270594689">
                <text:p>178.151270594689</text:p>
              </table:table-cell>
              <table:table-cell office:value-type="float" office:value="40.8418668704715">
                <text:p>40.84186687047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56.6717872845">
                <text:p>56.6717872845</text:p>
              </table:table-cell>
              <table:table-cell office:value-type="float" office:value="99.90100585358">
                <text:p>99.90100585358</text:p>
              </table:table-cell>
              <table:table-cell office:value-type="float" office:value="130.389254177938">
                <text:p>130.389254177938</text:p>
              </table:table-cell>
              <table:table-cell office:value-type="float" office:value="186.056697494835">
                <text:p>186.056697494835</text:p>
              </table:table-cell>
              <table:table-cell office:value-type="float" office:value="40.2374754826395">
                <text:p>40.23747548263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59.9230431854">
                <text:p>59.9230431854</text:p>
              </table:table-cell>
              <table:table-cell office:value-type="float" office:value="98.702628402507">
                <text:p>98.702628402507</text:p>
              </table:table-cell>
              <table:table-cell office:value-type="float" office:value="128.831322951281">
                <text:p>128.831322951281</text:p>
              </table:table-cell>
              <table:table-cell office:value-type="float" office:value="181.598777761806">
                <text:p>181.598777761806</text:p>
              </table:table-cell>
              <table:table-cell office:value-type="float" office:value="41.229451842446">
                <text:p>41.2294518424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65.8113564157">
                <text:p>65.8113564157</text:p>
              </table:table-cell>
              <table:table-cell office:value-type="float" office:value="101.948858491832">
                <text:p>101.948858491832</text:p>
              </table:table-cell>
              <table:table-cell office:value-type="float" office:value="137.234164379313">
                <text:p>137.234164379313</text:p>
              </table:table-cell>
              <table:table-cell office:value-type="float" office:value="165.905023924434">
                <text:p>165.905023924434</text:p>
              </table:table-cell>
              <table:table-cell office:value-type="float" office:value="39.9033852139775">
                <text:p>39.90338521397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55.4641725304">
                <text:p>55.4641725304</text:p>
              </table:table-cell>
              <table:table-cell office:value-type="float" office:value="101.651554042073">
                <text:p>101.651554042073</text:p>
              </table:table-cell>
              <table:table-cell office:value-type="float" office:value="132.305767113043">
                <text:p>132.305767113043</text:p>
              </table:table-cell>
              <table:table-cell office:value-type="float" office:value="181.722981087906">
                <text:p>181.722981087906</text:p>
              </table:table-cell>
              <table:table-cell office:value-type="float" office:value="41.2204412370958">
                <text:p>41.22044123709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59.1439563943">
                <text:p>59.1439563943</text:p>
              </table:table-cell>
              <table:table-cell office:value-type="float" office:value="101.502250466554">
                <text:p>101.502250466554</text:p>
              </table:table-cell>
              <table:table-cell office:value-type="float" office:value="131.993500697869">
                <text:p>131.993500697869</text:p>
              </table:table-cell>
              <table:table-cell office:value-type="float" office:value="185.308110185818">
                <text:p>185.308110185818</text:p>
              </table:table-cell>
              <table:table-cell office:value-type="float" office:value="40.934425725832">
                <text:p>40.9344257258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60.2302374649">
                <text:p>60.2302374649</text:p>
              </table:table-cell>
              <table:table-cell office:value-type="float" office:value="105.560890646309">
                <text:p>105.560890646309</text:p>
              </table:table-cell>
              <table:table-cell office:value-type="float" office:value="125.422063357621">
                <text:p>125.422063357621</text:p>
              </table:table-cell>
              <table:table-cell office:value-type="float" office:value="177.403864528884">
                <text:p>177.403864528884</text:p>
              </table:table-cell>
              <table:table-cell office:value-type="float" office:value="42.3496161984783">
                <text:p>42.34961619847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65.5281542614">
                <text:p>65.5281542614</text:p>
              </table:table-cell>
              <table:table-cell office:value-type="float" office:value="102.110729036978">
                <text:p>102.110729036978</text:p>
              </table:table-cell>
              <table:table-cell office:value-type="float" office:value="119.35245289075">
                <text:p>119.35245289075</text:p>
              </table:table-cell>
              <table:table-cell office:value-type="float" office:value="188.231083451455">
                <text:p>188.231083451455</text:p>
              </table:table-cell>
              <table:table-cell office:value-type="float" office:value="39.5712662139765">
                <text:p>39.57126621397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59.3179043647">
                <text:p>59.3179043647</text:p>
              </table:table-cell>
              <table:table-cell office:value-type="float" office:value="99.548618770392">
                <text:p>99.548618770392</text:p>
              </table:table-cell>
              <table:table-cell office:value-type="float" office:value="140.929747080173">
                <text:p>140.929747080173</text:p>
              </table:table-cell>
              <table:table-cell office:value-type="float" office:value="176.853921648887">
                <text:p>176.853921648887</text:p>
              </table:table-cell>
              <table:table-cell office:value-type="float" office:value="39.9608425798413">
                <text:p>39.96084257984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58.4073314218">
                <text:p>58.4073314218</text:p>
              </table:table-cell>
              <table:table-cell office:value-type="float" office:value="103.408184457317">
                <text:p>103.408184457317</text:p>
              </table:table-cell>
              <table:table-cell office:value-type="float" office:value="134.302398033311">
                <text:p>134.302398033311</text:p>
              </table:table-cell>
              <table:table-cell office:value-type="float" office:value="178.650919802999">
                <text:p>178.650919802999</text:p>
              </table:table-cell>
              <table:table-cell office:value-type="float" office:value="41.8696927376725">
                <text:p>41.86969273767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59.9810518544">
                <text:p>59.9810518544</text:p>
              </table:table-cell>
              <table:table-cell office:value-type="float" office:value="105.859357249905">
                <text:p>105.859357249905</text:p>
              </table:table-cell>
              <table:table-cell office:value-type="float" office:value="137.821784149711">
                <text:p>137.821784149711</text:p>
              </table:table-cell>
              <table:table-cell office:value-type="float" office:value="184.676104145198">
                <text:p>184.676104145198</text:p>
              </table:table-cell>
              <table:table-cell office:value-type="float" office:value="39.774086673078">
                <text:p>39.7740866730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57.3205923011">
                <text:p>57.3205923011</text:p>
              </table:table-cell>
              <table:table-cell office:value-type="float" office:value="99.647620178912">
                <text:p>99.647620178912</text:p>
              </table:table-cell>
              <table:table-cell office:value-type="float" office:value="130.689382238868">
                <text:p>130.689382238868</text:p>
              </table:table-cell>
              <table:table-cell office:value-type="float" office:value="179.931577889253">
                <text:p>179.931577889253</text:p>
              </table:table-cell>
              <table:table-cell office:value-type="float" office:value="40.0080336075413">
                <text:p>40.00803360754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61.1963057044">
                <text:p>61.1963057044</text:p>
              </table:table-cell>
              <table:table-cell office:value-type="float" office:value="102.535796113076">
                <text:p>102.535796113076</text:p>
              </table:table-cell>
              <table:table-cell office:value-type="float" office:value="126.355241357398">
                <text:p>126.355241357398</text:p>
              </table:table-cell>
              <table:table-cell office:value-type="float" office:value="174.265498185581">
                <text:p>174.265498185581</text:p>
              </table:table-cell>
              <table:table-cell office:value-type="float" office:value="39.603435635247">
                <text:p>39.6034356352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61.5474613182">
                <text:p>61.5474613182</text:p>
              </table:table-cell>
              <table:table-cell office:value-type="float" office:value="109.691511985083">
                <text:p>109.691511985083</text:p>
              </table:table-cell>
              <table:table-cell office:value-type="float" office:value="134.647611688181">
                <text:p>134.647611688181</text:p>
              </table:table-cell>
              <table:table-cell office:value-type="float" office:value="177.91190400214">
                <text:p>177.91190400214</text:p>
              </table:table-cell>
              <table:table-cell office:value-type="float" office:value="40.3875413209463">
                <text:p>40.38754132094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54.6218993475">
                <text:p>54.6218993475</text:p>
              </table:table-cell>
              <table:table-cell office:value-type="float" office:value="96.554309728032">
                <text:p>96.554309728032</text:p>
              </table:table-cell>
              <table:table-cell office:value-type="float" office:value="134.96672675972">
                <text:p>134.96672675972</text:p>
              </table:table-cell>
              <table:table-cell office:value-type="float" office:value="182.061544551391">
                <text:p>182.061544551391</text:p>
              </table:table-cell>
              <table:table-cell office:value-type="float" office:value="40.12455840196">
                <text:p>40.124558401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55.3301554439">
                <text:p>55.3301554439</text:p>
              </table:table-cell>
              <table:table-cell office:value-type="float" office:value="108.789257780084">
                <text:p>108.789257780084</text:p>
              </table:table-cell>
              <table:table-cell office:value-type="float" office:value="134.221567479162">
                <text:p>134.221567479162</text:p>
              </table:table-cell>
              <table:table-cell office:value-type="float" office:value="184.263130446344">
                <text:p>184.263130446344</text:p>
              </table:table-cell>
              <table:table-cell office:value-type="float" office:value="40.843883817764">
                <text:p>40.8438838177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59.2978677927">
                <text:p>59.2978677927</text:p>
              </table:table-cell>
              <table:table-cell office:value-type="float" office:value="98.380992990158">
                <text:p>98.380992990158</text:p>
              </table:table-cell>
              <table:table-cell office:value-type="float" office:value="130.366482646388">
                <text:p>130.366482646388</text:p>
              </table:table-cell>
              <table:table-cell office:value-type="float" office:value="176.421743476586">
                <text:p>176.421743476586</text:p>
              </table:table-cell>
              <table:table-cell office:value-type="float" office:value="39.8594993947273">
                <text:p>39.85949939472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55.4654982768">
                <text:p>55.4654982768</text:p>
              </table:table-cell>
              <table:table-cell office:value-type="float" office:value="99.440543197525">
                <text:p>99.440543197525</text:p>
              </table:table-cell>
              <table:table-cell office:value-type="float" office:value="137.35084388504">
                <text:p>137.35084388504</text:p>
              </table:table-cell>
              <table:table-cell office:value-type="float" office:value="177.441301626821">
                <text:p>177.441301626821</text:p>
              </table:table-cell>
              <table:table-cell office:value-type="float" office:value="41.1385735454405">
                <text:p>41.13857354544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58.9990020303">
                <text:p>58.9990020303</text:p>
              </table:table-cell>
              <table:table-cell office:value-type="float" office:value="102.359460132576">
                <text:p>102.359460132576</text:p>
              </table:table-cell>
              <table:table-cell office:value-type="float" office:value="136.928427068464">
                <text:p>136.928427068464</text:p>
              </table:table-cell>
              <table:table-cell office:value-type="float" office:value="167.961332247374">
                <text:p>167.961332247374</text:p>
              </table:table-cell>
              <table:table-cell office:value-type="float" office:value="38.8663494088507">
                <text:p>38.86634940885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58.5999622757">
                <text:p>58.5999622757</text:p>
              </table:table-cell>
              <table:table-cell office:value-type="float" office:value="109.74552792587">
                <text:p>109.74552792587</text:p>
              </table:table-cell>
              <table:table-cell office:value-type="float" office:value="124.905280549844">
                <text:p>124.905280549844</text:p>
              </table:table-cell>
              <table:table-cell office:value-type="float" office:value="180.822545184647">
                <text:p>180.822545184647</text:p>
              </table:table-cell>
              <table:table-cell office:value-type="float" office:value="39.9218525731865">
                <text:p>39.92185257318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63.0035915019">
                <text:p>63.0035915019</text:p>
              </table:table-cell>
              <table:table-cell office:value-type="float" office:value="95.805865063864">
                <text:p>95.805865063864</text:p>
              </table:table-cell>
              <table:table-cell office:value-type="float" office:value="141.088961371523">
                <text:p>141.088961371523</text:p>
              </table:table-cell>
              <table:table-cell office:value-type="float" office:value="185.038580435913">
                <text:p>185.038580435913</text:p>
              </table:table-cell>
              <table:table-cell office:value-type="float" office:value="41.3924144698868">
                <text:p>41.39241446988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59.7773976001">
                <text:p>59.7773976001</text:p>
              </table:table-cell>
              <table:table-cell office:value-type="float" office:value="102.963111712402">
                <text:p>102.963111712402</text:p>
              </table:table-cell>
              <table:table-cell office:value-type="float" office:value="127.076458475133">
                <text:p>127.076458475133</text:p>
              </table:table-cell>
              <table:table-cell office:value-type="float" office:value="179.959114736614">
                <text:p>179.959114736614</text:p>
              </table:table-cell>
              <table:table-cell office:value-type="float" office:value="39.9559097044982">
                <text:p>39.95590970449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55.4451400027">
                <text:p>55.4451400027</text:p>
              </table:table-cell>
              <table:table-cell office:value-type="float" office:value="104.973375740107">
                <text:p>104.973375740107</text:p>
              </table:table-cell>
              <table:table-cell office:value-type="float" office:value="134.033060629247">
                <text:p>134.033060629247</text:p>
              </table:table-cell>
              <table:table-cell office:value-type="float" office:value="179.485033138015">
                <text:p>179.485033138015</text:p>
              </table:table-cell>
              <table:table-cell office:value-type="float" office:value="41.2827904694335">
                <text:p>41.2827904694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61.2354409207">
                <text:p>61.2354409207</text:p>
              </table:table-cell>
              <table:table-cell office:value-type="float" office:value="94.852086823078">
                <text:p>94.852086823078</text:p>
              </table:table-cell>
              <table:table-cell office:value-type="float" office:value="131.180404608737">
                <text:p>131.180404608737</text:p>
              </table:table-cell>
              <table:table-cell office:value-type="float" office:value="176.69275744072">
                <text:p>176.69275744072</text:p>
              </table:table-cell>
              <table:table-cell office:value-type="float" office:value="39.2182649102685">
                <text:p>39.21826491026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60.3908923152">
                <text:p>60.3908923152</text:p>
              </table:table-cell>
              <table:table-cell office:value-type="float" office:value="87.855631073121">
                <text:p>87.855631073121</text:p>
              </table:table-cell>
              <table:table-cell office:value-type="float" office:value="135.75597770887">
                <text:p>135.75597770887</text:p>
              </table:table-cell>
              <table:table-cell office:value-type="float" office:value="177.651070249022">
                <text:p>177.651070249022</text:p>
              </table:table-cell>
              <table:table-cell office:value-type="float" office:value="39.2345795317327">
                <text:p>39.23457953173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58.6163742531">
                <text:p>58.6163742531</text:p>
              </table:table-cell>
              <table:table-cell office:value-type="float" office:value="99.898942257419">
                <text:p>99.898942257419</text:p>
              </table:table-cell>
              <table:table-cell office:value-type="float" office:value="133.076225792917">
                <text:p>133.076225792917</text:p>
              </table:table-cell>
              <table:table-cell office:value-type="float" office:value="187.187505349041">
                <text:p>187.187505349041</text:p>
              </table:table-cell>
              <table:table-cell office:value-type="float" office:value="40.3467449054292">
                <text:p>40.34674490542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60.0996447735">
                <text:p>60.0996447735</text:p>
              </table:table-cell>
              <table:table-cell office:value-type="float" office:value="101.738003841434">
                <text:p>101.738003841434</text:p>
              </table:table-cell>
              <table:table-cell office:value-type="float" office:value="133.832063166728">
                <text:p>133.832063166728</text:p>
              </table:table-cell>
              <table:table-cell office:value-type="float" office:value="182.419006720756">
                <text:p>182.419006720756</text:p>
              </table:table-cell>
              <table:table-cell office:value-type="float" office:value="41.388642203674">
                <text:p>41.3886422036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62.1929630513">
                <text:p>62.1929630513</text:p>
              </table:table-cell>
              <table:table-cell office:value-type="float" office:value="103.243622306419">
                <text:p>103.243622306419</text:p>
              </table:table-cell>
              <table:table-cell office:value-type="float" office:value="137.379864675334">
                <text:p>137.379864675334</text:p>
              </table:table-cell>
              <table:table-cell office:value-type="float" office:value="177.590180111487">
                <text:p>177.590180111487</text:p>
              </table:table-cell>
              <table:table-cell office:value-type="float" office:value="41.612421053021">
                <text:p>41.6124210530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63.9091980043">
                <text:p>63.9091980043</text:p>
              </table:table-cell>
              <table:table-cell office:value-type="float" office:value="92.997542124293">
                <text:p>92.997542124293</text:p>
              </table:table-cell>
              <table:table-cell office:value-type="float" office:value="135.031653660436">
                <text:p>135.031653660436</text:p>
              </table:table-cell>
              <table:table-cell office:value-type="float" office:value="174.647022411387">
                <text:p>174.647022411387</text:p>
              </table:table-cell>
              <table:table-cell office:value-type="float" office:value="40.3880498980408">
                <text:p>40.38804989804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64.6919987248">
                <text:p>64.6919987248</text:p>
              </table:table-cell>
              <table:table-cell office:value-type="float" office:value="93.608865160379">
                <text:p>93.608865160379</text:p>
              </table:table-cell>
              <table:table-cell office:value-type="float" office:value="130.561170858515">
                <text:p>130.561170858515</text:p>
              </table:table-cell>
              <table:table-cell office:value-type="float" office:value="181.607311259838">
                <text:p>181.607311259838</text:p>
              </table:table-cell>
              <table:table-cell office:value-type="float" office:value="40.1100770190218">
                <text:p>40.11007701902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61.1756242373">
                <text:p>61.1756242373</text:p>
              </table:table-cell>
              <table:table-cell office:value-type="float" office:value="96.460052588007">
                <text:p>96.460052588007</text:p>
              </table:table-cell>
              <table:table-cell office:value-type="float" office:value="138.465241900333">
                <text:p>138.465241900333</text:p>
              </table:table-cell>
              <table:table-cell office:value-type="float" office:value="182.496997526343">
                <text:p>182.496997526343</text:p>
              </table:table-cell>
              <table:table-cell office:value-type="float" office:value="40.322530726913">
                <text:p>40.3225307269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60.1569434352">
                <text:p>60.1569434352</text:p>
              </table:table-cell>
              <table:table-cell office:value-type="float" office:value="104.875024133377">
                <text:p>104.875024133377</text:p>
              </table:table-cell>
              <table:table-cell office:value-type="float" office:value="130.327836691751">
                <text:p>130.327836691751</text:p>
              </table:table-cell>
              <table:table-cell office:value-type="float" office:value="176.132283693297">
                <text:p>176.132283693297</text:p>
              </table:table-cell>
              <table:table-cell office:value-type="float" office:value="41.2134525256893">
                <text:p>41.21345252568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62.8920807223">
                <text:p>62.8920807223</text:p>
              </table:table-cell>
              <table:table-cell office:value-type="float" office:value="102.998283920643">
                <text:p>102.998283920643</text:p>
              </table:table-cell>
              <table:table-cell office:value-type="float" office:value="136.332130516886">
                <text:p>136.332130516886</text:p>
              </table:table-cell>
              <table:table-cell office:value-type="float" office:value="172.590844106279">
                <text:p>172.590844106279</text:p>
              </table:table-cell>
              <table:table-cell office:value-type="float" office:value="42.195495199892">
                <text:p>42.1954951998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61.2987948001">
                <text:p>61.2987948001</text:p>
              </table:table-cell>
              <table:table-cell office:value-type="float" office:value="103.989815885344">
                <text:p>103.989815885344</text:p>
              </table:table-cell>
              <table:table-cell office:value-type="float" office:value="126.7263734787">
                <text:p>126.7263734787</text:p>
              </table:table-cell>
              <table:table-cell office:value-type="float" office:value="178.800892250927">
                <text:p>178.800892250927</text:p>
              </table:table-cell>
              <table:table-cell office:value-type="float" office:value="40.6741556293412">
                <text:p>40.67415562934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59.0249345522">
                <text:p>59.0249345522</text:p>
              </table:table-cell>
              <table:table-cell office:value-type="float" office:value="94.123058605914">
                <text:p>94.123058605914</text:p>
              </table:table-cell>
              <table:table-cell office:value-type="float" office:value="132.508106308588">
                <text:p>132.508106308588</text:p>
              </table:table-cell>
              <table:table-cell office:value-type="float" office:value="187.121732809707">
                <text:p>187.121732809707</text:p>
              </table:table-cell>
              <table:table-cell office:value-type="float" office:value="40.1442010486965">
                <text:p>40.14420104869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58.2314181799">
                <text:p>58.2314181799</text:p>
              </table:table-cell>
              <table:table-cell office:value-type="float" office:value="100.248602970895">
                <text:p>100.248602970895</text:p>
              </table:table-cell>
              <table:table-cell office:value-type="float" office:value="131.371919556861">
                <text:p>131.371919556861</text:p>
              </table:table-cell>
              <table:table-cell office:value-type="float" office:value="180.128759044585">
                <text:p>180.128759044585</text:p>
              </table:table-cell>
              <table:table-cell office:value-type="float" office:value="39.7090972228152">
                <text:p>39.70909722281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65.0784119557">
                <text:p>65.0784119557</text:p>
              </table:table-cell>
              <table:table-cell office:value-type="float" office:value="105.418435710131">
                <text:p>105.418435710131</text:p>
              </table:table-cell>
              <table:table-cell office:value-type="float" office:value="137.389592383275">
                <text:p>137.389592383275</text:p>
              </table:table-cell>
              <table:table-cell office:value-type="float" office:value="180.738455827405">
                <text:p>180.738455827405</text:p>
              </table:table-cell>
              <table:table-cell office:value-type="float" office:value="39.7828289975632">
                <text:p>39.78282899756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54.4317307129">
                <text:p>54.4317307129</text:p>
              </table:table-cell>
              <table:table-cell office:value-type="float" office:value="106.539002136782">
                <text:p>106.539002136782</text:p>
              </table:table-cell>
              <table:table-cell office:value-type="float" office:value="142.733605429193">
                <text:p>142.733605429193</text:p>
              </table:table-cell>
              <table:table-cell office:value-type="float" office:value="182.939524032076">
                <text:p>182.939524032076</text:p>
              </table:table-cell>
              <table:table-cell office:value-type="float" office:value="40.9783484318173">
                <text:p>40.97834843181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63.1377807778">
                <text:p>63.1377807778</text:p>
              </table:table-cell>
              <table:table-cell office:value-type="float" office:value="99.334577153479">
                <text:p>99.334577153479</text:p>
              </table:table-cell>
              <table:table-cell office:value-type="float" office:value="134.552557624589">
                <text:p>134.552557624589</text:p>
              </table:table-cell>
              <table:table-cell office:value-type="float" office:value="184.090583315101">
                <text:p>184.090583315101</text:p>
              </table:table-cell>
              <table:table-cell office:value-type="float" office:value="42.7840348168043">
                <text:p>42.78403481680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61.9905476198">
                <text:p>61.9905476198</text:p>
              </table:table-cell>
              <table:table-cell office:value-type="float" office:value="102.154931713716">
                <text:p>102.154931713716</text:p>
              </table:table-cell>
              <table:table-cell office:value-type="float" office:value="140.08818388419">
                <text:p>140.08818388419</text:p>
              </table:table-cell>
              <table:table-cell office:value-type="float" office:value="182.931169972529">
                <text:p>182.931169972529</text:p>
              </table:table-cell>
              <table:table-cell office:value-type="float" office:value="40.072389915615">
                <text:p>40.0723899156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56.5336519124">
                <text:p>56.5336519124</text:p>
              </table:table-cell>
              <table:table-cell office:value-type="float" office:value="102.456662415587">
                <text:p>102.456662415587</text:p>
              </table:table-cell>
              <table:table-cell office:value-type="float" office:value="140.136334622534">
                <text:p>140.136334622534</text:p>
              </table:table-cell>
              <table:table-cell office:value-type="float" office:value="182.629272349728">
                <text:p>182.629272349728</text:p>
              </table:table-cell>
              <table:table-cell office:value-type="float" office:value="39.9844297046747">
                <text:p>39.98442970467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55.2847539652">
                <text:p>55.2847539652</text:p>
              </table:table-cell>
              <table:table-cell office:value-type="float" office:value="105.639265833378">
                <text:p>105.639265833378</text:p>
              </table:table-cell>
              <table:table-cell office:value-type="float" office:value="128.070058475051">
                <text:p>128.070058475051</text:p>
              </table:table-cell>
              <table:table-cell office:value-type="float" office:value="177.276556367311">
                <text:p>177.276556367311</text:p>
              </table:table-cell>
              <table:table-cell office:value-type="float" office:value="41.5697917155595">
                <text:p>41.56979171555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57.2945763909">
                <text:p>57.2945763909</text:p>
              </table:table-cell>
              <table:table-cell office:value-type="float" office:value="105.116226254708">
                <text:p>105.116226254708</text:p>
              </table:table-cell>
              <table:table-cell office:value-type="float" office:value="130.610594933417">
                <text:p>130.610594933417</text:p>
              </table:table-cell>
              <table:table-cell office:value-type="float" office:value="172.378232372994">
                <text:p>172.378232372994</text:p>
              </table:table-cell>
              <table:table-cell office:value-type="float" office:value="39.9477400323088">
                <text:p>39.94774003230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56.5332935501">
                <text:p>56.5332935501</text:p>
              </table:table-cell>
              <table:table-cell office:value-type="float" office:value="98.80540105745">
                <text:p>98.80540105745</text:p>
              </table:table-cell>
              <table:table-cell office:value-type="float" office:value="130.079623088732">
                <text:p>130.079623088732</text:p>
              </table:table-cell>
              <table:table-cell office:value-type="float" office:value="180.621393485768">
                <text:p>180.621393485768</text:p>
              </table:table-cell>
              <table:table-cell office:value-type="float" office:value="41.2463783488763">
                <text:p>41.24637834887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59.4849574078">
                <text:p>59.4849574078</text:p>
              </table:table-cell>
              <table:table-cell office:value-type="float" office:value="103.704697534267">
                <text:p>103.704697534267</text:p>
              </table:table-cell>
              <table:table-cell office:value-type="float" office:value="139.082822675213">
                <text:p>139.082822675213</text:p>
              </table:table-cell>
              <table:table-cell office:value-type="float" office:value="172.023459276282">
                <text:p>172.023459276282</text:p>
              </table:table-cell>
              <table:table-cell office:value-type="float" office:value="40.552838912754">
                <text:p>40.5528389127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57.8790256774">
                <text:p>57.8790256774</text:p>
              </table:table-cell>
              <table:table-cell office:value-type="float" office:value="105.745924927231">
                <text:p>105.745924927231</text:p>
              </table:table-cell>
              <table:table-cell office:value-type="float" office:value="127.568034113171">
                <text:p>127.568034113171</text:p>
              </table:table-cell>
              <table:table-cell office:value-type="float" office:value="182.768574355337">
                <text:p>182.768574355337</text:p>
              </table:table-cell>
              <table:table-cell office:value-type="float" office:value="41.1514848119033">
                <text:p>41.15148481190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62.8765524537">
                <text:p>62.8765524537</text:p>
              </table:table-cell>
              <table:table-cell office:value-type="float" office:value="93.062763023377">
                <text:p>93.062763023377</text:p>
              </table:table-cell>
              <table:table-cell office:value-type="float" office:value="136.044058169185">
                <text:p>136.044058169185</text:p>
              </table:table-cell>
              <table:table-cell office:value-type="float" office:value="179.058189451873">
                <text:p>179.058189451873</text:p>
              </table:table-cell>
              <table:table-cell office:value-type="float" office:value="40.0003128488198">
                <text:p>40.00031284881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59.6257195061">
                <text:p>59.6257195061</text:p>
              </table:table-cell>
              <table:table-cell office:value-type="float" office:value="96.03998401301">
                <text:p>96.03998401301</text:p>
              </table:table-cell>
              <table:table-cell office:value-type="float" office:value="136.759760632291">
                <text:p>136.759760632291</text:p>
              </table:table-cell>
              <table:table-cell office:value-type="float" office:value="185.308373225353">
                <text:p>185.308373225353</text:p>
              </table:table-cell>
              <table:table-cell office:value-type="float" office:value="40.1241785688083">
                <text:p>40.12417856880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59.4103529861">
                <text:p>59.4103529861</text:p>
              </table:table-cell>
              <table:table-cell office:value-type="float" office:value="104.821771115886">
                <text:p>104.821771115886</text:p>
              </table:table-cell>
              <table:table-cell office:value-type="float" office:value="134.157412105292">
                <text:p>134.157412105292</text:p>
              </table:table-cell>
              <table:table-cell office:value-type="float" office:value="182.197486022592">
                <text:p>182.197486022592</text:p>
              </table:table-cell>
              <table:table-cell office:value-type="float" office:value="41.093177455659">
                <text:p>41.0931774556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57.9981223102">
                <text:p>57.9981223102</text:p>
              </table:table-cell>
              <table:table-cell office:value-type="float" office:value="99.247499011869">
                <text:p>99.247499011869</text:p>
              </table:table-cell>
              <table:table-cell office:value-type="float" office:value="130.878411760886">
                <text:p>130.878411760886</text:p>
              </table:table-cell>
              <table:table-cell office:value-type="float" office:value="186.700329511349">
                <text:p>186.700329511349</text:p>
              </table:table-cell>
              <table:table-cell office:value-type="float" office:value="40.831329177822">
                <text:p>40.8313291778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57.2285739019">
                <text:p>57.2285739019</text:p>
              </table:table-cell>
              <table:table-cell office:value-type="float" office:value="102.445408958736">
                <text:p>102.445408958736</text:p>
              </table:table-cell>
              <table:table-cell office:value-type="float" office:value="132.798712757288">
                <text:p>132.798712757288</text:p>
              </table:table-cell>
              <table:table-cell office:value-type="float" office:value="181.399947983714">
                <text:p>181.399947983714</text:p>
              </table:table-cell>
              <table:table-cell office:value-type="float" office:value="41.2143316319063">
                <text:p>41.21433163190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58.5502089832">
                <text:p>58.5502089832</text:p>
              </table:table-cell>
              <table:table-cell office:value-type="float" office:value="97.435329520099">
                <text:p>97.435329520099</text:p>
              </table:table-cell>
              <table:table-cell office:value-type="float" office:value="127.903334356617">
                <text:p>127.903334356617</text:p>
              </table:table-cell>
              <table:table-cell office:value-type="float" office:value="183.262009513185">
                <text:p>183.262009513185</text:p>
              </table:table-cell>
              <table:table-cell office:value-type="float" office:value="40.7347755166758">
                <text:p>40.73477551667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60.5942807183">
                <text:p>60.5942807183</text:p>
              </table:table-cell>
              <table:table-cell office:value-type="float" office:value="100.947080411822">
                <text:p>100.947080411822</text:p>
              </table:table-cell>
              <table:table-cell office:value-type="float" office:value="123.378195315993">
                <text:p>123.378195315993</text:p>
              </table:table-cell>
              <table:table-cell office:value-type="float" office:value="185.459797847356">
                <text:p>185.459797847356</text:p>
              </table:table-cell>
              <table:table-cell office:value-type="float" office:value="40.879281271564">
                <text:p>40.8792812715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60.7862724072">
                <text:p>60.7862724072</text:p>
              </table:table-cell>
              <table:table-cell office:value-type="float" office:value="105.819045470444">
                <text:p>105.819045470444</text:p>
              </table:table-cell>
              <table:table-cell office:value-type="float" office:value="133.773725541694">
                <text:p>133.773725541694</text:p>
              </table:table-cell>
              <table:table-cell office:value-type="float" office:value="184.841379634279">
                <text:p>184.841379634279</text:p>
              </table:table-cell>
              <table:table-cell office:value-type="float" office:value="40.3891473487518">
                <text:p>40.38914734875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58.4564286609">
                <text:p>58.4564286609</text:p>
              </table:table-cell>
              <table:table-cell office:value-type="float" office:value="106.277609736662">
                <text:p>106.277609736662</text:p>
              </table:table-cell>
              <table:table-cell office:value-type="float" office:value="133.077727499833">
                <text:p>133.077727499833</text:p>
              </table:table-cell>
              <table:table-cell office:value-type="float" office:value="180.307609434582">
                <text:p>180.307609434582</text:p>
              </table:table-cell>
              <table:table-cell office:value-type="float" office:value="40.0408213852648">
                <text:p>40.04082138526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56.5866208077">
                <text:p>56.5866208077</text:p>
              </table:table-cell>
              <table:table-cell office:value-type="float" office:value="109.862079199054">
                <text:p>109.862079199054</text:p>
              </table:table-cell>
              <table:table-cell office:value-type="float" office:value="141.765932317641">
                <text:p>141.765932317641</text:p>
              </table:table-cell>
              <table:table-cell office:value-type="float" office:value="180.420439388151">
                <text:p>180.420439388151</text:p>
              </table:table-cell>
              <table:table-cell office:value-type="float" office:value="40.4180606210803">
                <text:p>40.41806062108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56.9364856429">
                <text:p>56.9364856429</text:p>
              </table:table-cell>
              <table:table-cell office:value-type="float" office:value="96.592927627929">
                <text:p>96.592927627929</text:p>
              </table:table-cell>
              <table:table-cell office:value-type="float" office:value="129.246550913758">
                <text:p>129.246550913758</text:p>
              </table:table-cell>
              <table:table-cell office:value-type="float" office:value="183.874764477739">
                <text:p>183.874764477739</text:p>
              </table:table-cell>
              <table:table-cell office:value-type="float" office:value="39.8900250383272">
                <text:p>39.89002503832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57.1217211932">
                <text:p>57.1217211932</text:p>
              </table:table-cell>
              <table:table-cell office:value-type="float" office:value="101.219964686257">
                <text:p>101.219964686257</text:p>
              </table:table-cell>
              <table:table-cell office:value-type="float" office:value="144.763368401183">
                <text:p>144.763368401183</text:p>
              </table:table-cell>
              <table:table-cell office:value-type="float" office:value="185.728176080324">
                <text:p>185.728176080324</text:p>
              </table:table-cell>
              <table:table-cell office:value-type="float" office:value="42.3933844851905">
                <text:p>42.39338448519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57.7238850588">
                <text:p>57.7238850588</text:p>
              </table:table-cell>
              <table:table-cell office:value-type="float" office:value="101.513639616868">
                <text:p>101.513639616868</text:p>
              </table:table-cell>
              <table:table-cell office:value-type="float" office:value="125.895025550421">
                <text:p>125.895025550421</text:p>
              </table:table-cell>
              <table:table-cell office:value-type="float" office:value="178.363465264045">
                <text:p>178.363465264045</text:p>
              </table:table-cell>
              <table:table-cell office:value-type="float" office:value="41.7925037785937">
                <text:p>41.79250377859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59.7144961264">
                <text:p>59.7144961264</text:p>
              </table:table-cell>
              <table:table-cell office:value-type="float" office:value="102.850539174764">
                <text:p>102.850539174764</text:p>
              </table:table-cell>
              <table:table-cell office:value-type="float" office:value="133.938271899022">
                <text:p>133.938271899022</text:p>
              </table:table-cell>
              <table:table-cell office:value-type="float" office:value="178.894454747575">
                <text:p>178.894454747575</text:p>
              </table:table-cell>
              <table:table-cell office:value-type="float" office:value="40.618396977179">
                <text:p>40.6183969771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59.526156232">
                <text:p>59.526156232</text:p>
              </table:table-cell>
              <table:table-cell office:value-type="float" office:value="99.808231775058">
                <text:p>99.808231775058</text:p>
              </table:table-cell>
              <table:table-cell office:value-type="float" office:value="126.198588250574">
                <text:p>126.198588250574</text:p>
              </table:table-cell>
              <table:table-cell office:value-type="float" office:value="184.317521201958">
                <text:p>184.317521201958</text:p>
              </table:table-cell>
              <table:table-cell office:value-type="float" office:value="41.3098401321133">
                <text:p>41.3098401321133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